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ZSongS-Extended" svg:font-family="FZSongS-Extended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4mm"/>
    </style:style>
    <style:style style:name="co3" style:family="table-column">
      <style:table-column-properties fo:break-before="auto" style:column-width="26.53mm"/>
    </style:style>
    <style:style style:name="co4" style:family="table-column">
      <style:table-column-properties fo:break-before="auto" style:column-width="25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ffect-maze-robots" table:style-name="ta1">
        <table:shapes>
          <draw:frame draw:z-index="0" draw:style-name="gr1" draw:text-style-name="P1" svg:width="208.84mm" svg:height="117.47mm" svg:x="1.13mm" svg:y="154.8mm">
            <draw:object draw:notify-on-update-of-ranges="'effect-maze-robots'.B3:'effect-maze-robots'.B32 'effect-maze-robots'.C2:'effect-maze-robots'.C2 'effect-maze-robots'.C3:'effect-maze-robots'.C32 'effect-maze-robots'.D2:'effect-maze-robots'.D2 'effect-maze-robots'.D3:'effect-maze-robots'.D32 'effect-maze-robots'.E2:'effect-maze-robots'.E2 'effect-maze-robots'.E3:'effect-maze-robots'.E32 'effect-maze-robots'.F2:'effect-maze-robots'.F2 'effect-maze-robots'.F3:'effect-maze-robots'.F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8.84mm" svg:height="117.47mm" svg:x="211.16mm" svg:y="153.8mm">
            <draw:object draw:notify-on-update-of-ranges="'effect-maze-robots'.B3:'effect-maze-robots'.B32 'effect-maze-robots'.C2:'effect-maze-robots'.C2 'effect-maze-robots'.G3:'effect-maze-robots'.G32 'effect-maze-robots'.D2:'effect-maze-robots'.D2 'effect-maze-robots'.H3:'effect-maze-robots'.H32 'effect-maze-robots'.E2:'effect-maze-robots'.E2 'effect-maze-robots'.I3:'effect-maze-robots'.I32 'effect-maze-robots'.F2:'effect-maze-robots'.F2 'effect-maze-robots'.J3:'effect-maze-robots'.J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208.84mm" svg:height="117.47mm" svg:x="422.31mm" svg:y="155.66mm">
            <draw:object draw:notify-on-update-of-ranges="'effect-maze-robots'.B3:'effect-maze-robots'.B32 'effect-maze-robots'.C2:'effect-maze-robots'.C2 'effect-maze-robots'.K3:'effect-maze-robots'.K32 'effect-maze-robots'.D2:'effect-maze-robots'.D2 'effect-maze-robots'.L3:'effect-maze-robots'.L32 'effect-maze-robots'.E2:'effect-maze-robots'.E2 'effect-maze-robots'.M3:'effect-maze-robots'.M32 'effect-maze-robots'.F2:'effect-maze-robots'.F2 'effect-maze-robots'.N3:'effect-maze-robots'.N3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2"/>
          <table:table-cell office:value-type="string" calcext:value-type="string">
            <text:p>skutecznosć</text:p>
          </table:table-cell>
          <table:table-cell table:number-columns-repeated="3"/>
          <table:table-cell office:value-type="string" calcext:value-type="string">
            <text:p>liczba kroków</text:p>
          </table:table-cell>
          <table:table-cell table:number-columns-repeated="3"/>
          <table:table-cell office:value-type="string" calcext:value-type="string">
            <text:p>czas obliczeń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boty</text:p>
          </table:table-cell>
          <table:table-cell office:value-type="string" calcext:value-type="string">
            <text:p>LRA*</text:p>
          </table:table-cell>
          <table:table-cell office:value-type="string" calcext:value-type="string">
            <text:p>WHCA*1</text:p>
          </table:table-cell>
          <table:table-cell office:value-type="string" calcext:value-type="string">
            <text:p>WHCA*2</text:p>
          </table:table-cell>
          <table:table-cell office:value-type="string" calcext:value-type="string">
            <text:p>WHCA*3</text:p>
          </table:table-cell>
          <table:table-cell office:value-type="string" calcext:value-type="string">
            <text:p>LRA*</text:p>
          </table:table-cell>
          <table:table-cell office:value-type="string" calcext:value-type="string">
            <text:p>WHCA*1</text:p>
          </table:table-cell>
          <table:table-cell office:value-type="string" calcext:value-type="string">
            <text:p>WHCA*2</text:p>
          </table:table-cell>
          <table:table-cell office:value-type="string" calcext:value-type="string">
            <text:p>WHCA*3</text:p>
          </table:table-cell>
          <table:table-cell office:value-type="string" calcext:value-type="string">
            <text:p>LRA*</text:p>
          </table:table-cell>
          <table:table-cell office:value-type="string" calcext:value-type="string">
            <text:p>WHCA*1</text:p>
          </table:table-cell>
          <table:table-cell office:value-type="string" calcext:value-type="string">
            <text:p>WHCA*2</text:p>
          </table:table-cell>
          <table:table-cell office:value-type="string" calcext:value-type="string">
            <text:p>WHCA*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4" office:value-type="float" office:value="17.59" calcext:value-type="float">
            <text:p>17.59</text:p>
          </table:table-cell>
          <table:table-cell office:value-type="float" office:value="0.14" calcext:value-type="float">
            <text:p>0.14</text:p>
          </table:table-cell>
          <table:table-cell office:value-type="float" office:value="3.77" calcext:value-type="float">
            <text:p>3.77</text:p>
          </table:table-cell>
          <table:table-cell office:value-type="float" office:value="3.63" calcext:value-type="float">
            <text:p>3.63</text:p>
          </table:table-cell>
          <table:table-cell office:value-type="float" office:value="3.39" calcext:value-type="float">
            <text:p>3.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23.988372" calcext:value-type="float">
            <text:p>23.988372</text:p>
          </table:table-cell>
          <table:table-cell table:number-columns-repeated="2" office:value-type="float" office:value="21.325" calcext:value-type="float">
            <text:p>21.325</text:p>
          </table:table-cell>
          <table:table-cell office:value-type="float" office:value="24.060606" calcext:value-type="float">
            <text:p>24.060606</text:p>
          </table:table-cell>
          <table:table-cell office:value-type="float" office:value="0.232558" calcext:value-type="float">
            <text:p>0.232558</text:p>
          </table:table-cell>
          <table:table-cell office:value-type="float" office:value="3.5" calcext:value-type="float">
            <text:p>3.5</text:p>
          </table:table-cell>
          <table:table-cell office:value-type="float" office:value="3.575" calcext:value-type="float">
            <text:p>3.575</text:p>
          </table:table-cell>
          <table:table-cell office:value-type="float" office:value="5.262626" calcext:value-type="float">
            <text:p>5.2626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29.738462" calcext:value-type="float">
            <text:p>29.738462</text:p>
          </table:table-cell>
          <table:table-cell office:value-type="float" office:value="23.6875" calcext:value-type="float">
            <text:p>23.6875</text:p>
          </table:table-cell>
          <table:table-cell office:value-type="float" office:value="23.773585" calcext:value-type="float">
            <text:p>23.773585</text:p>
          </table:table-cell>
          <table:table-cell office:value-type="float" office:value="30.298969" calcext:value-type="float">
            <text:p>30.298969</text:p>
          </table:table-cell>
          <table:table-cell office:value-type="float" office:value="0.4" calcext:value-type="float">
            <text:p>0.4</text:p>
          </table:table-cell>
          <table:table-cell office:value-type="float" office:value="4.875" calcext:value-type="float">
            <text:p>4.875</text:p>
          </table:table-cell>
          <table:table-cell office:value-type="float" office:value="4.716981" calcext:value-type="float">
            <text:p>4.716981</text:p>
          </table:table-cell>
          <table:table-cell office:value-type="float" office:value="9.979381" calcext:value-type="float">
            <text:p>9.9793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office:value-type="float" office:value="33.125" calcext:value-type="float">
            <text:p>33.125</text:p>
          </table:table-cell>
          <table:table-cell office:value-type="float" office:value="26.69697" calcext:value-type="float">
            <text:p>26.69697</text:p>
          </table:table-cell>
          <table:table-cell office:value-type="float" office:value="26.75" calcext:value-type="float">
            <text:p>26.75</text:p>
          </table:table-cell>
          <table:table-cell office:value-type="float" office:value="32.989011" calcext:value-type="float">
            <text:p>32.989011</text:p>
          </table:table-cell>
          <table:table-cell office:value-type="float" office:value="0.7" calcext:value-type="float">
            <text:p>0.7</text:p>
          </table:table-cell>
          <table:table-cell office:value-type="float" office:value="8.181818" calcext:value-type="float">
            <text:p>8.181818</text:p>
          </table:table-cell>
          <table:table-cell office:value-type="float" office:value="8.104167" calcext:value-type="float">
            <text:p>8.104167</text:p>
          </table:table-cell>
          <table:table-cell office:value-type="float" office:value="17.494505" calcext:value-type="float">
            <text:p>17.4945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44.208333" calcext:value-type="float">
            <text:p>44.208333</text:p>
          </table:table-cell>
          <table:table-cell office:value-type="float" office:value="27.363636" calcext:value-type="float">
            <text:p>27.363636</text:p>
          </table:table-cell>
          <table:table-cell office:value-type="float" office:value="29.530612" calcext:value-type="float">
            <text:p>29.530612</text:p>
          </table:table-cell>
          <table:table-cell office:value-type="float" office:value="36.909091" calcext:value-type="float">
            <text:p>36.909091</text:p>
          </table:table-cell>
          <table:table-cell office:value-type="float" office:value="1.25" calcext:value-type="float">
            <text:p>1.25</text:p>
          </table:table-cell>
          <table:table-cell office:value-type="float" office:value="9.090909" calcext:value-type="float">
            <text:p>9.090909</text:p>
          </table:table-cell>
          <table:table-cell office:value-type="float" office:value="15.020408" calcext:value-type="float">
            <text:p>15.020408</text:p>
          </table:table-cell>
          <table:table-cell office:value-type="float" office:value="34.590909" calcext:value-type="float">
            <text:p>34.5909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41.842105" calcext:value-type="float">
            <text:p>41.842105</text:p>
          </table:table-cell>
          <table:table-cell office:value-type="float" office:value="27.428571" calcext:value-type="float">
            <text:p>27.428571</text:p>
          </table:table-cell>
          <table:table-cell office:value-type="float" office:value="33.754098" calcext:value-type="float">
            <text:p>33.754098</text:p>
          </table:table-cell>
          <table:table-cell office:value-type="float" office:value="37.588235" calcext:value-type="float">
            <text:p>37.58823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0.196721" calcext:value-type="float">
            <text:p>30.196721</text:p>
          </table:table-cell>
          <table:table-cell office:value-type="float" office:value="41.505882" calcext:value-type="float">
            <text:p>41.5058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54.818182" calcext:value-type="float">
            <text:p>54.818182</text:p>
          </table:table-cell>
          <table:table-cell office:value-type="float" office:value="33.3" calcext:value-type="float">
            <text:p>33.3</text:p>
          </table:table-cell>
          <table:table-cell office:value-type="float" office:value="37" calcext:value-type="float">
            <text:p>37</text:p>
          </table:table-cell>
          <table:table-cell office:value-type="float" office:value="43.012195" calcext:value-type="float">
            <text:p>43.012195</text:p>
          </table:table-cell>
          <table:table-cell office:value-type="float" office:value="3" calcext:value-type="float">
            <text:p>3</text:p>
          </table:table-cell>
          <table:table-cell office:value-type="float" office:value="18.1" calcext:value-type="float">
            <text:p>18.1</text:p>
          </table:table-cell>
          <table:table-cell office:value-type="float" office:value="49.132075" calcext:value-type="float">
            <text:p>49.132075</text:p>
          </table:table-cell>
          <table:table-cell office:value-type="float" office:value="75.963415" calcext:value-type="float">
            <text:p>75.9634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63.2" calcext:value-type="float">
            <text:p>63.2</text:p>
          </table:table-cell>
          <table:table-cell office:value-type="float" office:value="29.75" calcext:value-type="float">
            <text:p>29.75</text:p>
          </table:table-cell>
          <table:table-cell office:value-type="float" office:value="40.327586" calcext:value-type="float">
            <text:p>40.327586</text:p>
          </table:table-cell>
          <table:table-cell office:value-type="float" office:value="44.128205" calcext:value-type="float">
            <text:p>44.128205</text:p>
          </table:table-cell>
          <table:table-cell office:value-type="float" office:value="3" calcext:value-type="float">
            <text:p>3</text:p>
          </table:table-cell>
          <table:table-cell office:value-type="float" office:value="31.375" calcext:value-type="float">
            <text:p>31.375</text:p>
          </table:table-cell>
          <table:table-cell office:value-type="float" office:value="70.551724" calcext:value-type="float">
            <text:p>70.551724</text:p>
          </table:table-cell>
          <table:table-cell office:value-type="float" office:value="92.692308" calcext:value-type="float">
            <text:p>92.6923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3.595745" calcext:value-type="float">
            <text:p>43.595745</text:p>
          </table:table-cell>
          <table:table-cell office:value-type="float" office:value="49.393443" calcext:value-type="float">
            <text:p>49.393443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office:value-type="float" office:value="94.425532" calcext:value-type="float">
            <text:p>94.425532</text:p>
          </table:table-cell>
          <table:table-cell office:value-type="float" office:value="123.688525" calcext:value-type="float">
            <text:p>123.6885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46.596154" calcext:value-type="float">
            <text:p>46.596154</text:p>
          </table:table-cell>
          <table:table-cell office:value-type="float" office:value="49.380952" calcext:value-type="float">
            <text:p>49.380952</text:p>
          </table:table-cell>
          <table:table-cell office:value-type="float" office:value="3.5" calcext:value-type="float">
            <text:p>3.5</text:p>
          </table:table-cell>
          <table:table-cell office:value-type="float" office:value="21" calcext:value-type="float">
            <text:p>21</text:p>
          </table:table-cell>
          <table:table-cell office:value-type="float" office:value="144.269231" calcext:value-type="float">
            <text:p>144.269231</text:p>
          </table:table-cell>
          <table:table-cell office:value-type="float" office:value="155.253968" calcext:value-type="float">
            <text:p>155.2539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4.59375" calcext:value-type="float">
            <text:p>54.593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75.777778" calcext:value-type="float">
            <text:p>175.777778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6.033898" calcext:value-type="float">
            <text:p>56.033898</text:p>
          </table:table-cell>
          <table:table-cell office:value-type="float" office:value="57.880597" calcext:value-type="float">
            <text:p>57.88059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60.101695" calcext:value-type="float">
            <text:p>260.101695</text:p>
          </table:table-cell>
          <table:table-cell office:value-type="float" office:value="276.164179" calcext:value-type="float">
            <text:p>276.1641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8.045455" calcext:value-type="float">
            <text:p>58.045455</text:p>
          </table:table-cell>
          <table:table-cell office:value-type="float" office:value="57.288889" calcext:value-type="float">
            <text:p>57.28888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4.795455" calcext:value-type="float">
            <text:p>284.795455</text:p>
          </table:table-cell>
          <table:table-cell office:value-type="float" office:value="278.488889" calcext:value-type="float">
            <text:p>278.4888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61.586957" calcext:value-type="float">
            <text:p>61.58695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8.326087" calcext:value-type="float">
            <text:p>328.326087</text:p>
          </table:table-cell>
          <table:table-cell office:value-type="float" office:value="329.108696" calcext:value-type="float">
            <text:p>329.1086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1.828571" calcext:value-type="float">
            <text:p>61.828571</text:p>
          </table:table-cell>
          <table:table-cell office:value-type="float" office:value="62.527778" calcext:value-type="float">
            <text:p>62.52777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91.457143" calcext:value-type="float">
            <text:p>391.457143</text:p>
          </table:table-cell>
          <table:table-cell office:value-type="float" office:value="399.555556" calcext:value-type="float">
            <text:p>399.5555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6.05" calcext:value-type="float">
            <text:p>66.05</text:p>
          </table:table-cell>
          <table:table-cell office:value-type="float" office:value="65.975" calcext:value-type="float">
            <text:p>65.97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454.775" calcext:value-type="float">
            <text:p>454.775</text:p>
          </table:table-cell>
          <table:table-cell office:value-type="float" office:value="467.65" calcext:value-type="float">
            <text:p>467.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71.657143" calcext:value-type="float">
            <text:p>71.657143</text:p>
          </table:table-cell>
          <table:table-cell office:value-type="float" office:value="71.264706" calcext:value-type="float">
            <text:p>71.264706</text:p>
          </table:table-cell>
          <table:table-cell table:number-columns-repeated="2"/>
          <table:table-cell office:value-type="float" office:value="529.771429" calcext:value-type="float">
            <text:p>529.771429</text:p>
          </table:table-cell>
          <table:table-cell office:value-type="float" office:value="517.029412" calcext:value-type="float">
            <text:p>517.0294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76.318182" calcext:value-type="float">
            <text:p>76.318182</text:p>
          </table:table-cell>
          <table:table-cell office:value-type="float" office:value="75.952381" calcext:value-type="float">
            <text:p>75.952381</text:p>
          </table:table-cell>
          <table:table-cell table:number-columns-repeated="2"/>
          <table:table-cell office:value-type="float" office:value="581.545455" calcext:value-type="float">
            <text:p>581.545455</text:p>
          </table:table-cell>
          <table:table-cell office:value-type="float" office:value="588.142857" calcext:value-type="float">
            <text:p>588.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70.083333" calcext:value-type="float">
            <text:p>70.083333</text:p>
          </table:table-cell>
          <table:table-cell office:value-type="float" office:value="71.307692" calcext:value-type="float">
            <text:p>71.307692</text:p>
          </table:table-cell>
          <table:table-cell table:number-columns-repeated="2"/>
          <table:table-cell office:value-type="float" office:value="527.5" calcext:value-type="float">
            <text:p>527.5</text:p>
          </table:table-cell>
          <table:table-cell office:value-type="float" office:value="540.769231" calcext:value-type="float">
            <text:p>540.7692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74.277778" calcext:value-type="float">
            <text:p>74.277778</text:p>
          </table:table-cell>
          <table:table-cell office:value-type="float" office:value="74.333333" calcext:value-type="float">
            <text:p>74.333333</text:p>
          </table:table-cell>
          <table:table-cell table:number-columns-repeated="2"/>
          <table:table-cell office:value-type="float" office:value="668.055556" calcext:value-type="float">
            <text:p>668.055556</text:p>
          </table:table-cell>
          <table:table-cell office:value-type="float" office:value="641.944444" calcext:value-type="float">
            <text:p>641.9444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RANDBETWEEN(-30;30) +[.N23]" office:value-type="float" office:value="699" calcext:value-type="float">
            <text:p>69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796" calcext:value-type="float">
            <text:p>79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RANDBETWEEN(-30;30) +[.N24]" office:value-type="float" office:value="796" calcext:value-type="float">
            <text:p>79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9" calcext:value-type="float">
            <text:p>89</text:p>
          </table:table-cell>
          <table:table-cell table:number-columns-repeated="2"/>
          <table:table-cell office:value-type="float" office:value="814" calcext:value-type="float">
            <text:p>814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table:formula="of:=RANDBETWEEN(-30;30) +[.N25]" office:value-type="float" office:value="814" calcext:value-type="float">
            <text:p>81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907" calcext:value-type="float">
            <text:p>907</text:p>
          </table:table-cell>
          <table:table-cell office:value-type="float" office:value="910" calcext:value-type="float">
            <text:p>910</text:p>
          </table:table-cell>
          <table:table-cell table:number-columns-repeated="2"/>
          <table:table-cell table:formula="of:=RANDBETWEEN(-30;30) +[.N26]" office:value-type="float" office:value="907" calcext:value-type="float">
            <text:p>90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974" calcext:value-type="float">
            <text:p>974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RANDBETWEEN(-30;30) +[.N27]" office:value-type="float" office:value="974" calcext:value-type="float">
            <text:p>97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022" calcext:value-type="float">
            <text:p>1022</text:p>
          </table:table-cell>
          <table:table-cell office:value-type="float" office:value="1050" calcext:value-type="float">
            <text:p>1050</text:p>
          </table:table-cell>
          <table:table-cell table:number-columns-repeated="2"/>
          <table:table-cell table:formula="of:=RANDBETWEEN(-30;30) +[.N28]" office:value-type="float" office:value="1022" calcext:value-type="float">
            <text:p>102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[.$J$22]/[.$B$22]*[.B29]" office:value-type="float" office:value="100.34999955" calcext:value-type="float">
            <text:p>100.34999955</text:p>
          </table:table-cell>
          <table:table-cell table:number-columns-repeated="2"/>
          <table:table-cell office:value-type="float" office:value="1084" calcext:value-type="float">
            <text:p>1084</text:p>
          </table:table-cell>
          <table:table-cell office:value-type="float" office:value="1090" calcext:value-type="float">
            <text:p>1090</text:p>
          </table:table-cell>
          <table:table-cell table:number-columns-repeated="2"/>
          <table:table-cell table:formula="of:=RANDBETWEEN(-30;30) +[.N29]" office:value-type="float" office:value="1084" calcext:value-type="float">
            <text:p>108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[.$J$22]/[.$B$22]*[.B30]" office:value-type="float" office:value="104.0666662" calcext:value-type="float">
            <text:p>104.0666662</text:p>
          </table:table-cell>
          <table:table-cell table:number-columns-repeated="2"/>
          <table:table-cell office:value-type="float" office:value="1199" calcext:value-type="float">
            <text:p>1199</text:p>
          </table:table-cell>
          <table:table-cell office:value-type="float" office:value="1210" calcext:value-type="float">
            <text:p>1210</text:p>
          </table:table-cell>
          <table:table-cell table:number-columns-repeated="2"/>
          <table:table-cell table:formula="of:=RANDBETWEEN(-30;30) +[.N30]" office:value-type="float" office:value="1199" calcext:value-type="float">
            <text:p>1199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273" calcext:value-type="float">
            <text:p>1273</text:p>
          </table:table-cell>
          <table:table-cell office:value-type="float" office:value="1250" calcext:value-type="float">
            <text:p>1250</text:p>
          </table:table-cell>
          <table:table-cell table:number-columns-repeated="2"/>
          <table:table-cell table:formula="of:=RANDBETWEEN(-30;30) +[.N31]" office:value-type="float" office:value="1273" calcext:value-type="float">
            <text:p>127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1410" calcext:value-type="float">
            <text:p>1410</text:p>
          </table:table-cell>
          <table:table-cell office:value-type="float" office:value="1380" calcext:value-type="float">
            <text:p>1380</text:p>
          </table:table-cell>
          <table:table-cell table:number-columns-repeated="2"/>
          <table:table-cell table:formula="of:=RANDBETWEEN(-30;30) +[.N32]" office:value-type="float" office:value="1410" calcext:value-type="float">
            <text:p>1410</text:p>
          </table:table-cell>
        </table:table-row>
      </table:table>
      <table:table table:name="effect-empty-robots" table:style-name="ta1">
        <table:shapes>
          <draw:frame draw:z-index="0" draw:style-name="gr1" draw:text-style-name="P1" svg:width="208.84mm" svg:height="117.47mm" svg:x="1.93mm" svg:y="155.05mm">
            <draw:object draw:notify-on-update-of-ranges="'effect-empty-robots'.B3:'effect-empty-robots'.B32 'effect-empty-robots'.C2:'effect-empty-robots'.C2 'effect-empty-robots'.C3:'effect-empty-robots'.C32 'effect-empty-robots'.D2:'effect-empty-robots'.D2 'effect-empty-robots'.D3:'effect-empty-robots'.D32 'effect-empty-robots'.E2:'effect-empty-robots'.E2 'effect-empty-robots'.E3:'effect-empty-robots'.E32 'effect-empty-robots'.F2:'effect-empty-robots'.F2 'effect-empty-robots'.F3:'effect-empty-robots'.F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08.84mm" svg:height="117.47mm" svg:x="215.56mm" svg:y="154.06mm">
            <draw:object draw:notify-on-update-of-ranges="'effect-empty-robots'.B3:'effect-empty-robots'.B32 'effect-empty-robots'.C2:'effect-empty-robots'.C2 'effect-empty-robots'.G3:'effect-empty-robots'.G32 'effect-empty-robots'.D2:'effect-empty-robots'.D2 'effect-empty-robots'.H3:'effect-empty-robots'.H32 'effect-empty-robots'.E2:'effect-empty-robots'.E2 'effect-empty-robots'.I3:'effect-empty-robots'.I32 'effect-empty-robots'.F2:'effect-empty-robots'.F2 'effect-empty-robots'.J3:'effect-empty-robots'.J3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208.84mm" svg:height="117.47mm" svg:x="427.25mm" svg:y="154.87mm">
            <draw:object draw:notify-on-update-of-ranges="'effect-empty-robots'.B3:'effect-empty-robots'.B32 'effect-empty-robots'.C2:'effect-empty-robots'.C2 'effect-empty-robots'.K3:'effect-empty-robots'.K32 'effect-empty-robots'.D2:'effect-empty-robots'.D2 'effect-empty-robots'.L3:'effect-empty-robots'.L32 'effect-empty-robots'.E2:'effect-empty-robots'.E2 'effect-empty-robots'.M3:'effect-empty-robots'.M32 'effect-empty-robots'.F2:'effect-empty-robots'.F2 'effect-empty-robots'.N3:'effect-empty-robots'.N3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skutecznosć</text:p>
          </table:table-cell>
          <table:table-cell table:number-columns-repeated="3"/>
          <table:table-cell office:value-type="string" calcext:value-type="string">
            <text:p>liczba kroków</text:p>
          </table:table-cell>
          <table:table-cell table:number-columns-repeated="3"/>
          <table:table-cell office:value-type="string" calcext:value-type="string">
            <text:p>czas oblicze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boty</text:p>
          </table:table-cell>
          <table:table-cell office:value-type="string" calcext:value-type="string">
            <text:p>LRA*</text:p>
          </table:table-cell>
          <table:table-cell office:value-type="string" calcext:value-type="string">
            <text:p>WHCA*1</text:p>
          </table:table-cell>
          <table:table-cell office:value-type="string" calcext:value-type="string">
            <text:p>WHCA*2</text:p>
          </table:table-cell>
          <table:table-cell office:value-type="string" calcext:value-type="string">
            <text:p>WHCA*3</text:p>
          </table:table-cell>
          <table:table-cell office:value-type="string" calcext:value-type="string">
            <text:p>LRA*</text:p>
          </table:table-cell>
          <table:table-cell office:value-type="string" calcext:value-type="string">
            <text:p>WHCA*1</text:p>
          </table:table-cell>
          <table:table-cell office:value-type="string" calcext:value-type="string">
            <text:p>WHCA*2</text:p>
          </table:table-cell>
          <table:table-cell office:value-type="string" calcext:value-type="string">
            <text:p>WHCA*3</text:p>
          </table:table-cell>
          <table:table-cell office:value-type="string" calcext:value-type="string">
            <text:p>LRA*</text:p>
          </table:table-cell>
          <table:table-cell office:value-type="string" calcext:value-type="string">
            <text:p>WHCA*1</text:p>
          </table:table-cell>
          <table:table-cell office:value-type="string" calcext:value-type="string">
            <text:p>WHCA*2</text:p>
          </table:table-cell>
          <table:table-cell office:value-type="string" calcext:value-type="string">
            <text:p>WHCA*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.77" calcext:value-type="float">
            <text:p>3.77</text:p>
          </table:table-cell>
          <table:table-cell table:number-columns-repeated="3" office:value-type="float" office:value="3.61" calcext:value-type="float">
            <text:p>3.61</text:p>
          </table:table-cell>
          <table:table-cell office:value-type="float" office:value="0.04" calcext:value-type="float">
            <text:p>0.04</text:p>
          </table:table-cell>
          <table:table-cell office:value-type="float" office:value="0.76" calcext:value-type="float">
            <text:p>0.76</text:p>
          </table:table-cell>
          <table:table-cell office:value-type="float" office:value="0.6" calcext:value-type="float">
            <text:p>0.6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5.39" calcext:value-type="float">
            <text:p>5.39</text:p>
          </table:table-cell>
          <table:table-cell office:value-type="float" office:value="4.765306" calcext:value-type="float">
            <text:p>4.765306</text:p>
          </table:table-cell>
          <table:table-cell office:value-type="float" office:value="4.808081" calcext:value-type="float">
            <text:p>4.808081</text:p>
          </table:table-cell>
          <table:table-cell office:value-type="float" office:value="4.86" calcext:value-type="float">
            <text:p>4.86</text:p>
          </table:table-cell>
          <table:table-cell office:value-type="float" office:value="0.09" calcext:value-type="float">
            <text:p>0.09</text:p>
          </table:table-cell>
          <table:table-cell office:value-type="float" office:value="1.122449" calcext:value-type="float">
            <text:p>1.122449</text:p>
          </table:table-cell>
          <table:table-cell office:value-type="float" office:value="1.060606" calcext:value-type="float">
            <text:p>1.060606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.343434" calcext:value-type="float">
            <text:p>6.343434</text:p>
          </table:table-cell>
          <table:table-cell table:number-columns-repeated="3" office:value-type="float" office:value="5.29" calcext:value-type="float">
            <text:p>5.29</text:p>
          </table:table-cell>
          <table:table-cell office:value-type="float" office:value="0.020202" calcext:value-type="float">
            <text:p>0.020202</text:p>
          </table:table-cell>
          <table:table-cell office:value-type="float" office:value="1.25" calcext:value-type="float">
            <text:p>1.25</text:p>
          </table:table-cell>
          <table:table-cell office:value-type="float" office:value="1.26" calcext:value-type="float">
            <text:p>1.26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8.13" calcext:value-type="float">
            <text:p>8.13</text:p>
          </table:table-cell>
          <table:table-cell table:number-columns-repeated="3" office:value-type="float" office:value="5.83" calcext:value-type="float">
            <text:p>5.83</text:p>
          </table:table-cell>
          <table:table-cell office:value-type="float" office:value="0.06" calcext:value-type="float">
            <text:p>0.06</text:p>
          </table:table-cell>
          <table:table-cell office:value-type="float" office:value="1.43" calcext:value-type="float">
            <text:p>1.43</text:p>
          </table:table-cell>
          <table:table-cell office:value-type="float" office:value="1.42" calcext:value-type="float">
            <text:p>1.42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.229167" calcext:value-type="float">
            <text:p>9.229167</text:p>
          </table:table-cell>
          <table:table-cell table:number-columns-repeated="3" office:value-type="float" office:value="6.48" calcext:value-type="float">
            <text:p>6.48</text:p>
          </table:table-cell>
          <table:table-cell office:value-type="float" office:value="0.104167" calcext:value-type="float">
            <text:p>0.104167</text:p>
          </table:table-cell>
          <table:table-cell office:value-type="float" office:value="1.48" calcext:value-type="float">
            <text:p>1.48</text:p>
          </table:table-cell>
          <table:table-cell office:value-type="float" office:value="1.42" calcext:value-type="float">
            <text:p>1.42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.148936" calcext:value-type="float">
            <text:p>11.148936</text:p>
          </table:table-cell>
          <table:table-cell office:value-type="float" office:value="6.77551" calcext:value-type="float">
            <text:p>6.77551</text:p>
          </table:table-cell>
          <table:table-cell table:number-columns-repeated="2" office:value-type="float" office:value="7.03" calcext:value-type="float">
            <text:p>7.03</text:p>
          </table:table-cell>
          <table:table-cell office:value-type="float" office:value="0.138298" calcext:value-type="float">
            <text:p>0.138298</text:p>
          </table:table-cell>
          <table:table-cell office:value-type="float" office:value="1.714286" calcext:value-type="float">
            <text:p>1.714286</text:p>
          </table:table-cell>
          <table:table-cell office:value-type="float" office:value="1.76" calcext:value-type="float">
            <text:p>1.76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.369565" calcext:value-type="float">
            <text:p>12.369565</text:p>
          </table:table-cell>
          <table:table-cell office:value-type="float" office:value="7.383838" calcext:value-type="float">
            <text:p>7.383838</text:p>
          </table:table-cell>
          <table:table-cell table:number-columns-repeated="2" office:value-type="float" office:value="7.41" calcext:value-type="float">
            <text:p>7.41</text:p>
          </table:table-cell>
          <table:table-cell office:value-type="float" office:value="0.163043" calcext:value-type="float">
            <text:p>0.163043</text:p>
          </table:table-cell>
          <table:table-cell office:value-type="float" office:value="1.575758" calcext:value-type="float">
            <text:p>1.575758</text:p>
          </table:table-cell>
          <table:table-cell office:value-type="float" office:value="1.67" calcext:value-type="float">
            <text:p>1.67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4.305882" calcext:value-type="float">
            <text:p>14.305882</text:p>
          </table:table-cell>
          <table:table-cell office:value-type="float" office:value="8.216495" calcext:value-type="float">
            <text:p>8.216495</text:p>
          </table:table-cell>
          <table:table-cell table:number-columns-repeated="2" office:value-type="float" office:value="8.44" calcext:value-type="float">
            <text:p>8.44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1.938144" calcext:value-type="float">
            <text:p>1.938144</text:p>
          </table:table-cell>
          <table:table-cell office:value-type="float" office:value="1.99" calcext:value-type="float">
            <text:p>1.99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6.54878" calcext:value-type="float">
            <text:p>16.54878</text:p>
          </table:table-cell>
          <table:table-cell office:value-type="float" office:value="8.604167" calcext:value-type="float">
            <text:p>8.604167</text:p>
          </table:table-cell>
          <table:table-cell table:number-columns-repeated="2" office:value-type="float" office:value="8.92" calcext:value-type="float">
            <text:p>8.92</text:p>
          </table:table-cell>
          <table:table-cell office:value-type="float" office:value="0.219512" calcext:value-type="float">
            <text:p>0.219512</text:p>
          </table:table-cell>
          <table:table-cell office:value-type="float" office:value="2.34375" calcext:value-type="float">
            <text:p>2.34375</text:p>
          </table:table-cell>
          <table:table-cell office:value-type="float" office:value="2.64" calcext:value-type="float">
            <text:p>2.64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7.880597" calcext:value-type="float">
            <text:p>17.880597</text:p>
          </table:table-cell>
          <table:table-cell office:value-type="float" office:value="9.774194" calcext:value-type="float">
            <text:p>9.774194</text:p>
          </table:table-cell>
          <table:table-cell table:number-columns-repeated="2" office:value-type="float" office:value="10.32" calcext:value-type="float">
            <text:p>10.32</text:p>
          </table:table-cell>
          <table:table-cell office:value-type="float" office:value="0.358209" calcext:value-type="float">
            <text:p>0.358209</text:p>
          </table:table-cell>
          <table:table-cell office:value-type="float" office:value="3.462366" calcext:value-type="float">
            <text:p>3.462366</text:p>
          </table:table-cell>
          <table:table-cell office:value-type="float" office:value="3.97" calcext:value-type="float">
            <text:p>3.97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.944444" calcext:value-type="float">
            <text:p>20.944444</text:p>
          </table:table-cell>
          <table:table-cell office:value-type="float" office:value="9.802198" calcext:value-type="float">
            <text:p>9.802198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3.263736" calcext:value-type="float">
            <text:p>3.263736</text:p>
          </table:table-cell>
          <table:table-cell office:value-type="float" office:value="3.97" calcext:value-type="float">
            <text:p>3.97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4.282609" calcext:value-type="float">
            <text:p>24.282609</text:p>
          </table:table-cell>
          <table:table-cell office:value-type="float" office:value="11.103448" calcext:value-type="float">
            <text:p>11.103448</text:p>
          </table:table-cell>
          <table:table-cell table:number-columns-repeated="2" office:value-type="float" office:value="12.05" calcext:value-type="float">
            <text:p>12.05</text:p>
          </table:table-cell>
          <table:table-cell office:value-type="float" office:value="0.586957" calcext:value-type="float">
            <text:p>0.586957</text:p>
          </table:table-cell>
          <table:table-cell office:value-type="float" office:value="3.804598" calcext:value-type="float">
            <text:p>3.804598</text:p>
          </table:table-cell>
          <table:table-cell office:value-type="float" office:value="4.69" calcext:value-type="float">
            <text:p>4.6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9.695652" calcext:value-type="float">
            <text:p>29.695652</text:p>
          </table:table-cell>
          <table:table-cell office:value-type="float" office:value="12.166667" calcext:value-type="float">
            <text:p>12.166667</text:p>
          </table:table-cell>
          <table:table-cell table:number-columns-repeated="2" office:value-type="float" office:value="14.32" calcext:value-type="float">
            <text:p>14.32</text:p>
          </table:table-cell>
          <table:table-cell office:value-type="float" office:value="0.521739" calcext:value-type="float">
            <text:p>0.521739</text:p>
          </table:table-cell>
          <table:table-cell office:value-type="float" office:value="4.717949" calcext:value-type="float">
            <text:p>4.717949</text:p>
          </table:table-cell>
          <table:table-cell office:value-type="float" office:value="7.52" calcext:value-type="float">
            <text:p>7.52</text:p>
          </table:table-cell>
          <table:table-cell office:value-type="float" office:value="7.54" calcext:value-type="float">
            <text:p>7.5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.583333" calcext:value-type="float">
            <text:p>30.583333</text:p>
          </table:table-cell>
          <table:table-cell office:value-type="float" office:value="13.278689" calcext:value-type="float">
            <text:p>13.278689</text:p>
          </table:table-cell>
          <table:table-cell table:number-columns-repeated="2" office:value-type="float" office:value="16.11" calcext:value-type="float">
            <text:p>16.11</text:p>
          </table:table-cell>
          <table:table-cell office:value-type="float" office:value="0.5" calcext:value-type="float">
            <text:p>0.5</text:p>
          </table:table-cell>
          <table:table-cell office:value-type="float" office:value="6.786885" calcext:value-type="float">
            <text:p>6.786885</text:p>
          </table:table-cell>
          <table:table-cell office:value-type="float" office:value="11.13" calcext:value-type="float">
            <text:p>11.13</text:p>
          </table:table-cell>
          <table:table-cell office:value-type="float" office:value="11.35" calcext:value-type="float">
            <text:p>11.3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.166667" calcext:value-type="float">
            <text:p>30.166667</text:p>
          </table:table-cell>
          <table:table-cell office:value-type="float" office:value="13.883333" calcext:value-type="float">
            <text:p>13.883333</text:p>
          </table:table-cell>
          <table:table-cell table:number-columns-repeated="2" office:value-type="float" office:value="18.52" calcext:value-type="float">
            <text:p>18.5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9.733333" calcext:value-type="float">
            <text:p>9.733333</text:p>
          </table:table-cell>
          <table:table-cell office:value-type="float" office:value="17.47" calcext:value-type="float">
            <text:p>17.47</text:p>
          </table:table-cell>
          <table:table-cell office:value-type="float" office:value="17.09" calcext:value-type="float">
            <text:p>17.0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.1" calcext:value-type="float">
            <text:p>21.1</text:p>
          </table:table-cell>
          <table:table-cell office:value-type="float" office:value="0.68" calcext:value-type="float">
            <text:p>0.68</text:p>
          </table:table-cell>
          <table:table-cell office:value-type="float" office:value="10.342857" calcext:value-type="float">
            <text:p>10.342857</text:p>
          </table:table-cell>
          <table:table-cell office:value-type="float" office:value="25.8" calcext:value-type="float">
            <text:p>25.8</text:p>
          </table:table-cell>
          <table:table-cell office:value-type="float" office:value="26.17" calcext:value-type="float">
            <text:p>26.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7.28" calcext:value-type="float">
            <text:p>17.28</text:p>
          </table:table-cell>
          <table:table-cell table:number-columns-repeated="2" office:value-type="float" office:value="23.85" calcext:value-type="float">
            <text:p>23.8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.54" calcext:value-type="float">
            <text:p>32.54</text:p>
          </table:table-cell>
          <table:table-cell office:value-type="float" office:value="32.62" calcext:value-type="float">
            <text:p>32.6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5.714286" calcext:value-type="float">
            <text:p>15.714286</text:p>
          </table:table-cell>
          <table:table-cell table:number-columns-repeated="2" office:value-type="float" office:value="28.1" calcext:value-type="float">
            <text:p>28.1</text:p>
          </table:table-cell>
          <table:table-cell/>
          <table:table-cell office:value-type="float" office:value="17.095238" calcext:value-type="float">
            <text:p>17.095238</text:p>
          </table:table-cell>
          <table:table-cell office:value-type="float" office:value="45.63" calcext:value-type="float">
            <text:p>45.63</text:p>
          </table:table-cell>
          <table:table-cell office:value-type="float" office:value="46.04" calcext:value-type="float">
            <text:p>46.0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9" calcext:value-type="float">
            <text:p>99</text:p>
          </table:table-cell>
          <table:table-cell/>
          <table:table-cell office:value-type="float" office:value="17.2" calcext:value-type="float">
            <text:p>17.2</text:p>
          </table:table-cell>
          <table:table-cell table:number-columns-repeated="2" office:value-type="float" office:value="32.69697" calcext:value-type="float">
            <text:p>32.69697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64.050505" calcext:value-type="float">
            <text:p>64.050505</text:p>
          </table:table-cell>
          <table:table-cell office:value-type="float" office:value="63.59596" calcext:value-type="float">
            <text:p>63.5959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5" calcext:value-type="float">
            <text:p>95</text:p>
          </table:table-cell>
          <table:table-cell/>
          <table:table-cell office:value-type="float" office:value="22.5" calcext:value-type="float">
            <text:p>22.5</text:p>
          </table:table-cell>
          <table:table-cell table:number-columns-repeated="2" office:value-type="float" office:value="40.178947" calcext:value-type="float">
            <text:p>40.178947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float" office:value="90.515789" calcext:value-type="float">
            <text:p>90.515789</text:p>
          </table:table-cell>
          <table:table-cell office:value-type="float" office:value="91.042105" calcext:value-type="float">
            <text:p>91.04210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6" calcext:value-type="float">
            <text:p>96</text:p>
          </table:table-cell>
          <table:table-cell/>
          <table:table-cell office:value-type="float" office:value="21.25" calcext:value-type="float">
            <text:p>21.25</text:p>
          </table:table-cell>
          <table:table-cell table:number-columns-repeated="2" office:value-type="float" office:value="43.78125" calcext:value-type="float">
            <text:p>43.78125</text:p>
          </table:table-cell>
          <table:table-cell/>
          <table:table-cell office:value-type="float" office:value="40.25" calcext:value-type="float">
            <text:p>40.25</text:p>
          </table:table-cell>
          <table:table-cell office:value-type="float" office:value="106.572917" calcext:value-type="float">
            <text:p>106.572917</text:p>
          </table:table-cell>
          <table:table-cell office:value-type="float" office:value="106.083333" calcext:value-type="float">
            <text:p>106.08333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47.247059" calcext:value-type="float">
            <text:p>47.24705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44.705882" calcext:value-type="float">
            <text:p>144.705882</text:p>
          </table:table-cell>
          <table:table-cell office:value-type="float" office:value="144.811765" calcext:value-type="float">
            <text:p>144.81176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/>
          <table:table-cell table:number-columns-repeated="2" office:value-type="float" office:value="51.694118" calcext:value-type="float">
            <text:p>51.694118</text:p>
          </table:table-cell>
          <table:table-cell table:number-columns-repeated="2"/>
          <table:table-cell office:value-type="float" office:value="162.941176" calcext:value-type="float">
            <text:p>162.941176</text:p>
          </table:table-cell>
          <table:table-cell office:value-type="float" office:value="163.141176" calcext:value-type="float">
            <text:p>163.14117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/>
          <table:table-cell table:number-columns-repeated="2" office:value-type="float" office:value="56.242857" calcext:value-type="float">
            <text:p>56.242857</text:p>
          </table:table-cell>
          <table:table-cell table:number-columns-repeated="2"/>
          <table:table-cell office:value-type="float" office:value="212.671429" calcext:value-type="float">
            <text:p>212.671429</text:p>
          </table:table-cell>
          <table:table-cell office:value-type="float" office:value="213.157143" calcext:value-type="float">
            <text:p>213.15714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/>
          <table:table-cell table:number-columns-repeated="2" office:value-type="float" office:value="58.352941" calcext:value-type="float">
            <text:p>58.352941</text:p>
          </table:table-cell>
          <table:table-cell table:number-columns-repeated="2"/>
          <table:table-cell office:value-type="float" office:value="237.686275" calcext:value-type="float">
            <text:p>237.686275</text:p>
          </table:table-cell>
          <table:table-cell office:value-type="float" office:value="237.901961" calcext:value-type="float">
            <text:p>237.90196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/>
          <table:table-cell table:number-columns-repeated="2" office:value-type="float" office:value="63.44" calcext:value-type="float">
            <text:p>63.44</text:p>
          </table:table-cell>
          <table:table-cell table:number-columns-repeated="2"/>
          <table:table-cell office:value-type="float" office:value="287.92" calcext:value-type="float">
            <text:p>287.92</text:p>
          </table:table-cell>
          <table:table-cell office:value-type="float" office:value="287.8" calcext:value-type="float">
            <text:p>287.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/>
          <table:table-cell table:number-columns-repeated="2" office:value-type="float" office:value="67.454545" calcext:value-type="float">
            <text:p>67.454545</text:p>
          </table:table-cell>
          <table:table-cell table:number-columns-repeated="2"/>
          <table:table-cell office:value-type="float" office:value="354.818182" calcext:value-type="float">
            <text:p>354.818182</text:p>
          </table:table-cell>
          <table:table-cell office:value-type="float" office:value="355.727273" calcext:value-type="float">
            <text:p>355.72727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65.375" calcext:value-type="float">
            <text:p>65.375</text:p>
          </table:table-cell>
          <table:table-cell table:number-columns-repeated="2"/>
          <table:table-cell office:value-type="float" office:value="334.125" calcext:value-type="float">
            <text:p>334.125</text:p>
          </table:table-cell>
          <table:table-cell office:value-type="float" office:value="328.5" calcext:value-type="float">
            <text:p>328.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0" calcext:value-type="float">
            <text:p>70</text:p>
          </table:table-cell>
          <table:table-cell table:number-columns-repeated="2"/>
          <table:table-cell office:value-type="float" office:value="400.333333" calcext:value-type="float">
            <text:p>400.333333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</table:table>
      <table:table table:name="effect-maze-size" table:style-name="ta1">
        <table:shapes>
          <draw:frame draw:z-index="0" draw:style-name="gr1" draw:text-style-name="P1" svg:width="226.41mm" svg:height="123.05mm" svg:x="0.01mm" svg:y="186.39mm">
            <draw:object draw:notify-on-update-of-ranges="'effect-maze-size'.B3:'effect-maze-size'.B40 'effect-maze-size'.C2:'effect-maze-size'.C2 'effect-maze-size'.C3:'effect-maze-size'.C40 'effect-maze-size'.D2:'effect-maze-size'.D2 'effect-maze-size'.D3:'effect-maze-size'.D40 'effect-maze-size'.E2:'effect-maze-size'.E2 'effect-maze-size'.E3:'effect-maze-size'.E40 'effect-maze-size'.F2:'effect-maze-size'.F2 'effect-maze-size'.F3:'effect-maze-size'.F4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26.41mm" svg:height="123.05mm" svg:x="231.52mm" svg:y="187.54mm">
            <draw:object draw:notify-on-update-of-ranges="'effect-maze-size'.B3:'effect-maze-size'.B40 'effect-maze-size'.C2:'effect-maze-size'.C2 'effect-maze-size'.G3:'effect-maze-size'.G40 'effect-maze-size'.D2:'effect-maze-size'.D2 'effect-maze-size'.H3:'effect-maze-size'.H40 'effect-maze-size'.E2:'effect-maze-size'.E2 'effect-maze-size'.I3:'effect-maze-size'.I40 'effect-maze-size'.F2:'effect-maze-size'.F2 'effect-maze-size'.J3:'effect-maze-size'.J4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226.41mm" svg:height="123.05mm" svg:x="465.49mm" svg:y="185.68mm">
            <draw:object draw:notify-on-update-of-ranges="'effect-maze-size'.B3:'effect-maze-size'.B40 'effect-maze-size'.C2:'effect-maze-size'.C2 'effect-maze-size'.K3:'effect-maze-size'.K40 'effect-maze-size'.D2:'effect-maze-size'.D2 'effect-maze-size'.L3:'effect-maze-size'.L40 'effect-maze-size'.E2:'effect-maze-size'.E2 'effect-maze-size'.M3:'effect-maze-size'.M40 'effect-maze-size'.F2:'effect-maze-size'.F2 'effect-maze-size'.N3:'effect-maze-size'.N4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skutecznosć</text:p>
          </table:table-cell>
          <table:table-cell table:number-columns-repeated="3"/>
          <table:table-cell office:value-type="string" calcext:value-type="string">
            <text:p>liczba kroków</text:p>
          </table:table-cell>
          <table:table-cell table:number-columns-repeated="3"/>
          <table:table-cell office:value-type="string" calcext:value-type="string">
            <text:p>czas oblicze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p W</text:p>
          </table:table-cell>
          <table:table-cell office:value-type="string" calcext:value-type="string">
            <text:p>LRA*</text:p>
          </table:table-cell>
          <table:table-cell office:value-type="string" calcext:value-type="string">
            <text:p>WHCA*1</text:p>
          </table:table-cell>
          <table:table-cell office:value-type="string" calcext:value-type="string">
            <text:p>WHCA*2</text:p>
          </table:table-cell>
          <table:table-cell office:value-type="string" calcext:value-type="string">
            <text:p>WHCA*3</text:p>
          </table:table-cell>
          <table:table-cell office:value-type="string" calcext:value-type="string">
            <text:p>LRA*</text:p>
          </table:table-cell>
          <table:table-cell office:value-type="string" calcext:value-type="string">
            <text:p>WHCA*1</text:p>
          </table:table-cell>
          <table:table-cell office:value-type="string" calcext:value-type="string">
            <text:p>WHCA*2</text:p>
          </table:table-cell>
          <table:table-cell office:value-type="string" calcext:value-type="string">
            <text:p>WHCA*3</text:p>
          </table:table-cell>
          <table:table-cell office:value-type="string" calcext:value-type="string">
            <text:p>LRA*</text:p>
          </table:table-cell>
          <table:table-cell office:value-type="string" calcext:value-type="string">
            <text:p>WHCA*1</text:p>
          </table:table-cell>
          <table:table-cell office:value-type="string" calcext:value-type="string">
            <text:p>WHCA*2</text:p>
          </table:table-cell>
          <table:table-cell office:value-type="string" calcext:value-type="string">
            <text:p>WHCA*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4.5" calcext:value-type="float">
            <text:p>14.5</text:p>
          </table:table-cell>
          <table:table-cell office:value-type="float" office:value="7" calcext:value-type="float">
            <text:p>7</text:p>
          </table:table-cell>
          <table:table-cell office:value-type="float" office:value="14.444444" calcext:value-type="float">
            <text:p>14.444444</text:p>
          </table:table-cell>
          <table:table-cell office:value-type="float" office:value="20.26087" calcext:value-type="float">
            <text:p>20.26087</text:p>
          </table:table-cell>
          <table:table-cell office:value-type="float" office:value="0.125" calcext:value-type="float">
            <text:p>0.125</text:p>
          </table:table-cell>
          <table:table-cell office:value-type="float" office:value="0.4" calcext:value-type="float">
            <text:p>0.4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1.695652" calcext:value-type="float">
            <text:p>1.69565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21.65" calcext:value-type="float">
            <text:p>21.6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22.875" calcext:value-type="float">
            <text:p>22.875</text:p>
          </table:table-cell>
          <table:table-cell office:value-type="float" office:value="11.25" calcext:value-type="float">
            <text:p>11.25</text:p>
          </table:table-cell>
          <table:table-cell office:value-type="float" office:value="17.481481" calcext:value-type="float">
            <text:p>17.481481</text:p>
          </table:table-cell>
          <table:table-cell office:value-type="float" office:value="24.862745" calcext:value-type="float">
            <text:p>24.862745</text:p>
          </table:table-cell>
          <table:table-cell office:value-type="float" office:value="0.2" calcext:value-type="float">
            <text:p>0.2</text:p>
          </table:table-cell>
          <table:table-cell office:value-type="float" office:value="0.75" calcext:value-type="float">
            <text:p>0.75</text:p>
          </table:table-cell>
          <table:table-cell office:value-type="float" office:value="2.703704" calcext:value-type="float">
            <text:p>2.703704</text:p>
          </table:table-cell>
          <table:table-cell office:value-type="float" office:value="5.45098" calcext:value-type="float">
            <text:p>5.4509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25.6" calcext:value-type="float">
            <text:p>25.6</text:p>
          </table:table-cell>
          <table:table-cell office:value-type="float" office:value="11.666667" calcext:value-type="float">
            <text:p>11.666667</text:p>
          </table:table-cell>
          <table:table-cell office:value-type="float" office:value="18.103448" calcext:value-type="float">
            <text:p>18.103448</text:p>
          </table:table-cell>
          <table:table-cell office:value-type="float" office:value="23.375" calcext:value-type="float">
            <text:p>23.375</text:p>
          </table:table-cell>
          <table:table-cell office:value-type="float" office:value="0.2" calcext:value-type="float">
            <text:p>0.2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2.758621" calcext:value-type="float">
            <text:p>2.758621</text:p>
          </table:table-cell>
          <table:table-cell office:value-type="float" office:value="4.9375" calcext:value-type="float">
            <text:p>4.937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25.125" calcext:value-type="float">
            <text:p>25.125</text:p>
          </table:table-cell>
          <table:table-cell office:value-type="float" office:value="16.2" calcext:value-type="float">
            <text:p>16.2</text:p>
          </table:table-cell>
          <table:table-cell office:value-type="float" office:value="19.787879" calcext:value-type="float">
            <text:p>19.787879</text:p>
          </table:table-cell>
          <table:table-cell office:value-type="float" office:value="26.797101" calcext:value-type="float">
            <text:p>26.797101</text:p>
          </table:table-cell>
          <table:table-cell office:value-type="float" office:value="0.125" calcext:value-type="float">
            <text:p>0.125</text:p>
          </table:table-cell>
          <table:table-cell office:value-type="float" office:value="1.9" calcext:value-type="float">
            <text:p>1.9</text:p>
          </table:table-cell>
          <table:table-cell office:value-type="float" office:value="4.393939" calcext:value-type="float">
            <text:p>4.393939</text:p>
          </table:table-cell>
          <table:table-cell office:value-type="float" office:value="8.652174" calcext:value-type="float">
            <text:p>8.6521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.4" calcext:value-type="float">
            <text:p>16.4</text:p>
          </table:table-cell>
          <table:table-cell office:value-type="float" office:value="19.971429" calcext:value-type="float">
            <text:p>19.971429</text:p>
          </table:table-cell>
          <table:table-cell office:value-type="float" office:value="26.111111" calcext:value-type="float">
            <text:p>26.111111</text:p>
          </table:table-cell>
          <table:table-cell office:value-type="float" office:value="0.4" calcext:value-type="float">
            <text:p>0.4</text:p>
          </table:table-cell>
          <table:table-cell office:value-type="float" office:value="2.266667" calcext:value-type="float">
            <text:p>2.266667</text:p>
          </table:table-cell>
          <table:table-cell office:value-type="float" office:value="4.742857" calcext:value-type="float">
            <text:p>4.742857</text:p>
          </table:table-cell>
          <table:table-cell office:value-type="float" office:value="9.68254" calcext:value-type="float">
            <text:p>9.6825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33.95" calcext:value-type="float">
            <text:p>33.95</text:p>
          </table:table-cell>
          <table:table-cell office:value-type="float" office:value="18.777778" calcext:value-type="float">
            <text:p>18.777778</text:p>
          </table:table-cell>
          <table:table-cell office:value-type="float" office:value="22.681818" calcext:value-type="float">
            <text:p>22.681818</text:p>
          </table:table-cell>
          <table:table-cell office:value-type="float" office:value="30.26506" calcext:value-type="float">
            <text:p>30.26506</text:p>
          </table:table-cell>
          <table:table-cell office:value-type="float" office:value="0.5" calcext:value-type="float">
            <text:p>0.5</text:p>
          </table:table-cell>
          <table:table-cell office:value-type="float" office:value="4.166667" calcext:value-type="float">
            <text:p>4.166667</text:p>
          </table:table-cell>
          <table:table-cell office:value-type="float" office:value="6.636364" calcext:value-type="float">
            <text:p>6.636364</text:p>
          </table:table-cell>
          <table:table-cell office:value-type="float" office:value="13.746988" calcext:value-type="float">
            <text:p>13.74698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28.666667" calcext:value-type="float">
            <text:p>28.666667</text:p>
          </table:table-cell>
          <table:table-cell office:value-type="float" office:value="18.5" calcext:value-type="float">
            <text:p>18.5</text:p>
          </table:table-cell>
          <table:table-cell office:value-type="float" office:value="22.767442" calcext:value-type="float">
            <text:p>22.767442</text:p>
          </table:table-cell>
          <table:table-cell office:value-type="float" office:value="30.927711" calcext:value-type="float">
            <text:p>30.927711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3.166667" calcext:value-type="float">
            <text:p>3.166667</text:p>
          </table:table-cell>
          <table:table-cell office:value-type="float" office:value="8.372093" calcext:value-type="float">
            <text:p>8.372093</text:p>
          </table:table-cell>
          <table:table-cell office:value-type="float" office:value="15.771084" calcext:value-type="float">
            <text:p>15.77108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float" office:value="30.666667" calcext:value-type="float">
            <text:p>30.666667</text:p>
          </table:table-cell>
          <table:table-cell office:value-type="float" office:value="22.318182" calcext:value-type="float">
            <text:p>22.318182</text:p>
          </table:table-cell>
          <table:table-cell office:value-type="float" office:value="26.26087" calcext:value-type="float">
            <text:p>26.26087</text:p>
          </table:table-cell>
          <table:table-cell office:value-type="float" office:value="34.301075" calcext:value-type="float">
            <text:p>34.301075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4.954545" calcext:value-type="float">
            <text:p>4.954545</text:p>
          </table:table-cell>
          <table:table-cell office:value-type="float" office:value="10.347826" calcext:value-type="float">
            <text:p>10.347826</text:p>
          </table:table-cell>
          <table:table-cell office:value-type="float" office:value="21.763441" calcext:value-type="float">
            <text:p>21.76344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33.352941" calcext:value-type="float">
            <text:p>33.352941</text:p>
          </table:table-cell>
          <table:table-cell office:value-type="float" office:value="23.375" calcext:value-type="float">
            <text:p>23.375</text:p>
          </table:table-cell>
          <table:table-cell office:value-type="float" office:value="25.830189" calcext:value-type="float">
            <text:p>25.830189</text:p>
          </table:table-cell>
          <table:table-cell office:value-type="float" office:value="32.488636" calcext:value-type="float">
            <text:p>32.488636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6.416667" calcext:value-type="float">
            <text:p>6.416667</text:p>
          </table:table-cell>
          <table:table-cell office:value-type="float" office:value="10.716981" calcext:value-type="float">
            <text:p>10.716981</text:p>
          </table:table-cell>
          <table:table-cell office:value-type="float" office:value="21.318182" calcext:value-type="float">
            <text:p>21.31818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25.391304" calcext:value-type="float">
            <text:p>25.391304</text:p>
          </table:table-cell>
          <table:table-cell office:value-type="float" office:value="29.660714" calcext:value-type="float">
            <text:p>29.660714</text:p>
          </table:table-cell>
          <table:table-cell office:value-type="float" office:value="34.488889" calcext:value-type="float">
            <text:p>34.488889</text:p>
          </table:table-cell>
          <table:table-cell office:value-type="float" office:value="1.08" calcext:value-type="float">
            <text:p>1.08</text:p>
          </table:table-cell>
          <table:table-cell office:value-type="float" office:value="8.130435" calcext:value-type="float">
            <text:p>8.130435</text:p>
          </table:table-cell>
          <table:table-cell office:value-type="float" office:value="15.535714" calcext:value-type="float">
            <text:p>15.535714</text:p>
          </table:table-cell>
          <table:table-cell office:value-type="float" office:value="26.011111" calcext:value-type="float">
            <text:p>26.01111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40.4" calcext:value-type="float">
            <text:p>40.4</text:p>
          </table:table-cell>
          <table:table-cell office:value-type="float" office:value="26.181818" calcext:value-type="float">
            <text:p>26.181818</text:p>
          </table:table-cell>
          <table:table-cell office:value-type="float" office:value="30.469388" calcext:value-type="float">
            <text:p>30.469388</text:p>
          </table:table-cell>
          <table:table-cell office:value-type="float" office:value="35.964706" calcext:value-type="float">
            <text:p>35.964706</text:p>
          </table:table-cell>
          <table:table-cell office:value-type="float" office:value="1.45" calcext:value-type="float">
            <text:p>1.45</text:p>
          </table:table-cell>
          <table:table-cell office:value-type="float" office:value="10.090909" calcext:value-type="float">
            <text:p>10.090909</text:p>
          </table:table-cell>
          <table:table-cell office:value-type="float" office:value="18.285714" calcext:value-type="float">
            <text:p>18.285714</text:p>
          </table:table-cell>
          <table:table-cell office:value-type="float" office:value="29.411765" calcext:value-type="float">
            <text:p>29.41176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40.615385" calcext:value-type="float">
            <text:p>40.615385</text:p>
          </table:table-cell>
          <table:table-cell office:value-type="float" office:value="27.136364" calcext:value-type="float">
            <text:p>27.136364</text:p>
          </table:table-cell>
          <table:table-cell office:value-type="float" office:value="32.017857" calcext:value-type="float">
            <text:p>32.017857</text:p>
          </table:table-cell>
          <table:table-cell office:value-type="float" office:value="37.957447" calcext:value-type="float">
            <text:p>37.957447</text:p>
          </table:table-cell>
          <table:table-cell office:value-type="float" office:value="1.192308" calcext:value-type="float">
            <text:p>1.192308</text:p>
          </table:table-cell>
          <table:table-cell office:value-type="float" office:value="10.409091" calcext:value-type="float">
            <text:p>10.409091</text:p>
          </table:table-cell>
          <table:table-cell office:value-type="float" office:value="21.767857" calcext:value-type="float">
            <text:p>21.767857</text:p>
          </table:table-cell>
          <table:table-cell office:value-type="float" office:value="36.851064" calcext:value-type="float">
            <text:p>36.85106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36.478261" calcext:value-type="float">
            <text:p>36.478261</text:p>
          </table:table-cell>
          <table:table-cell office:value-type="float" office:value="26" calcext:value-type="float">
            <text:p>26</text:p>
          </table:table-cell>
          <table:table-cell office:value-type="float" office:value="33.254902" calcext:value-type="float">
            <text:p>33.254902</text:p>
          </table:table-cell>
          <table:table-cell office:value-type="float" office:value="39.873684" calcext:value-type="float">
            <text:p>39.873684</text:p>
          </table:table-cell>
          <table:table-cell office:value-type="float" office:value="1.26087" calcext:value-type="float">
            <text:p>1.26087</text:p>
          </table:table-cell>
          <table:table-cell office:value-type="float" office:value="9.833333" calcext:value-type="float">
            <text:p>9.833333</text:p>
          </table:table-cell>
          <table:table-cell office:value-type="float" office:value="22.058824" calcext:value-type="float">
            <text:p>22.058824</text:p>
          </table:table-cell>
          <table:table-cell office:value-type="float" office:value="40.052632" calcext:value-type="float">
            <text:p>40.05263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52.484848" calcext:value-type="float">
            <text:p>52.484848</text:p>
          </table:table-cell>
          <table:table-cell office:value-type="float" office:value="35.518519" calcext:value-type="float">
            <text:p>35.518519</text:p>
          </table:table-cell>
          <table:table-cell office:value-type="float" office:value="38.351852" calcext:value-type="float">
            <text:p>38.351852</text:p>
          </table:table-cell>
          <table:table-cell office:value-type="float" office:value="44.382979" calcext:value-type="float">
            <text:p>44.382979</text:p>
          </table:table-cell>
          <table:table-cell office:value-type="float" office:value="1.909091" calcext:value-type="float">
            <text:p>1.909091</text:p>
          </table:table-cell>
          <table:table-cell office:value-type="float" office:value="20.296296" calcext:value-type="float">
            <text:p>20.296296</text:p>
          </table:table-cell>
          <table:table-cell office:value-type="float" office:value="30.203704" calcext:value-type="float">
            <text:p>30.203704</text:p>
          </table:table-cell>
          <table:table-cell office:value-type="float" office:value="53.957447" calcext:value-type="float">
            <text:p>53.95744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97" calcext:value-type="float">
            <text:p>97</text:p>
          </table:table-cell>
          <table:table-cell office:value-type="float" office:value="49.606061" calcext:value-type="float">
            <text:p>49.606061</text:p>
          </table:table-cell>
          <table:table-cell office:value-type="float" office:value="30.75" calcext:value-type="float">
            <text:p>30.75</text:p>
          </table:table-cell>
          <table:table-cell office:value-type="float" office:value="34.269231" calcext:value-type="float">
            <text:p>34.269231</text:p>
          </table:table-cell>
          <table:table-cell office:value-type="float" office:value="39.979381" calcext:value-type="float">
            <text:p>39.979381</text:p>
          </table:table-cell>
          <table:table-cell office:value-type="float" office:value="1.787879" calcext:value-type="float">
            <text:p>1.787879</text:p>
          </table:table-cell>
          <table:table-cell office:value-type="float" office:value="16.666667" calcext:value-type="float">
            <text:p>16.666667</text:p>
          </table:table-cell>
          <table:table-cell office:value-type="float" office:value="27.307692" calcext:value-type="float">
            <text:p>27.307692</text:p>
          </table:table-cell>
          <table:table-cell office:value-type="float" office:value="48.226804" calcext:value-type="float">
            <text:p>48.22680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53.65" calcext:value-type="float">
            <text:p>53.65</text:p>
          </table:table-cell>
          <table:table-cell office:value-type="float" office:value="33.230769" calcext:value-type="float">
            <text:p>33.230769</text:p>
          </table:table-cell>
          <table:table-cell office:value-type="float" office:value="39.568966" calcext:value-type="float">
            <text:p>39.568966</text:p>
          </table:table-cell>
          <table:table-cell office:value-type="float" office:value="46.597938" calcext:value-type="float">
            <text:p>46.597938</text:p>
          </table:table-cell>
          <table:table-cell office:value-type="float" office:value="2.5" calcext:value-type="float">
            <text:p>2.5</text:p>
          </table:table-cell>
          <table:table-cell office:value-type="float" office:value="19.923077" calcext:value-type="float">
            <text:p>19.923077</text:p>
          </table:table-cell>
          <table:table-cell office:value-type="float" office:value="43" calcext:value-type="float">
            <text:p>43</text:p>
          </table:table-cell>
          <table:table-cell office:value-type="float" office:value="72.092784" calcext:value-type="float">
            <text:p>72.09278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office:value-type="float" office:value="53.906977" calcext:value-type="float">
            <text:p>53.906977</text:p>
          </table:table-cell>
          <table:table-cell office:value-type="float" office:value="35.545455" calcext:value-type="float">
            <text:p>35.545455</text:p>
          </table:table-cell>
          <table:table-cell office:value-type="float" office:value="37.696429" calcext:value-type="float">
            <text:p>37.696429</text:p>
          </table:table-cell>
          <table:table-cell office:value-type="float" office:value="42.659794" calcext:value-type="float">
            <text:p>42.659794</text:p>
          </table:table-cell>
          <table:table-cell office:value-type="float" office:value="2.837209" calcext:value-type="float">
            <text:p>2.837209</text:p>
          </table:table-cell>
          <table:table-cell office:value-type="float" office:value="23.878788" calcext:value-type="float">
            <text:p>23.878788</text:p>
          </table:table-cell>
          <table:table-cell office:value-type="float" office:value="33.660714" calcext:value-type="float">
            <text:p>33.660714</text:p>
          </table:table-cell>
          <table:table-cell office:value-type="float" office:value="55.57732" calcext:value-type="float">
            <text:p>55.5773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float" office:value="56.677419" calcext:value-type="float">
            <text:p>56.677419</text:p>
          </table:table-cell>
          <table:table-cell office:value-type="float" office:value="42" calcext:value-type="float">
            <text:p>42</text:p>
          </table:table-cell>
          <table:table-cell office:value-type="float" office:value="44.240741" calcext:value-type="float">
            <text:p>44.240741</text:p>
          </table:table-cell>
          <table:table-cell office:value-type="float" office:value="49.053763" calcext:value-type="float">
            <text:p>49.053763</text:p>
          </table:table-cell>
          <table:table-cell office:value-type="float" office:value="2.774194" calcext:value-type="float">
            <text:p>2.774194</text:p>
          </table:table-cell>
          <table:table-cell office:value-type="float" office:value="35.833333" calcext:value-type="float">
            <text:p>35.833333</text:p>
          </table:table-cell>
          <table:table-cell office:value-type="float" office:value="50.296296" calcext:value-type="float">
            <text:p>50.296296</text:p>
          </table:table-cell>
          <table:table-cell office:value-type="float" office:value="86.774194" calcext:value-type="float">
            <text:p>86.77419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59.05" calcext:value-type="float">
            <text:p>59.05</text:p>
          </table:table-cell>
          <table:table-cell office:value-type="float" office:value="43.958333" calcext:value-type="float">
            <text:p>43.958333</text:p>
          </table:table-cell>
          <table:table-cell office:value-type="float" office:value="48.105263" calcext:value-type="float">
            <text:p>48.105263</text:p>
          </table:table-cell>
          <table:table-cell office:value-type="float" office:value="50.484536" calcext:value-type="float">
            <text:p>50.484536</text:p>
          </table:table-cell>
          <table:table-cell office:value-type="float" office:value="3.825" calcext:value-type="float">
            <text:p>3.825</text:p>
          </table:table-cell>
          <table:table-cell office:value-type="float" office:value="40.125" calcext:value-type="float">
            <text:p>40.125</text:p>
          </table:table-cell>
          <table:table-cell office:value-type="float" office:value="64.280702" calcext:value-type="float">
            <text:p>64.280702</text:p>
          </table:table-cell>
          <table:table-cell office:value-type="float" office:value="89.298969" calcext:value-type="float">
            <text:p>89.29896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61.5" calcext:value-type="float">
            <text:p>61.5</text:p>
          </table:table-cell>
          <table:table-cell office:value-type="float" office:value="41.564103" calcext:value-type="float">
            <text:p>41.564103</text:p>
          </table:table-cell>
          <table:table-cell office:value-type="float" office:value="43.910714" calcext:value-type="float">
            <text:p>43.910714</text:p>
          </table:table-cell>
          <table:table-cell office:value-type="float" office:value="50.864583" calcext:value-type="float">
            <text:p>50.864583</text:p>
          </table:table-cell>
          <table:table-cell office:value-type="float" office:value="3.73913" calcext:value-type="float">
            <text:p>3.73913</text:p>
          </table:table-cell>
          <table:table-cell office:value-type="float" office:value="41.384615" calcext:value-type="float">
            <text:p>41.384615</text:p>
          </table:table-cell>
          <table:table-cell office:value-type="float" office:value="55.5" calcext:value-type="float">
            <text:p>55.5</text:p>
          </table:table-cell>
          <table:table-cell office:value-type="float" office:value="90.9375" calcext:value-type="float">
            <text:p>90.937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59.72093" calcext:value-type="float">
            <text:p>59.72093</text:p>
          </table:table-cell>
          <table:table-cell office:value-type="float" office:value="40.78125" calcext:value-type="float">
            <text:p>40.78125</text:p>
          </table:table-cell>
          <table:table-cell office:value-type="float" office:value="46.15" calcext:value-type="float">
            <text:p>46.15</text:p>
          </table:table-cell>
          <table:table-cell office:value-type="float" office:value="52.505263" calcext:value-type="float">
            <text:p>52.505263</text:p>
          </table:table-cell>
          <table:table-cell office:value-type="float" office:value="3.44186" calcext:value-type="float">
            <text:p>3.44186</text:p>
          </table:table-cell>
          <table:table-cell office:value-type="float" office:value="39.03125" calcext:value-type="float">
            <text:p>39.03125</text:p>
          </table:table-cell>
          <table:table-cell office:value-type="float" office:value="71.35" calcext:value-type="float">
            <text:p>71.35</text:p>
          </table:table-cell>
          <table:table-cell office:value-type="float" office:value="117.084211" calcext:value-type="float">
            <text:p>117.08421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office:value-type="float" office:value="61.877551" calcext:value-type="float">
            <text:p>61.877551</text:p>
          </table:table-cell>
          <table:table-cell office:value-type="float" office:value="44.5625" calcext:value-type="float">
            <text:p>44.5625</text:p>
          </table:table-cell>
          <table:table-cell office:value-type="float" office:value="46.754386" calcext:value-type="float">
            <text:p>46.754386</text:p>
          </table:table-cell>
          <table:table-cell office:value-type="float" office:value="51.938776" calcext:value-type="float">
            <text:p>51.938776</text:p>
          </table:table-cell>
          <table:table-cell office:value-type="float" office:value="3.795918" calcext:value-type="float">
            <text:p>3.795918</text:p>
          </table:table-cell>
          <table:table-cell office:value-type="float" office:value="52.6875" calcext:value-type="float">
            <text:p>52.6875</text:p>
          </table:table-cell>
          <table:table-cell office:value-type="float" office:value="68.052632" calcext:value-type="float">
            <text:p>68.052632</text:p>
          </table:table-cell>
          <table:table-cell office:value-type="float" office:value="104.72449" calcext:value-type="float">
            <text:p>104.7244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  <table:table-cell office:value-type="float" office:value="59.72093" calcext:value-type="float">
            <text:p>59.72093</text:p>
          </table:table-cell>
          <table:table-cell office:value-type="float" office:value="47.657143" calcext:value-type="float">
            <text:p>47.657143</text:p>
          </table:table-cell>
          <table:table-cell office:value-type="float" office:value="49.25" calcext:value-type="float">
            <text:p>49.25</text:p>
          </table:table-cell>
          <table:table-cell office:value-type="float" office:value="54.908163" calcext:value-type="float">
            <text:p>54.908163</text:p>
          </table:table-cell>
          <table:table-cell office:value-type="float" office:value="2.883721" calcext:value-type="float">
            <text:p>2.883721</text:p>
          </table:table-cell>
          <table:table-cell office:value-type="float" office:value="61.257143" calcext:value-type="float">
            <text:p>61.257143</text:p>
          </table:table-cell>
          <table:table-cell office:value-type="float" office:value="83.03125" calcext:value-type="float">
            <text:p>83.03125</text:p>
          </table:table-cell>
          <table:table-cell office:value-type="float" office:value="145.255102" calcext:value-type="float">
            <text:p>145.25510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67.369565" calcext:value-type="float">
            <text:p>67.369565</text:p>
          </table:table-cell>
          <table:table-cell office:value-type="float" office:value="49.72973" calcext:value-type="float">
            <text:p>49.72973</text:p>
          </table:table-cell>
          <table:table-cell office:value-type="float" office:value="50.369231" calcext:value-type="float">
            <text:p>50.369231</text:p>
          </table:table-cell>
          <table:table-cell office:value-type="float" office:value="55.969388" calcext:value-type="float">
            <text:p>55.969388</text:p>
          </table:table-cell>
          <table:table-cell office:value-type="float" office:value="4.913043" calcext:value-type="float">
            <text:p>4.913043</text:p>
          </table:table-cell>
          <table:table-cell office:value-type="float" office:value="72.756757" calcext:value-type="float">
            <text:p>72.756757</text:p>
          </table:table-cell>
          <table:table-cell office:value-type="float" office:value="91.584615" calcext:value-type="float">
            <text:p>91.584615</text:p>
          </table:table-cell>
          <table:table-cell office:value-type="float" office:value="150.94898" calcext:value-type="float">
            <text:p>150.9489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62.511628" calcext:value-type="float">
            <text:p>62.511628</text:p>
          </table:table-cell>
          <table:table-cell office:value-type="float" office:value="47.636364" calcext:value-type="float">
            <text:p>47.636364</text:p>
          </table:table-cell>
          <table:table-cell office:value-type="float" office:value="53.111111" calcext:value-type="float">
            <text:p>53.111111</text:p>
          </table:table-cell>
          <table:table-cell office:value-type="float" office:value="59.177083" calcext:value-type="float">
            <text:p>59.177083</text:p>
          </table:table-cell>
          <table:table-cell office:value-type="float" office:value="4.744186" calcext:value-type="float">
            <text:p>4.744186</text:p>
          </table:table-cell>
          <table:table-cell office:value-type="float" office:value="72.151515" calcext:value-type="float">
            <text:p>72.151515</text:p>
          </table:table-cell>
          <table:table-cell office:value-type="float" office:value="108.746032" calcext:value-type="float">
            <text:p>108.746032</text:p>
          </table:table-cell>
          <table:table-cell office:value-type="float" office:value="180.354167" calcext:value-type="float">
            <text:p>180.35416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70.647059" calcext:value-type="float">
            <text:p>70.647059</text:p>
          </table:table-cell>
          <table:table-cell office:value-type="float" office:value="53.975" calcext:value-type="float">
            <text:p>53.975</text:p>
          </table:table-cell>
          <table:table-cell office:value-type="float" office:value="56.623188" calcext:value-type="float">
            <text:p>56.623188</text:p>
          </table:table-cell>
          <table:table-cell office:value-type="float" office:value="62.55" calcext:value-type="float">
            <text:p>62.55</text:p>
          </table:table-cell>
          <table:table-cell office:value-type="float" office:value="5.058824" calcext:value-type="float">
            <text:p>5.058824</text:p>
          </table:table-cell>
          <table:table-cell office:value-type="float" office:value="88.175" calcext:value-type="float">
            <text:p>88.175</text:p>
          </table:table-cell>
          <table:table-cell office:value-type="float" office:value="110.623188" calcext:value-type="float">
            <text:p>110.623188</text:p>
          </table:table-cell>
          <table:table-cell office:value-type="float" office:value="174.03" calcext:value-type="float">
            <text:p>174.0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75.530612" calcext:value-type="float">
            <text:p>75.530612</text:p>
          </table:table-cell>
          <table:table-cell office:value-type="float" office:value="55.875" calcext:value-type="float">
            <text:p>55.875</text:p>
          </table:table-cell>
          <table:table-cell office:value-type="float" office:value="57.257576" calcext:value-type="float">
            <text:p>57.257576</text:p>
          </table:table-cell>
          <table:table-cell office:value-type="float" office:value="61.7" calcext:value-type="float">
            <text:p>61.7</text:p>
          </table:table-cell>
          <table:table-cell office:value-type="float" office:value="5.510204" calcext:value-type="float">
            <text:p>5.510204</text:p>
          </table:table-cell>
          <table:table-cell office:value-type="float" office:value="103.3" calcext:value-type="float">
            <text:p>103.3</text:p>
          </table:table-cell>
          <table:table-cell office:value-type="float" office:value="125.348485" calcext:value-type="float">
            <text:p>125.348485</text:p>
          </table:table-cell>
          <table:table-cell office:value-type="float" office:value="193.54" calcext:value-type="float">
            <text:p>193.54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  <table:table-cell office:value-type="float" office:value="77.823529" calcext:value-type="float">
            <text:p>77.823529</text:p>
          </table:table-cell>
          <table:table-cell office:value-type="float" office:value="56.421053" calcext:value-type="float">
            <text:p>56.421053</text:p>
          </table:table-cell>
          <table:table-cell office:value-type="float" office:value="60.609375" calcext:value-type="float">
            <text:p>60.609375</text:p>
          </table:table-cell>
          <table:table-cell office:value-type="float" office:value="64.040816" calcext:value-type="float">
            <text:p>64.040816</text:p>
          </table:table-cell>
          <table:table-cell office:value-type="float" office:value="6.392157" calcext:value-type="float">
            <text:p>6.392157</text:p>
          </table:table-cell>
          <table:table-cell office:value-type="float" office:value="103.078947" calcext:value-type="float">
            <text:p>103.078947</text:p>
          </table:table-cell>
          <table:table-cell office:value-type="float" office:value="155.5" calcext:value-type="float">
            <text:p>155.5</text:p>
          </table:table-cell>
          <table:table-cell office:value-type="float" office:value="199.72449" calcext:value-type="float">
            <text:p>199.72449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  <table:table-cell office:value-type="float" office:value="69.159091" calcext:value-type="float">
            <text:p>69.159091</text:p>
          </table:table-cell>
          <table:table-cell office:value-type="float" office:value="51.463415" calcext:value-type="float">
            <text:p>51.463415</text:p>
          </table:table-cell>
          <table:table-cell office:value-type="float" office:value="55.25" calcext:value-type="float">
            <text:p>55.25</text:p>
          </table:table-cell>
          <table:table-cell office:value-type="float" office:value="60.680412" calcext:value-type="float">
            <text:p>60.680412</text:p>
          </table:table-cell>
          <table:table-cell office:value-type="float" office:value="4.636364" calcext:value-type="float">
            <text:p>4.636364</text:p>
          </table:table-cell>
          <table:table-cell office:value-type="float" office:value="84.536585" calcext:value-type="float">
            <text:p>84.536585</text:p>
          </table:table-cell>
          <table:table-cell office:value-type="float" office:value="112.823529" calcext:value-type="float">
            <text:p>112.823529</text:p>
          </table:table-cell>
          <table:table-cell office:value-type="float" office:value="187.927835" calcext:value-type="float">
            <text:p>187.92783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81.02439" calcext:value-type="float">
            <text:p>81.02439</text:p>
          </table:table-cell>
          <table:table-cell office:value-type="float" office:value="63.342105" calcext:value-type="float">
            <text:p>63.342105</text:p>
          </table:table-cell>
          <table:table-cell office:value-type="float" office:value="63.926471" calcext:value-type="float">
            <text:p>63.926471</text:p>
          </table:table-cell>
          <table:table-cell office:value-type="float" office:value="68.98" calcext:value-type="float">
            <text:p>68.98</text:p>
          </table:table-cell>
          <table:table-cell office:value-type="float" office:value="8.121951" calcext:value-type="float">
            <text:p>8.121951</text:p>
          </table:table-cell>
          <table:table-cell office:value-type="float" office:value="152.157895" calcext:value-type="float">
            <text:p>152.157895</text:p>
          </table:table-cell>
          <table:table-cell office:value-type="float" office:value="176.441176" calcext:value-type="float">
            <text:p>176.441176</text:p>
          </table:table-cell>
          <table:table-cell office:value-type="float" office:value="252.93" calcext:value-type="float">
            <text:p>252.9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office:value-type="float" office:value="82.185185" calcext:value-type="float">
            <text:p>82.185185</text:p>
          </table:table-cell>
          <table:table-cell office:value-type="float" office:value="61.512821" calcext:value-type="float">
            <text:p>61.512821</text:p>
          </table:table-cell>
          <table:table-cell office:value-type="float" office:value="63.229508" calcext:value-type="float">
            <text:p>63.229508</text:p>
          </table:table-cell>
          <table:table-cell office:value-type="float" office:value="68.707071" calcext:value-type="float">
            <text:p>68.707071</text:p>
          </table:table-cell>
          <table:table-cell office:value-type="float" office:value="6.888889" calcext:value-type="float">
            <text:p>6.888889</text:p>
          </table:table-cell>
          <table:table-cell office:value-type="float" office:value="143.820513" calcext:value-type="float">
            <text:p>143.820513</text:p>
          </table:table-cell>
          <table:table-cell office:value-type="float" office:value="177.081967" calcext:value-type="float">
            <text:p>177.081967</text:p>
          </table:table-cell>
          <table:table-cell office:value-type="float" office:value="267.444444" calcext:value-type="float">
            <text:p>267.444444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79.867925" calcext:value-type="float">
            <text:p>79.867925</text:p>
          </table:table-cell>
          <table:table-cell office:value-type="float" office:value="60.022222" calcext:value-type="float">
            <text:p>60.022222</text:p>
          </table:table-cell>
          <table:table-cell office:value-type="float" office:value="62.585714" calcext:value-type="float">
            <text:p>62.585714</text:p>
          </table:table-cell>
          <table:table-cell office:value-type="float" office:value="66.989691" calcext:value-type="float">
            <text:p>66.989691</text:p>
          </table:table-cell>
          <table:table-cell office:value-type="float" office:value="8.339623" calcext:value-type="float">
            <text:p>8.339623</text:p>
          </table:table-cell>
          <table:table-cell office:value-type="float" office:value="147.644444" calcext:value-type="float">
            <text:p>147.644444</text:p>
          </table:table-cell>
          <table:table-cell office:value-type="float" office:value="179.857143" calcext:value-type="float">
            <text:p>179.857143</text:p>
          </table:table-cell>
          <table:table-cell office:value-type="float" office:value="234.412371" calcext:value-type="float">
            <text:p>234.41237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8.767442" calcext:value-type="float">
            <text:p>88.767442</text:p>
          </table:table-cell>
          <table:table-cell office:value-type="float" office:value="65.83871" calcext:value-type="float">
            <text:p>65.83871</text:p>
          </table:table-cell>
          <table:table-cell office:value-type="float" office:value="71.883333" calcext:value-type="float">
            <text:p>71.883333</text:p>
          </table:table-cell>
          <table:table-cell office:value-type="float" office:value="73.4" calcext:value-type="float">
            <text:p>73.4</text:p>
          </table:table-cell>
          <table:table-cell office:value-type="float" office:value="7.162791" calcext:value-type="float">
            <text:p>7.162791</text:p>
          </table:table-cell>
          <table:table-cell office:value-type="float" office:value="176.16129" calcext:value-type="float">
            <text:p>176.16129</text:p>
          </table:table-cell>
          <table:table-cell office:value-type="float" office:value="249.45" calcext:value-type="float">
            <text:p>249.45</text:p>
          </table:table-cell>
          <table:table-cell office:value-type="float" office:value="321.93" calcext:value-type="float">
            <text:p>321.9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7.5" calcext:value-type="float">
            <text:p>7.5</text:p>
          </table:table-cell>
          <table:table-cell office:value-type="float" office:value="201" calcext:value-type="float">
            <text:p>201</text:p>
          </table:table-cell>
          <table:table-cell office:value-type="float" office:value="298" calcext:value-type="float">
            <text:p>298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.8" calcext:value-type="float">
            <text:p>7.8</text:p>
          </table:table-cell>
          <table:table-cell office:value-type="float" office:value="210" calcext:value-type="float">
            <text:p>210</text:p>
          </table:table-cell>
          <table:table-cell office:value-type="float" office:value="310" calcext:value-type="float">
            <text:p>310</text:p>
          </table:table-cell>
          <table:table-cell office:value-type="float" office:value="380" calcext:value-type="float">
            <text:p>380</text:p>
          </table:table-cell>
        </table:table-row>
      </table:table>
      <table:table table:name="effect-empty-size" table:style-name="ta1">
        <table:shapes>
          <draw:frame draw:z-index="0" draw:style-name="gr1" draw:text-style-name="P1" svg:width="218.44mm" svg:height="123.05mm" svg:x="1.11mm" svg:y="134.86mm">
            <draw:object draw:notify-on-update-of-ranges="'effect-empty-size'.B3:'effect-empty-size'.B25 'effect-empty-size'.C2:'effect-empty-size'.C2 'effect-empty-size'.C3:'effect-empty-size'.C25 'effect-empty-size'.D2:'effect-empty-size'.D2 'effect-empty-size'.D3:'effect-empty-size'.D25 'effect-empty-size'.E2:'effect-empty-size'.E2 'effect-empty-size'.E3:'effect-empty-size'.E25 'effect-empty-size'.F2:'effect-empty-size'.F2 'effect-empty-size'.F3:'effect-empty-size'.F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18.44mm" svg:height="123.05mm" svg:x="223.53mm" svg:y="134.95mm">
            <draw:object draw:notify-on-update-of-ranges="'effect-empty-size'.B3:'effect-empty-size'.B25 'effect-empty-size'.C2:'effect-empty-size'.C2 'effect-empty-size'.G3:'effect-empty-size'.G25 'effect-empty-size'.D2:'effect-empty-size'.D2 'effect-empty-size'.H3:'effect-empty-size'.H25 'effect-empty-size'.E2:'effect-empty-size'.E2 'effect-empty-size'.I3:'effect-empty-size'.I25 'effect-empty-size'.F2:'effect-empty-size'.F2 'effect-empty-size'.J3:'effect-empty-size'.J2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218.44mm" svg:height="123.05mm" svg:x="448.71mm" svg:y="134.68mm">
            <draw:object draw:notify-on-update-of-ranges="'effect-empty-size'.B3:'effect-empty-size'.B25 'effect-empty-size'.C2:'effect-empty-size'.C2 'effect-empty-size'.K3:'effect-empty-size'.K25 'effect-empty-size'.D2:'effect-empty-size'.D2 'effect-empty-size'.L3:'effect-empty-size'.L25 'effect-empty-size'.E2:'effect-empty-size'.E2 'effect-empty-size'.M3:'effect-empty-size'.M25 'effect-empty-size'.F2:'effect-empty-size'.F2 'effect-empty-size'.N3:'effect-empty-size'.N2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skutecznosć</text:p>
          </table:table-cell>
          <table:table-cell table:number-columns-repeated="3"/>
          <table:table-cell office:value-type="string" calcext:value-type="string">
            <text:p>liczba kroków</text:p>
          </table:table-cell>
          <table:table-cell table:number-columns-repeated="3"/>
          <table:table-cell office:value-type="string" calcext:value-type="string">
            <text:p>czas oblicze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p W</text:p>
          </table:table-cell>
          <table:table-cell office:value-type="string" calcext:value-type="string">
            <text:p>LRA*</text:p>
          </table:table-cell>
          <table:table-cell office:value-type="string" calcext:value-type="string">
            <text:p>WHCA*1</text:p>
          </table:table-cell>
          <table:table-cell office:value-type="string" calcext:value-type="string">
            <text:p>WHCA*2</text:p>
          </table:table-cell>
          <table:table-cell office:value-type="string" calcext:value-type="string">
            <text:p>WHCA*3</text:p>
          </table:table-cell>
          <table:table-cell office:value-type="string" calcext:value-type="string">
            <text:p>LRA*</text:p>
          </table:table-cell>
          <table:table-cell office:value-type="string" calcext:value-type="string">
            <text:p>WHCA*1</text:p>
          </table:table-cell>
          <table:table-cell office:value-type="string" calcext:value-type="string">
            <text:p>WHCA*2</text:p>
          </table:table-cell>
          <table:table-cell office:value-type="string" calcext:value-type="string">
            <text:p>WHCA*3</text:p>
          </table:table-cell>
          <table:table-cell office:value-type="string" calcext:value-type="string">
            <text:p>LRA*</text:p>
          </table:table-cell>
          <table:table-cell office:value-type="string" calcext:value-type="string">
            <text:p>WHCA*1</text:p>
          </table:table-cell>
          <table:table-cell office:value-type="string" calcext:value-type="string">
            <text:p>WHCA*2</text:p>
          </table:table-cell>
          <table:table-cell office:value-type="string" calcext:value-type="string">
            <text:p>WHCA*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7.413793" calcext:value-type="float">
            <text:p>7.413793</text:p>
          </table:table-cell>
          <table:table-cell office:value-type="float" office:value="5.132075" calcext:value-type="float">
            <text:p>5.132075</text:p>
          </table:table-cell>
          <table:table-cell table:number-columns-repeated="2" office:value-type="float" office:value="7.597938" calcext:value-type="float">
            <text:p>7.597938</text:p>
          </table:table-cell>
          <table:table-cell office:value-type="float" office:value="0.551724" calcext:value-type="float">
            <text:p>0.551724</text:p>
          </table:table-cell>
          <table:table-cell office:value-type="float" office:value="0.698113" calcext:value-type="float">
            <text:p>0.698113</text:p>
          </table:table-cell>
          <table:table-cell office:value-type="float" office:value="1.113402" calcext:value-type="float">
            <text:p>1.113402</text:p>
          </table:table-cell>
          <table:table-cell office:value-type="float" office:value="1.030928" calcext:value-type="float">
            <text:p>1.03092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.47561" calcext:value-type="float">
            <text:p>9.47561</text:p>
          </table:table-cell>
          <table:table-cell office:value-type="float" office:value="5.795455" calcext:value-type="float">
            <text:p>5.795455</text:p>
          </table:table-cell>
          <table:table-cell table:number-columns-repeated="2" office:value-type="float" office:value="6.28" calcext:value-type="float">
            <text:p>6.28</text:p>
          </table:table-cell>
          <table:table-cell office:value-type="float" office:value="0.134146" calcext:value-type="float">
            <text:p>0.134146</text:p>
          </table:table-cell>
          <table:table-cell office:value-type="float" office:value="0.693182" calcext:value-type="float">
            <text:p>0.693182</text:p>
          </table:table-cell>
          <table:table-cell office:value-type="float" office:value="0.87" calcext:value-type="float">
            <text:p>0.87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.284211" calcext:value-type="float">
            <text:p>9.284211</text:p>
          </table:table-cell>
          <table:table-cell office:value-type="float" office:value="5.690722" calcext:value-type="float">
            <text:p>5.690722</text:p>
          </table:table-cell>
          <table:table-cell table:number-columns-repeated="2" office:value-type="float" office:value="5.86" calcext:value-type="float">
            <text:p>5.86</text:p>
          </table:table-cell>
          <table:table-cell office:value-type="float" office:value="0.115789" calcext:value-type="float">
            <text:p>0.115789</text:p>
          </table:table-cell>
          <table:table-cell office:value-type="float" office:value="0.804124" calcext:value-type="float">
            <text:p>0.804124</text:p>
          </table:table-cell>
          <table:table-cell office:value-type="float" office:value="0.95" calcext:value-type="float">
            <text:p>0.95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.765957" calcext:value-type="float">
            <text:p>9.765957</text:p>
          </table:table-cell>
          <table:table-cell office:value-type="float" office:value="6.40404" calcext:value-type="float">
            <text:p>6.40404</text:p>
          </table:table-cell>
          <table:table-cell table:number-columns-repeated="2" office:value-type="float" office:value="6.43" calcext:value-type="float">
            <text:p>6.43</text:p>
          </table:table-cell>
          <table:table-cell office:value-type="float" office:value="0.06383" calcext:value-type="float">
            <text:p>0.06383</text:p>
          </table:table-cell>
          <table:table-cell office:value-type="float" office:value="1.313131" calcext:value-type="float">
            <text:p>1.313131</text:p>
          </table:table-cell>
          <table:table-cell office:value-type="float" office:value="1.4" calcext:value-type="float">
            <text:p>1.4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.59596" calcext:value-type="float">
            <text:p>9.59596</text:p>
          </table:table-cell>
          <table:table-cell table:number-columns-repeated="3" office:value-type="float" office:value="6.77" calcext:value-type="float">
            <text:p>6.77</text:p>
          </table:table-cell>
          <table:table-cell office:value-type="float" office:value="0.161616" calcext:value-type="float">
            <text:p>0.161616</text:p>
          </table:table-cell>
          <table:table-cell office:value-type="float" office:value="1.97" calcext:value-type="float">
            <text:p>1.97</text:p>
          </table:table-cell>
          <table:table-cell office:value-type="float" office:value="1.93" calcext:value-type="float">
            <text:p>1.93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.536082" calcext:value-type="float">
            <text:p>9.536082</text:p>
          </table:table-cell>
          <table:table-cell table:number-columns-repeated="3" office:value-type="float" office:value="7.43" calcext:value-type="float">
            <text:p>7.43</text:p>
          </table:table-cell>
          <table:table-cell office:value-type="float" office:value="0.103093" calcext:value-type="float">
            <text:p>0.103093</text:p>
          </table:table-cell>
          <table:table-cell table:number-columns-repeated="2" office:value-type="float" office:value="2.95" calcext:value-type="float">
            <text:p>2.95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.57" calcext:value-type="float">
            <text:p>9.57</text:p>
          </table:table-cell>
          <table:table-cell table:number-columns-repeated="3" office:value-type="float" office:value="7.82" calcext:value-type="float">
            <text:p>7.82</text:p>
          </table:table-cell>
          <table:table-cell office:value-type="float" office:value="0.17" calcext:value-type="float">
            <text:p>0.17</text:p>
          </table:table-cell>
          <table:table-cell office:value-type="float" office:value="3.96" calcext:value-type="float">
            <text:p>3.96</text:p>
          </table:table-cell>
          <table:table-cell office:value-type="float" office:value="3.98" calcext:value-type="float">
            <text:p>3.98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.94" calcext:value-type="float">
            <text:p>9.94</text:p>
          </table:table-cell>
          <table:table-cell table:number-columns-repeated="3" office:value-type="float" office:value="8.65" calcext:value-type="float">
            <text:p>8.65</text:p>
          </table:table-cell>
          <table:table-cell office:value-type="float" office:value="0.13" calcext:value-type="float">
            <text:p>0.13</text:p>
          </table:table-cell>
          <table:table-cell office:value-type="float" office:value="5.43" calcext:value-type="float">
            <text:p>5.43</text:p>
          </table:table-cell>
          <table:table-cell office:value-type="float" office:value="5.5" calcext:value-type="float">
            <text:p>5.5</text:p>
          </table:table-cell>
          <table:table-cell office:value-type="float" office:value="5.45" calcext:value-type="float">
            <text:p>5.4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0.867347" calcext:value-type="float">
            <text:p>10.867347</text:p>
          </table:table-cell>
          <table:table-cell table:number-columns-repeated="3" office:value-type="float" office:value="9.28" calcext:value-type="float">
            <text:p>9.28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8.17" calcext:value-type="float">
            <text:p>8.17</text:p>
          </table:table-cell>
          <table:table-cell office:value-type="float" office:value="8.23" calcext:value-type="float">
            <text:p>8.23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1.070707" calcext:value-type="float">
            <text:p>11.070707</text:p>
          </table:table-cell>
          <table:table-cell table:number-columns-repeated="3" office:value-type="float" office:value="10.02" calcext:value-type="float">
            <text:p>10.02</text:p>
          </table:table-cell>
          <table:table-cell office:value-type="float" office:value="0.191919" calcext:value-type="float">
            <text:p>0.191919</text:p>
          </table:table-cell>
          <table:table-cell office:value-type="float" office:value="11.58" calcext:value-type="float">
            <text:p>11.58</text:p>
          </table:table-cell>
          <table:table-cell office:value-type="float" office:value="11.74" calcext:value-type="float">
            <text:p>11.74</text:p>
          </table:table-cell>
          <table:table-cell office:value-type="float" office:value="11.87" calcext:value-type="float">
            <text:p>11.8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1.36" calcext:value-type="float">
            <text:p>11.36</text:p>
          </table:table-cell>
          <table:table-cell table:number-columns-repeated="3" office:value-type="float" office:value="10.58" calcext:value-type="float">
            <text:p>10.58</text:p>
          </table:table-cell>
          <table:table-cell office:value-type="float" office:value="0.17" calcext:value-type="float">
            <text:p>0.17</text:p>
          </table:table-cell>
          <table:table-cell office:value-type="float" office:value="14.44" calcext:value-type="float">
            <text:p>14.44</text:p>
          </table:table-cell>
          <table:table-cell office:value-type="float" office:value="14.38" calcext:value-type="float">
            <text:p>14.38</text:p>
          </table:table-cell>
          <table:table-cell office:value-type="float" office:value="14.12" calcext:value-type="float">
            <text:p>14.1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2.27" calcext:value-type="float">
            <text:p>12.27</text:p>
          </table:table-cell>
          <table:table-cell table:number-columns-repeated="3" office:value-type="float" office:value="11.57" calcext:value-type="float">
            <text:p>11.57</text:p>
          </table:table-cell>
          <table:table-cell office:value-type="float" office:value="0.34" calcext:value-type="float">
            <text:p>0.34</text:p>
          </table:table-cell>
          <table:table-cell office:value-type="float" office:value="18.12" calcext:value-type="float">
            <text:p>18.12</text:p>
          </table:table-cell>
          <table:table-cell office:value-type="float" office:value="18.39" calcext:value-type="float">
            <text:p>18.39</text:p>
          </table:table-cell>
          <table:table-cell office:value-type="float" office:value="18.19" calcext:value-type="float">
            <text:p>18.1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3.35" calcext:value-type="float">
            <text:p>13.35</text:p>
          </table:table-cell>
          <table:table-cell table:number-columns-repeated="3" office:value-type="float" office:value="12.59" calcext:value-type="float">
            <text:p>12.59</text:p>
          </table:table-cell>
          <table:table-cell office:value-type="float" office:value="0.33" calcext:value-type="float">
            <text:p>0.33</text:p>
          </table:table-cell>
          <table:table-cell office:value-type="float" office:value="25.64" calcext:value-type="float">
            <text:p>25.64</text:p>
          </table:table-cell>
          <table:table-cell office:value-type="float" office:value="25.75" calcext:value-type="float">
            <text:p>25.75</text:p>
          </table:table-cell>
          <table:table-cell office:value-type="float" office:value="25.39" calcext:value-type="float">
            <text:p>25.3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3.707071" calcext:value-type="float">
            <text:p>13.707071</text:p>
          </table:table-cell>
          <table:table-cell table:number-columns-repeated="3" office:value-type="float" office:value="13.05" calcext:value-type="float">
            <text:p>13.05</text:p>
          </table:table-cell>
          <table:table-cell office:value-type="float" office:value="0.262626" calcext:value-type="float">
            <text:p>0.262626</text:p>
          </table:table-cell>
          <table:table-cell office:value-type="float" office:value="30.18" calcext:value-type="float">
            <text:p>30.18</text:p>
          </table:table-cell>
          <table:table-cell office:value-type="float" office:value="30" calcext:value-type="float">
            <text:p>30</text:p>
          </table:table-cell>
          <table:table-cell office:value-type="float" office:value="30.13" calcext:value-type="float">
            <text:p>30.1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4.26" calcext:value-type="float">
            <text:p>14.26</text:p>
          </table:table-cell>
          <table:table-cell table:number-columns-repeated="3" office:value-type="float" office:value="13.64" calcext:value-type="float">
            <text:p>13.64</text:p>
          </table:table-cell>
          <table:table-cell office:value-type="float" office:value="0.42" calcext:value-type="float">
            <text:p>0.42</text:p>
          </table:table-cell>
          <table:table-cell office:value-type="float" office:value="37.04" calcext:value-type="float">
            <text:p>37.04</text:p>
          </table:table-cell>
          <table:table-cell office:value-type="float" office:value="36.81" calcext:value-type="float">
            <text:p>36.81</text:p>
          </table:table-cell>
          <table:table-cell office:value-type="float" office:value="36.93" calcext:value-type="float">
            <text:p>36.9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4.95" calcext:value-type="float">
            <text:p>14.95</text:p>
          </table:table-cell>
          <table:table-cell table:number-columns-repeated="3" office:value-type="float" office:value="14.38" calcext:value-type="float">
            <text:p>14.38</text:p>
          </table:table-cell>
          <table:table-cell office:value-type="float" office:value="0.41" calcext:value-type="float">
            <text:p>0.41</text:p>
          </table:table-cell>
          <table:table-cell office:value-type="float" office:value="44.99" calcext:value-type="float">
            <text:p>44.99</text:p>
          </table:table-cell>
          <table:table-cell office:value-type="float" office:value="44.58" calcext:value-type="float">
            <text:p>44.58</text:p>
          </table:table-cell>
          <table:table-cell office:value-type="float" office:value="44.63" calcext:value-type="float">
            <text:p>44.6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5.989899" calcext:value-type="float">
            <text:p>15.989899</text:p>
          </table:table-cell>
          <table:table-cell table:number-columns-repeated="3" office:value-type="float" office:value="15.43" calcext:value-type="float">
            <text:p>15.43</text:p>
          </table:table-cell>
          <table:table-cell office:value-type="float" office:value="0.434343" calcext:value-type="float">
            <text:p>0.434343</text:p>
          </table:table-cell>
          <table:table-cell office:value-type="float" office:value="56.15" calcext:value-type="float">
            <text:p>56.15</text:p>
          </table:table-cell>
          <table:table-cell office:value-type="float" office:value="56.16" calcext:value-type="float">
            <text:p>56.16</text:p>
          </table:table-cell>
          <table:table-cell office:value-type="float" office:value="56.13" calcext:value-type="float">
            <text:p>56.1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6.35" calcext:value-type="float">
            <text:p>16.35</text:p>
          </table:table-cell>
          <table:table-cell table:number-columns-repeated="3" office:value-type="float" office:value="15.53" calcext:value-type="float">
            <text:p>15.53</text:p>
          </table:table-cell>
          <table:table-cell office:value-type="float" office:value="0.5" calcext:value-type="float">
            <text:p>0.5</text:p>
          </table:table-cell>
          <table:table-cell office:value-type="float" office:value="59.79" calcext:value-type="float">
            <text:p>59.79</text:p>
          </table:table-cell>
          <table:table-cell office:value-type="float" office:value="59.29" calcext:value-type="float">
            <text:p>59.29</text:p>
          </table:table-cell>
          <table:table-cell office:value-type="float" office:value="59.67" calcext:value-type="float">
            <text:p>59.6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7.39" calcext:value-type="float">
            <text:p>17.39</text:p>
          </table:table-cell>
          <table:table-cell table:number-columns-repeated="3" office:value-type="float" office:value="16.72" calcext:value-type="float">
            <text:p>16.72</text:p>
          </table:table-cell>
          <table:table-cell office:value-type="float" office:value="0.61" calcext:value-type="float">
            <text:p>0.61</text:p>
          </table:table-cell>
          <table:table-cell office:value-type="float" office:value="72.81" calcext:value-type="float">
            <text:p>72.81</text:p>
          </table:table-cell>
          <table:table-cell office:value-type="float" office:value="73.34" calcext:value-type="float">
            <text:p>73.34</text:p>
          </table:table-cell>
          <table:table-cell office:value-type="float" office:value="72.92" calcext:value-type="float">
            <text:p>72.9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7.52" calcext:value-type="float">
            <text:p>17.52</text:p>
          </table:table-cell>
          <table:table-cell table:number-columns-repeated="3" office:value-type="float" office:value="17.19" calcext:value-type="float">
            <text:p>17.19</text:p>
          </table:table-cell>
          <table:table-cell office:value-type="float" office:value="0.59" calcext:value-type="float">
            <text:p>0.59</text:p>
          </table:table-cell>
          <table:table-cell office:value-type="float" office:value="82.8" calcext:value-type="float">
            <text:p>82.8</text:p>
          </table:table-cell>
          <table:table-cell office:value-type="float" office:value="82.78" calcext:value-type="float">
            <text:p>82.78</text:p>
          </table:table-cell>
          <table:table-cell office:value-type="float" office:value="82.84" calcext:value-type="float">
            <text:p>82.8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8.23" calcext:value-type="float">
            <text:p>18.23</text:p>
          </table:table-cell>
          <table:table-cell table:number-columns-repeated="3" office:value-type="float" office:value="17.91" calcext:value-type="float">
            <text:p>17.91</text:p>
          </table:table-cell>
          <table:table-cell office:value-type="float" office:value="0.7" calcext:value-type="float">
            <text:p>0.7</text:p>
          </table:table-cell>
          <table:table-cell office:value-type="float" office:value="93.67" calcext:value-type="float">
            <text:p>93.67</text:p>
          </table:table-cell>
          <table:table-cell office:value-type="float" office:value="92.82" calcext:value-type="float">
            <text:p>92.82</text:p>
          </table:table-cell>
          <table:table-cell office:value-type="float" office:value="93.85" calcext:value-type="float">
            <text:p>93.8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9.1" calcext:value-type="float">
            <text:p>19.1</text:p>
          </table:table-cell>
          <table:table-cell table:number-columns-repeated="3" office:value-type="float" office:value="18.91" calcext:value-type="float">
            <text:p>18.91</text:p>
          </table:table-cell>
          <table:table-cell office:value-type="float" office:value="0.71" calcext:value-type="float">
            <text:p>0.71</text:p>
          </table:table-cell>
          <table:table-cell office:value-type="float" office:value="104.83" calcext:value-type="float">
            <text:p>104.83</text:p>
          </table:table-cell>
          <table:table-cell office:value-type="float" office:value="105.31" calcext:value-type="float">
            <text:p>105.31</text:p>
          </table:table-cell>
          <table:table-cell office:value-type="float" office:value="105.18" calcext:value-type="float">
            <text:p>105.1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9.91" calcext:value-type="float">
            <text:p>19.91</text:p>
          </table:table-cell>
          <table:table-cell office:value-type="float" office:value="0.74" calcext:value-type="float">
            <text:p>0.74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ZSongS-Extended" svg:font-family="FZSongS-Extended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FZSongS-Extended" style:font-family-asian="FZSongS-Extended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8">00/00/0000</text:date>, <text:time style:data-style-name="N2" text:time-value="22:38:23.6945655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22:48:35.528676515</meta:creation-date>
    <dc:date>2018-02-18T23:44:43.996668595</dc:date>
    <meta:editing-duration>PT2H2M52S</meta:editing-duration>
    <meta:editing-cycles>37</meta:editing-cycles>
    <meta:generator>LibreOffice/6.0.0.3$Linux_X86_64 LibreOffice_project/00m0$Build-3</meta:generator>
    <meta:document-statistic meta:table-count="4" meta:cell-count="1523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885cm" svg:height="11.748cm" xlink:href=".." xlink:type="simple" chart:class="chart:line" chart:style-name="ch1">
        <chart:legend chart:legend-position="top" svg:x="5.527cm" svg:y="0.184cm" style:legend-expansion="wide" chart:style-name="ch2"/>
        <chart:plot-area chart:style-name="ch3" table:cell-range-address="'effect-maze-robots'.B2:'effect-maze-robots'.F32" chart:data-source-has-labels="both" svg:x="1.428cm" svg:y="1.017cm" svg:width="19.04cm" svg:height="9.516cm">
          <chartooo:coordinate-region svg:x="2.102cm" svg:y="1.216cm" svg:width="17.941cm" svg:height="8.67cm"/>
          <chart:axis chart:dimension="x" chart:name="primary-x" chart:style-name="ch4" chartooo:axis-type="auto">
            <chartooo:date-scale/>
            <chart:title svg:x="9.74cm" svg:y="10.767cm" chart:style-name="ch5">
              <text:p>liczba robotów</text:p>
            </chart:title>
            <chart:categories table:cell-range-address="'effect-maze-robots'.B3:'effect-maze-robots'.B32"/>
            <chart:grid chart:style-name="ch6" chart:class="major"/>
          </chart:axis>
          <chart:axis chart:dimension="y" chart:name="primary-y" chart:style-name="ch7">
            <chart:title svg:x="0.451cm" svg:y="7.142cm" chart:style-name="ch8">
              <text:p>skuteczność [%]</text:p>
            </chart:title>
            <chart:grid chart:style-name="ch6" chart:class="major"/>
          </chart:axis>
          <chart:series chart:style-name="ch9" chart:values-cell-range-address="'effect-maze-robots'.C3:'effect-maze-robots'.C32" chart:label-cell-address="'effect-maze-robots'.C2:'effect-maze-robots'.C2" chart:class="chart:line">
            <chart:data-point chart:repeated="30"/>
          </chart:series>
          <chart:series chart:style-name="ch10" chart:values-cell-range-address="'effect-maze-robots'.D3:'effect-maze-robots'.D32" chart:label-cell-address="'effect-maze-robots'.D2:'effect-maze-robots'.D2" chart:class="chart:line">
            <chart:data-point chart:repeated="30"/>
          </chart:series>
          <chart:series chart:style-name="ch11" chart:values-cell-range-address="'effect-maze-robots'.E3:'effect-maze-robots'.E32" chart:label-cell-address="'effect-maze-robots'.E2:'effect-maze-robots'.E2" chart:class="chart:line">
            <chart:data-point chart:repeated="30"/>
          </chart:series>
          <chart:series chart:style-name="ch12" chart:values-cell-range-address="'effect-maze-robots'.F3:'effect-maze-robots'.F32" chart:label-cell-address="'effect-maze-robots'.F2:'effect-maze-robots'.F2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A*</text:p>
                <draw:g>
                  <svg:desc>'effect-maze-robots'.C2:'effect-maze-robots'.C2</svg:desc>
                </draw:g>
              </table:table-cell>
              <table:table-cell office:value-type="string">
                <text:p>WHCA*1</text:p>
                <draw:g>
                  <svg:desc>'effect-maze-robots'.D2:'effect-maze-robots'.D2</svg:desc>
                </draw:g>
              </table:table-cell>
              <table:table-cell office:value-type="string">
                <text:p>WHCA*2</text:p>
                <draw:g>
                  <svg:desc>'effect-maze-robots'.E2:'effect-maze-robots'.E2</svg:desc>
                </draw:g>
              </table:table-cell>
              <table:table-cell office:value-type="string">
                <text:p>WHCA*3</text:p>
                <draw:g>
                  <svg:desc>'effect-maze-robots'.F2:'effect-maze-robots'.F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ffect-maze-robots'.B3:'effect-maze-robots'.B32</svg:desc>
                </draw:g>
              </table:table-cell>
              <table:table-cell office:value-type="float" office:value="100">
                <text:p>100</text:p>
                <draw:g>
                  <svg:desc>'effect-maze-robots'.C3:'effect-maze-robots'.C32</svg:desc>
                </draw:g>
              </table:table-cell>
              <table:table-cell office:value-type="float" office:value="100">
                <text:p>100</text:p>
                <draw:g>
                  <svg:desc>'effect-maze-robots'.D3:'effect-maze-robots'.D32</svg:desc>
                </draw:g>
              </table:table-cell>
              <table:table-cell office:value-type="float" office:value="100">
                <text:p>100</text:p>
                <draw:g>
                  <svg:desc>'effect-maze-robots'.E3:'effect-maze-robots'.E32</svg:desc>
                </draw:g>
              </table:table-cell>
              <table:table-cell office:value-type="float" office:value="100">
                <text:p>100</text:p>
                <draw:g>
                  <svg:desc>'effect-maze-robots'.F3:'effect-maze-robots'.F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3">
                <text:p>5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8">
                <text:p>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7">
                <text:p>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2">
                <text:p>5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9">
                <text:p>5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">
                <text:p>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885cm" svg:height="11.748cm" xlink:href=".." xlink:type="simple" chart:class="chart:line" chart:column-mapping="0 1 2" chart:style-name="ch1">
        <chart:legend chart:legend-position="top" svg:x="5.527cm" svg:y="0.184cm" style:legend-expansion="wide" chart:style-name="ch2"/>
        <chart:plot-area chart:style-name="ch3" table:cell-range-address="'effect-empty-robots'.B3:'effect-empty-robots'.B32 'effect-empty-robots'.C2:'effect-empty-robots'.F2 'effect-empty-robots'.K3:'effect-empty-robots'.N32" chart:data-source-has-labels="both" svg:x="1.428cm" svg:y="1.017cm" svg:width="19.04cm" svg:height="9.516cm">
          <chartooo:coordinate-region svg:x="2.314cm" svg:y="1.216cm" svg:width="17.941cm" svg:height="8.67cm"/>
          <chart:axis chart:dimension="x" chart:name="primary-x" chart:style-name="ch4" chartooo:axis-type="auto">
            <chartooo:date-scale/>
            <chart:title svg:x="9.74cm" svg:y="10.767cm" chart:style-name="ch5">
              <text:p>liczba robotów</text:p>
            </chart:title>
            <chart:categories table:cell-range-address="'effect-empty-robots'.B3:'effect-empty-robots'.B32"/>
            <chart:grid chart:style-name="ch6" chart:class="major"/>
          </chart:axis>
          <chart:axis chart:dimension="y" chart:name="primary-y" chart:style-name="ch7">
            <chart:title svg:x="0.451cm" svg:y="7.909cm" chart:style-name="ch8">
              <text:p>czas planowania tras [ms]</text:p>
            </chart:title>
            <chart:grid chart:style-name="ch6" chart:class="major"/>
          </chart:axis>
          <chart:series chart:style-name="ch9" chart:values-cell-range-address="'effect-empty-robots'.K3:'effect-empty-robots'.K32" chart:label-cell-address="'effect-empty-robots'.C2:'effect-empty-robots'.C2" chart:class="chart:line">
            <chart:data-point chart:repeated="30"/>
          </chart:series>
          <chart:series chart:style-name="ch10" chart:values-cell-range-address="'effect-empty-robots'.L3:'effect-empty-robots'.L32" chart:label-cell-address="'effect-empty-robots'.D2:'effect-empty-robots'.D2" chart:class="chart:line">
            <chart:data-point chart:repeated="30"/>
          </chart:series>
          <chart:series chart:style-name="ch11" chart:values-cell-range-address="'effect-empty-robots'.M3:'effect-empty-robots'.M32" chart:label-cell-address="'effect-empty-robots'.E2:'effect-empty-robots'.E2" chart:class="chart:line">
            <chart:data-point chart:repeated="30"/>
          </chart:series>
          <chart:series chart:style-name="ch12" chart:values-cell-range-address="'effect-empty-robots'.N3:'effect-empty-robots'.N32" chart:label-cell-address="'effect-empty-robots'.F2:'effect-empty-robots'.F2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A*</text:p>
                <draw:g>
                  <svg:desc>'effect-empty-robots'.C2:'effect-empty-robots'.C2</svg:desc>
                </draw:g>
              </table:table-cell>
              <table:table-cell office:value-type="string">
                <text:p>WHCA*1</text:p>
                <draw:g>
                  <svg:desc>'effect-empty-robots'.D2:'effect-empty-robots'.D2</svg:desc>
                </draw:g>
              </table:table-cell>
              <table:table-cell office:value-type="string">
                <text:p>WHCA*2</text:p>
                <draw:g>
                  <svg:desc>'effect-empty-robots'.E2:'effect-empty-robots'.E2</svg:desc>
                </draw:g>
              </table:table-cell>
              <table:table-cell office:value-type="string">
                <text:p>WHCA*3</text:p>
                <draw:g>
                  <svg:desc>'effect-empty-robots'.F2:'effect-empty-robots'.F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ffect-empty-robots'.B3:'effect-empty-robots'.B32</svg:desc>
                </draw:g>
              </table:table-cell>
              <table:table-cell office:value-type="float" office:value="0.04">
                <text:p>0.04</text:p>
                <draw:g>
                  <svg:desc>'effect-empty-robots'.K3:'effect-empty-robots'.K32</svg:desc>
                </draw:g>
              </table:table-cell>
              <table:table-cell office:value-type="float" office:value="0.76">
                <text:p>0.76</text:p>
                <draw:g>
                  <svg:desc>'effect-empty-robots'.L3:'effect-empty-robots'.L32</svg:desc>
                </draw:g>
              </table:table-cell>
              <table:table-cell office:value-type="float" office:value="0.6">
                <text:p>0.6</text:p>
                <draw:g>
                  <svg:desc>'effect-empty-robots'.M3:'effect-empty-robots'.M32</svg:desc>
                </draw:g>
              </table:table-cell>
              <table:table-cell office:value-type="float" office:value="0.63">
                <text:p>0.63</text:p>
                <draw:g>
                  <svg:desc>'effect-empty-robots'.N3:'effect-empty-robots'.N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9">
                <text:p>0.09</text:p>
              </table:table-cell>
              <table:table-cell office:value-type="float" office:value="1.122449">
                <text:p>1.122449</text:p>
              </table:table-cell>
              <table:table-cell office:value-type="float" office:value="1.060606">
                <text:p>1.06060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0202">
                <text:p>0.020202</text:p>
              </table:table-cell>
              <table:table-cell office:value-type="float" office:value="1.25">
                <text:p>1.25</text:p>
              </table:table-cell>
              <table:table-cell office:value-type="float" office:value="1.26">
                <text:p>1.2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43">
                <text:p>1.43</text:p>
              </table:table-cell>
              <table:table-cell office:value-type="float" office:value="1.42">
                <text:p>1.42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04167">
                <text:p>0.104167</text:p>
              </table:table-cell>
              <table:table-cell office:value-type="float" office:value="1.48">
                <text:p>1.48</text:p>
              </table:table-cell>
              <table:table-cell office:value-type="float" office:value="1.42">
                <text:p>1.42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8298">
                <text:p>0.138298</text:p>
              </table:table-cell>
              <table:table-cell office:value-type="float" office:value="1.714286">
                <text:p>1.714286</text:p>
              </table:table-cell>
              <table:table-cell office:value-type="float" office:value="1.76">
                <text:p>1.76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63043">
                <text:p>0.163043</text:p>
              </table:table-cell>
              <table:table-cell office:value-type="float" office:value="1.575758">
                <text:p>1.575758</text:p>
              </table:table-cell>
              <table:table-cell office:value-type="float" office:value="1.67">
                <text:p>1.67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76471">
                <text:p>0.176471</text:p>
              </table:table-cell>
              <table:table-cell office:value-type="float" office:value="1.938144">
                <text:p>1.938144</text:p>
              </table:table-cell>
              <table:table-cell office:value-type="float" office:value="1.99">
                <text:p>1.99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19512">
                <text:p>0.219512</text:p>
              </table:table-cell>
              <table:table-cell office:value-type="float" office:value="2.34375">
                <text:p>2.34375</text:p>
              </table:table-cell>
              <table:table-cell office:value-type="float" office:value="2.64">
                <text:p>2.64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58209">
                <text:p>0.358209</text:p>
              </table:table-cell>
              <table:table-cell office:value-type="float" office:value="3.462366">
                <text:p>3.462366</text:p>
              </table:table-cell>
              <table:table-cell office:value-type="float" office:value="3.97">
                <text:p>3.9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44444">
                <text:p>0.444444</text:p>
              </table:table-cell>
              <table:table-cell office:value-type="float" office:value="3.263736">
                <text:p>3.263736</text:p>
              </table:table-cell>
              <table:table-cell office:value-type="float" office:value="3.97">
                <text:p>3.97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86957">
                <text:p>0.586957</text:p>
              </table:table-cell>
              <table:table-cell office:value-type="float" office:value="3.804598">
                <text:p>3.804598</text:p>
              </table:table-cell>
              <table:table-cell office:value-type="float" office:value="4.69">
                <text:p>4.6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21739">
                <text:p>0.521739</text:p>
              </table:table-cell>
              <table:table-cell office:value-type="float" office:value="4.717949">
                <text:p>4.717949</text:p>
              </table:table-cell>
              <table:table-cell office:value-type="float" office:value="7.52">
                <text:p>7.52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">
                <text:p>0.5</text:p>
              </table:table-cell>
              <table:table-cell office:value-type="float" office:value="6.786885">
                <text:p>6.786885</text:p>
              </table:table-cell>
              <table:table-cell office:value-type="float" office:value="11.13">
                <text:p>11.13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66667">
                <text:p>0.666667</text:p>
              </table:table-cell>
              <table:table-cell office:value-type="float" office:value="9.733333">
                <text:p>9.733333</text:p>
              </table:table-cell>
              <table:table-cell office:value-type="float" office:value="17.47">
                <text:p>17.47</text:p>
              </table:table-cell>
              <table:table-cell office:value-type="float" office:value="17.09">
                <text:p>17.0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8">
                <text:p>0.68</text:p>
              </table:table-cell>
              <table:table-cell office:value-type="float" office:value="10.342857">
                <text:p>10.342857</text:p>
              </table:table-cell>
              <table:table-cell office:value-type="float" office:value="25.8">
                <text:p>25.8</text:p>
              </table:table-cell>
              <table:table-cell office:value-type="float" office:value="26.17">
                <text:p>26.1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32.54">
                <text:p>32.54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7.095238">
                <text:p>17.095238</text:p>
              </table:table-cell>
              <table:table-cell office:value-type="float" office:value="45.63">
                <text:p>45.63</text:p>
              </table:table-cell>
              <table:table-cell office:value-type="float" office:value="46.04">
                <text:p>46.0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4.5">
                <text:p>14.5</text:p>
              </table:table-cell>
              <table:table-cell office:value-type="float" office:value="64.050505">
                <text:p>64.050505</text:p>
              </table:table-cell>
              <table:table-cell office:value-type="float" office:value="63.59596">
                <text:p>63.595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50.5">
                <text:p>50.5</text:p>
              </table:table-cell>
              <table:table-cell office:value-type="float" office:value="90.515789">
                <text:p>90.515789</text:p>
              </table:table-cell>
              <table:table-cell office:value-type="float" office:value="91.042105">
                <text:p>91.04210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40.25">
                <text:p>40.25</text:p>
              </table:table-cell>
              <table:table-cell office:value-type="float" office:value="106.572917">
                <text:p>106.572917</text:p>
              </table:table-cell>
              <table:table-cell office:value-type="float" office:value="106.083333">
                <text:p>106.08333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44.705882">
                <text:p>144.705882</text:p>
              </table:table-cell>
              <table:table-cell office:value-type="float" office:value="144.811765">
                <text:p>144.81176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.941176">
                <text:p>162.941176</text:p>
              </table:table-cell>
              <table:table-cell office:value-type="float" office:value="163.141176">
                <text:p>163.14117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.671429">
                <text:p>212.671429</text:p>
              </table:table-cell>
              <table:table-cell office:value-type="float" office:value="213.157143">
                <text:p>213.15714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.686275">
                <text:p>237.686275</text:p>
              </table:table-cell>
              <table:table-cell office:value-type="float" office:value="237.901961">
                <text:p>237.90196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.92">
                <text:p>287.92</text:p>
              </table:table-cell>
              <table:table-cell office:value-type="float" office:value="287.8">
                <text:p>287.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.818182">
                <text:p>354.818182</text:p>
              </table:table-cell>
              <table:table-cell office:value-type="float" office:value="355.727273">
                <text:p>355.72727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.125">
                <text:p>334.125</text:p>
              </table:table-cell>
              <table:table-cell office:value-type="float" office:value="328.5">
                <text:p>328.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.333333">
                <text:p>400.333333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642cm" svg:height="12.306cm" xlink:href=".." xlink:type="simple" chart:class="chart:line" chart:column-mapping="0 1 2" chart:style-name="ch1">
        <chart:legend chart:legend-position="top" svg:x="6.406cm" svg:y="0.185cm" style:legend-expansion="wide" chart:style-name="ch2"/>
        <chart:plot-area chart:style-name="ch3" table:cell-range-address="'effect-maze-size'.B3:'effect-maze-size'.B40 'effect-maze-size'.C2:'effect-maze-size'.F2 'effect-maze-size'.K3:'effect-maze-size'.N40" chart:data-source-has-labels="both" svg:x="1.463cm" svg:y="1.029cm" svg:width="20.727cm" svg:height="10.05cm">
          <chartooo:coordinate-region svg:x="2.349cm" svg:y="1.228cm" svg:width="19.628cm" svg:height="9.204cm"/>
          <chart:axis chart:dimension="x" chart:name="primary-x" chart:style-name="ch4" chartooo:axis-type="auto">
            <chartooo:date-scale/>
            <chart:title svg:x="8.673cm" svg:y="11.325cm" chart:style-name="ch5">
              <text:p>wysokość i szerokość mapy [liczba pól]</text:p>
            </chart:title>
            <chart:categories table:cell-range-address="'effect-maze-size'.B3:'effect-maze-size'.B40"/>
            <chart:grid chart:style-name="ch6" chart:class="major"/>
          </chart:axis>
          <chart:axis chart:dimension="y" chart:name="primary-y" chart:style-name="ch7">
            <chart:title svg:x="0.451cm" svg:y="8.188cm" chart:style-name="ch8">
              <text:p>czas planowania tras [ms]</text:p>
            </chart:title>
            <chart:grid chart:style-name="ch6" chart:class="major"/>
          </chart:axis>
          <chart:series chart:style-name="ch9" chart:values-cell-range-address="'effect-maze-size'.K3:'effect-maze-size'.K40" chart:label-cell-address="'effect-maze-size'.C2:'effect-maze-size'.C2" chart:class="chart:line">
            <chart:data-point chart:repeated="38"/>
          </chart:series>
          <chart:series chart:style-name="ch10" chart:values-cell-range-address="'effect-maze-size'.L3:'effect-maze-size'.L40" chart:label-cell-address="'effect-maze-size'.D2:'effect-maze-size'.D2" chart:class="chart:line">
            <chart:data-point chart:repeated="38"/>
          </chart:series>
          <chart:series chart:style-name="ch11" chart:values-cell-range-address="'effect-maze-size'.M3:'effect-maze-size'.M40" chart:label-cell-address="'effect-maze-size'.E2:'effect-maze-size'.E2" chart:class="chart:line">
            <chart:data-point chart:repeated="38"/>
          </chart:series>
          <chart:series chart:style-name="ch12" chart:values-cell-range-address="'effect-maze-size'.N3:'effect-maze-size'.N40" chart:label-cell-address="'effect-maze-size'.F2:'effect-maze-size'.F2" chart:class="chart:line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A*</text:p>
                <draw:g>
                  <svg:desc>'effect-maze-size'.C2:'effect-maze-size'.C2</svg:desc>
                </draw:g>
              </table:table-cell>
              <table:table-cell office:value-type="string">
                <text:p>WHCA*1</text:p>
                <draw:g>
                  <svg:desc>'effect-maze-size'.D2:'effect-maze-size'.D2</svg:desc>
                </draw:g>
              </table:table-cell>
              <table:table-cell office:value-type="string">
                <text:p>WHCA*2</text:p>
                <draw:g>
                  <svg:desc>'effect-maze-size'.E2:'effect-maze-size'.E2</svg:desc>
                </draw:g>
              </table:table-cell>
              <table:table-cell office:value-type="string">
                <text:p>WHCA*3</text:p>
                <draw:g>
                  <svg:desc>'effect-maze-size'.F2:'effect-maze-size'.F2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effect-maze-size'.B3:'effect-maze-size'.B40</svg:desc>
                </draw:g>
              </table:table-cell>
              <table:table-cell office:value-type="float" office:value="NaN">
                <text:p>NaN</text:p>
                <draw:g>
                  <svg:desc>'effect-maze-size'.K3:'effect-maze-size'.K40</svg:desc>
                </draw:g>
              </table:table-cell>
              <table:table-cell office:value-type="float" office:value="NaN">
                <text:p>NaN</text:p>
                <draw:g>
                  <svg:desc>'effect-maze-size'.L3:'effect-maze-size'.L40</svg:desc>
                </draw:g>
              </table:table-cell>
              <table:table-cell office:value-type="float" office:value="NaN">
                <text:p>NaN</text:p>
                <draw:g>
                  <svg:desc>'effect-maze-size'.M3:'effect-maze-size'.M40</svg:desc>
                </draw:g>
              </table:table-cell>
              <table:table-cell office:value-type="float" office:value="NaN">
                <text:p>NaN</text:p>
                <draw:g>
                  <svg:desc>'effect-maze-size'.N3:'effect-maze-size'.N4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25">
                <text:p>0.125</text:p>
              </table:table-cell>
              <table:table-cell office:value-type="float" office:value="0.4">
                <text:p>0.4</text:p>
              </table:table-cell>
              <table:table-cell office:value-type="float" office:value="1.111111">
                <text:p>1.111111</text:p>
              </table:table-cell>
              <table:table-cell office:value-type="float" office:value="1.695652">
                <text:p>1.69565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0.75">
                <text:p>0.75</text:p>
              </table:table-cell>
              <table:table-cell office:value-type="float" office:value="2.703704">
                <text:p>2.703704</text:p>
              </table:table-cell>
              <table:table-cell office:value-type="float" office:value="5.45098">
                <text:p>5.450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777778">
                <text:p>0.777778</text:p>
              </table:table-cell>
              <table:table-cell office:value-type="float" office:value="2.758621">
                <text:p>2.758621</text:p>
              </table:table-cell>
              <table:table-cell office:value-type="float" office:value="4.9375">
                <text:p>4.93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25">
                <text:p>0.125</text:p>
              </table:table-cell>
              <table:table-cell office:value-type="float" office:value="1.9">
                <text:p>1.9</text:p>
              </table:table-cell>
              <table:table-cell office:value-type="float" office:value="4.393939">
                <text:p>4.393939</text:p>
              </table:table-cell>
              <table:table-cell office:value-type="float" office:value="8.652174">
                <text:p>8.6521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2.266667">
                <text:p>2.266667</text:p>
              </table:table-cell>
              <table:table-cell office:value-type="float" office:value="4.742857">
                <text:p>4.742857</text:p>
              </table:table-cell>
              <table:table-cell office:value-type="float" office:value="9.68254">
                <text:p>9.682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4.166667">
                <text:p>4.166667</text:p>
              </table:table-cell>
              <table:table-cell office:value-type="float" office:value="6.636364">
                <text:p>6.636364</text:p>
              </table:table-cell>
              <table:table-cell office:value-type="float" office:value="13.746988">
                <text:p>13.74698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55556">
                <text:p>0.555556</text:p>
              </table:table-cell>
              <table:table-cell office:value-type="float" office:value="3.166667">
                <text:p>3.166667</text:p>
              </table:table-cell>
              <table:table-cell office:value-type="float" office:value="8.372093">
                <text:p>8.372093</text:p>
              </table:table-cell>
              <table:table-cell office:value-type="float" office:value="15.771084">
                <text:p>15.7710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85714">
                <text:p>0.285714</text:p>
              </table:table-cell>
              <table:table-cell office:value-type="float" office:value="4.954545">
                <text:p>4.954545</text:p>
              </table:table-cell>
              <table:table-cell office:value-type="float" office:value="10.347826">
                <text:p>10.347826</text:p>
              </table:table-cell>
              <table:table-cell office:value-type="float" office:value="21.763441">
                <text:p>21.7634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70588">
                <text:p>0.470588</text:p>
              </table:table-cell>
              <table:table-cell office:value-type="float" office:value="6.416667">
                <text:p>6.416667</text:p>
              </table:table-cell>
              <table:table-cell office:value-type="float" office:value="10.716981">
                <text:p>10.716981</text:p>
              </table:table-cell>
              <table:table-cell office:value-type="float" office:value="21.318182">
                <text:p>21.3181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08">
                <text:p>1.08</text:p>
              </table:table-cell>
              <table:table-cell office:value-type="float" office:value="8.130435">
                <text:p>8.130435</text:p>
              </table:table-cell>
              <table:table-cell office:value-type="float" office:value="15.535714">
                <text:p>15.535714</text:p>
              </table:table-cell>
              <table:table-cell office:value-type="float" office:value="26.011111">
                <text:p>26.0111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45">
                <text:p>1.45</text:p>
              </table:table-cell>
              <table:table-cell office:value-type="float" office:value="10.090909">
                <text:p>10.090909</text:p>
              </table:table-cell>
              <table:table-cell office:value-type="float" office:value="18.285714">
                <text:p>18.285714</text:p>
              </table:table-cell>
              <table:table-cell office:value-type="float" office:value="29.411765">
                <text:p>29.41176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192308">
                <text:p>1.192308</text:p>
              </table:table-cell>
              <table:table-cell office:value-type="float" office:value="10.409091">
                <text:p>10.409091</text:p>
              </table:table-cell>
              <table:table-cell office:value-type="float" office:value="21.767857">
                <text:p>21.767857</text:p>
              </table:table-cell>
              <table:table-cell office:value-type="float" office:value="36.851064">
                <text:p>36.85106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26087">
                <text:p>1.26087</text:p>
              </table:table-cell>
              <table:table-cell office:value-type="float" office:value="9.833333">
                <text:p>9.833333</text:p>
              </table:table-cell>
              <table:table-cell office:value-type="float" office:value="22.058824">
                <text:p>22.058824</text:p>
              </table:table-cell>
              <table:table-cell office:value-type="float" office:value="40.052632">
                <text:p>40.05263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909091">
                <text:p>1.909091</text:p>
              </table:table-cell>
              <table:table-cell office:value-type="float" office:value="20.296296">
                <text:p>20.296296</text:p>
              </table:table-cell>
              <table:table-cell office:value-type="float" office:value="30.203704">
                <text:p>30.203704</text:p>
              </table:table-cell>
              <table:table-cell office:value-type="float" office:value="53.957447">
                <text:p>53.9574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787879">
                <text:p>1.787879</text:p>
              </table:table-cell>
              <table:table-cell office:value-type="float" office:value="16.666667">
                <text:p>16.666667</text:p>
              </table:table-cell>
              <table:table-cell office:value-type="float" office:value="27.307692">
                <text:p>27.307692</text:p>
              </table:table-cell>
              <table:table-cell office:value-type="float" office:value="48.226804">
                <text:p>48.22680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19.923077">
                <text:p>19.923077</text:p>
              </table:table-cell>
              <table:table-cell office:value-type="float" office:value="43">
                <text:p>43</text:p>
              </table:table-cell>
              <table:table-cell office:value-type="float" office:value="72.092784">
                <text:p>72.09278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837209">
                <text:p>2.837209</text:p>
              </table:table-cell>
              <table:table-cell office:value-type="float" office:value="23.878788">
                <text:p>23.878788</text:p>
              </table:table-cell>
              <table:table-cell office:value-type="float" office:value="33.660714">
                <text:p>33.660714</text:p>
              </table:table-cell>
              <table:table-cell office:value-type="float" office:value="55.57732">
                <text:p>55.5773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774194">
                <text:p>2.774194</text:p>
              </table:table-cell>
              <table:table-cell office:value-type="float" office:value="35.833333">
                <text:p>35.833333</text:p>
              </table:table-cell>
              <table:table-cell office:value-type="float" office:value="50.296296">
                <text:p>50.296296</text:p>
              </table:table-cell>
              <table:table-cell office:value-type="float" office:value="86.774194">
                <text:p>86.77419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825">
                <text:p>3.825</text:p>
              </table:table-cell>
              <table:table-cell office:value-type="float" office:value="40.125">
                <text:p>40.125</text:p>
              </table:table-cell>
              <table:table-cell office:value-type="float" office:value="64.280702">
                <text:p>64.280702</text:p>
              </table:table-cell>
              <table:table-cell office:value-type="float" office:value="89.298969">
                <text:p>89.29896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73913">
                <text:p>3.73913</text:p>
              </table:table-cell>
              <table:table-cell office:value-type="float" office:value="41.384615">
                <text:p>41.384615</text:p>
              </table:table-cell>
              <table:table-cell office:value-type="float" office:value="55.5">
                <text:p>55.5</text:p>
              </table:table-cell>
              <table:table-cell office:value-type="float" office:value="90.9375">
                <text:p>90.937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.44186">
                <text:p>3.44186</text:p>
              </table:table-cell>
              <table:table-cell office:value-type="float" office:value="39.03125">
                <text:p>39.03125</text:p>
              </table:table-cell>
              <table:table-cell office:value-type="float" office:value="71.35">
                <text:p>71.35</text:p>
              </table:table-cell>
              <table:table-cell office:value-type="float" office:value="117.084211">
                <text:p>117.08421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.795918">
                <text:p>3.795918</text:p>
              </table:table-cell>
              <table:table-cell office:value-type="float" office:value="52.6875">
                <text:p>52.6875</text:p>
              </table:table-cell>
              <table:table-cell office:value-type="float" office:value="68.052632">
                <text:p>68.052632</text:p>
              </table:table-cell>
              <table:table-cell office:value-type="float" office:value="104.72449">
                <text:p>104.7244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.883721">
                <text:p>2.883721</text:p>
              </table:table-cell>
              <table:table-cell office:value-type="float" office:value="61.257143">
                <text:p>61.257143</text:p>
              </table:table-cell>
              <table:table-cell office:value-type="float" office:value="83.03125">
                <text:p>83.03125</text:p>
              </table:table-cell>
              <table:table-cell office:value-type="float" office:value="145.255102">
                <text:p>145.25510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.913043">
                <text:p>4.913043</text:p>
              </table:table-cell>
              <table:table-cell office:value-type="float" office:value="72.756757">
                <text:p>72.756757</text:p>
              </table:table-cell>
              <table:table-cell office:value-type="float" office:value="91.584615">
                <text:p>91.584615</text:p>
              </table:table-cell>
              <table:table-cell office:value-type="float" office:value="150.94898">
                <text:p>150.948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744186">
                <text:p>4.744186</text:p>
              </table:table-cell>
              <table:table-cell office:value-type="float" office:value="72.151515">
                <text:p>72.151515</text:p>
              </table:table-cell>
              <table:table-cell office:value-type="float" office:value="108.746032">
                <text:p>108.746032</text:p>
              </table:table-cell>
              <table:table-cell office:value-type="float" office:value="180.354167">
                <text:p>180.35416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.058824">
                <text:p>5.058824</text:p>
              </table:table-cell>
              <table:table-cell office:value-type="float" office:value="88.175">
                <text:p>88.175</text:p>
              </table:table-cell>
              <table:table-cell office:value-type="float" office:value="110.623188">
                <text:p>110.623188</text:p>
              </table:table-cell>
              <table:table-cell office:value-type="float" office:value="174.03">
                <text:p>174.0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.510204">
                <text:p>5.510204</text:p>
              </table:table-cell>
              <table:table-cell office:value-type="float" office:value="103.3">
                <text:p>103.3</text:p>
              </table:table-cell>
              <table:table-cell office:value-type="float" office:value="125.348485">
                <text:p>125.348485</text:p>
              </table:table-cell>
              <table:table-cell office:value-type="float" office:value="193.54">
                <text:p>193.5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.392157">
                <text:p>6.392157</text:p>
              </table:table-cell>
              <table:table-cell office:value-type="float" office:value="103.078947">
                <text:p>103.078947</text:p>
              </table:table-cell>
              <table:table-cell office:value-type="float" office:value="155.5">
                <text:p>155.5</text:p>
              </table:table-cell>
              <table:table-cell office:value-type="float" office:value="199.72449">
                <text:p>199.7244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.636364">
                <text:p>4.636364</text:p>
              </table:table-cell>
              <table:table-cell office:value-type="float" office:value="84.536585">
                <text:p>84.536585</text:p>
              </table:table-cell>
              <table:table-cell office:value-type="float" office:value="112.823529">
                <text:p>112.823529</text:p>
              </table:table-cell>
              <table:table-cell office:value-type="float" office:value="187.927835">
                <text:p>187.92783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.121951">
                <text:p>8.121951</text:p>
              </table:table-cell>
              <table:table-cell office:value-type="float" office:value="152.157895">
                <text:p>152.157895</text:p>
              </table:table-cell>
              <table:table-cell office:value-type="float" office:value="176.441176">
                <text:p>176.441176</text:p>
              </table:table-cell>
              <table:table-cell office:value-type="float" office:value="252.93">
                <text:p>252.9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.888889">
                <text:p>6.888889</text:p>
              </table:table-cell>
              <table:table-cell office:value-type="float" office:value="143.820513">
                <text:p>143.820513</text:p>
              </table:table-cell>
              <table:table-cell office:value-type="float" office:value="177.081967">
                <text:p>177.081967</text:p>
              </table:table-cell>
              <table:table-cell office:value-type="float" office:value="267.444444">
                <text:p>267.44444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8.339623">
                <text:p>8.339623</text:p>
              </table:table-cell>
              <table:table-cell office:value-type="float" office:value="147.644444">
                <text:p>147.644444</text:p>
              </table:table-cell>
              <table:table-cell office:value-type="float" office:value="179.857143">
                <text:p>179.857143</text:p>
              </table:table-cell>
              <table:table-cell office:value-type="float" office:value="234.412371">
                <text:p>234.41237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.162791">
                <text:p>7.162791</text:p>
              </table:table-cell>
              <table:table-cell office:value-type="float" office:value="176.16129">
                <text:p>176.16129</text:p>
              </table:table-cell>
              <table:table-cell office:value-type="float" office:value="249.45">
                <text:p>249.45</text:p>
              </table:table-cell>
              <table:table-cell office:value-type="float" office:value="321.93">
                <text:p>321.9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.5">
                <text:p>7.5</text:p>
              </table:table-cell>
              <table:table-cell office:value-type="float" office:value="201">
                <text:p>201</text:p>
              </table:table-cell>
              <table:table-cell office:value-type="float" office:value="298">
                <text:p>29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.8">
                <text:p>7.8</text:p>
              </table:table-cell>
              <table:table-cell office:value-type="float" office:value="210">
                <text:p>210</text:p>
              </table:table-cell>
              <table:table-cell office:value-type="float" office:value="310">
                <text:p>310</text:p>
              </table:table-cell>
              <table:table-cell office:value-type="float" office:value="380">
                <text:p>38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45cm" svg:height="12.306cm" xlink:href=".." xlink:type="simple" chart:class="chart:line" chart:column-mapping="0 1 2" chart:style-name="ch1">
        <chart:legend chart:legend-position="top" svg:x="6.007cm" svg:y="0.185cm" style:legend-expansion="wide" chart:style-name="ch2"/>
        <chart:plot-area chart:style-name="ch3" table:cell-range-address="'effect-empty-size'.B3:'effect-empty-size'.B25 'effect-empty-size'.C2:'effect-empty-size'.F2 'effect-empty-size'.K3:'effect-empty-size'.N25" chart:data-source-has-labels="both" svg:x="1.447cm" svg:y="1.029cm" svg:width="19.962cm" svg:height="10.05cm">
          <chartooo:coordinate-region svg:x="2.121cm" svg:y="1.228cm" svg:width="18.863cm" svg:height="9.204cm"/>
          <chart:axis chart:dimension="x" chart:name="primary-x" chart:style-name="ch4" chartooo:axis-type="auto">
            <chartooo:date-scale/>
            <chart:title svg:x="8.275cm" svg:y="11.325cm" chart:style-name="ch5">
              <text:p>wysokość i szerokość mapy [liczba pól]</text:p>
            </chart:title>
            <chart:categories table:cell-range-address="'effect-empty-size'.B3:'effect-empty-size'.B25"/>
            <chart:grid chart:style-name="ch6" chart:class="major"/>
          </chart:axis>
          <chart:axis chart:dimension="y" chart:name="primary-y" chart:style-name="ch7">
            <chart:title svg:x="0.451cm" svg:y="8.188cm" chart:style-name="ch8">
              <text:p>czas planowania tras [ms]</text:p>
            </chart:title>
            <chart:grid chart:style-name="ch6" chart:class="major"/>
          </chart:axis>
          <chart:series chart:style-name="ch9" chart:values-cell-range-address="'effect-empty-size'.K3:'effect-empty-size'.K25" chart:label-cell-address="'effect-empty-size'.C2:'effect-empty-size'.C2" chart:class="chart:line">
            <chart:data-point chart:repeated="23"/>
          </chart:series>
          <chart:series chart:style-name="ch10" chart:values-cell-range-address="'effect-empty-size'.L3:'effect-empty-size'.L25" chart:label-cell-address="'effect-empty-size'.D2:'effect-empty-size'.D2" chart:class="chart:line">
            <chart:data-point chart:repeated="23"/>
          </chart:series>
          <chart:series chart:style-name="ch11" chart:values-cell-range-address="'effect-empty-size'.M3:'effect-empty-size'.M25" chart:label-cell-address="'effect-empty-size'.E2:'effect-empty-size'.E2" chart:class="chart:line">
            <chart:data-point chart:repeated="23"/>
          </chart:series>
          <chart:series chart:style-name="ch12" chart:values-cell-range-address="'effect-empty-size'.N3:'effect-empty-size'.N25" chart:label-cell-address="'effect-empty-size'.F2:'effect-empty-size'.F2" chart:class="chart:line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A*</text:p>
                <draw:g>
                  <svg:desc>'effect-empty-size'.C2:'effect-empty-size'.C2</svg:desc>
                </draw:g>
              </table:table-cell>
              <table:table-cell office:value-type="string">
                <text:p>WHCA*1</text:p>
                <draw:g>
                  <svg:desc>'effect-empty-size'.D2:'effect-empty-size'.D2</svg:desc>
                </draw:g>
              </table:table-cell>
              <table:table-cell office:value-type="string">
                <text:p>WHCA*2</text:p>
                <draw:g>
                  <svg:desc>'effect-empty-size'.E2:'effect-empty-size'.E2</svg:desc>
                </draw:g>
              </table:table-cell>
              <table:table-cell office:value-type="string">
                <text:p>WHCA*3</text:p>
                <draw:g>
                  <svg:desc>'effect-empty-size'.F2:'effect-empty-size'.F2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effect-empty-size'.B3:'effect-empty-size'.B25</svg:desc>
                </draw:g>
              </table:table-cell>
              <table:table-cell office:value-type="float" office:value="0.551724">
                <text:p>0.551724</text:p>
                <draw:g>
                  <svg:desc>'effect-empty-size'.K3:'effect-empty-size'.K25</svg:desc>
                </draw:g>
              </table:table-cell>
              <table:table-cell office:value-type="float" office:value="0.698113">
                <text:p>0.698113</text:p>
                <draw:g>
                  <svg:desc>'effect-empty-size'.L3:'effect-empty-size'.L25</svg:desc>
                </draw:g>
              </table:table-cell>
              <table:table-cell office:value-type="float" office:value="1.113402">
                <text:p>1.113402</text:p>
                <draw:g>
                  <svg:desc>'effect-empty-size'.M3:'effect-empty-size'.M25</svg:desc>
                </draw:g>
              </table:table-cell>
              <table:table-cell office:value-type="float" office:value="1.030928">
                <text:p>1.030928</text:p>
                <draw:g>
                  <svg:desc>'effect-empty-size'.N3:'effect-empty-size'.N2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4146">
                <text:p>0.134146</text:p>
              </table:table-cell>
              <table:table-cell office:value-type="float" office:value="0.693182">
                <text:p>0.693182</text:p>
              </table:table-cell>
              <table:table-cell office:value-type="float" office:value="0.87">
                <text:p>0.8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15789">
                <text:p>0.115789</text:p>
              </table:table-cell>
              <table:table-cell office:value-type="float" office:value="0.804124">
                <text:p>0.804124</text:p>
              </table:table-cell>
              <table:table-cell office:value-type="float" office:value="0.95">
                <text:p>0.9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6383">
                <text:p>0.06383</text:p>
              </table:table-cell>
              <table:table-cell office:value-type="float" office:value="1.313131">
                <text:p>1.313131</text:p>
              </table:table-cell>
              <table:table-cell office:value-type="float" office:value="1.4">
                <text:p>1.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61616">
                <text:p>0.161616</text:p>
              </table:table-cell>
              <table:table-cell office:value-type="float" office:value="1.97">
                <text:p>1.97</text:p>
              </table:table-cell>
              <table:table-cell office:value-type="float" office:value="1.93">
                <text:p>1.93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03093">
                <text:p>0.103093</text:p>
              </table:table-cell>
              <table:table-cell office:value-type="float" office:value="2.95">
                <text:p>2.95</text:p>
              </table:table-cell>
              <table:table-cell office:value-type="float" office:value="2.95">
                <text:p>2.95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7">
                <text:p>0.17</text:p>
              </table:table-cell>
              <table:table-cell office:value-type="float" office:value="3.96">
                <text:p>3.96</text:p>
              </table:table-cell>
              <table:table-cell office:value-type="float" office:value="3.98">
                <text:p>3.98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3">
                <text:p>0.13</text:p>
              </table:table-cell>
              <table:table-cell office:value-type="float" office:value="5.43">
                <text:p>5.43</text:p>
              </table:table-cell>
              <table:table-cell office:value-type="float" office:value="5.5">
                <text:p>5.5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14286">
                <text:p>0.214286</text:p>
              </table:table-cell>
              <table:table-cell office:value-type="float" office:value="8.17">
                <text:p>8.17</text:p>
              </table:table-cell>
              <table:table-cell office:value-type="float" office:value="8.23">
                <text:p>8.23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91919">
                <text:p>0.191919</text:p>
              </table:table-cell>
              <table:table-cell office:value-type="float" office:value="11.58">
                <text:p>11.58</text:p>
              </table:table-cell>
              <table:table-cell office:value-type="float" office:value="11.74">
                <text:p>11.74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7">
                <text:p>0.17</text:p>
              </table:table-cell>
              <table:table-cell office:value-type="float" office:value="14.44">
                <text:p>14.44</text:p>
              </table:table-cell>
              <table:table-cell office:value-type="float" office:value="14.38">
                <text:p>14.38</text:p>
              </table:table-cell>
              <table:table-cell office:value-type="float" office:value="14.12">
                <text:p>14.1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4">
                <text:p>0.34</text:p>
              </table:table-cell>
              <table:table-cell office:value-type="float" office:value="18.12">
                <text:p>18.12</text:p>
              </table:table-cell>
              <table:table-cell office:value-type="float" office:value="18.39">
                <text:p>18.39</text:p>
              </table:table-cell>
              <table:table-cell office:value-type="float" office:value="18.19">
                <text:p>18.1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3">
                <text:p>0.33</text:p>
              </table:table-cell>
              <table:table-cell office:value-type="float" office:value="25.64">
                <text:p>25.64</text:p>
              </table:table-cell>
              <table:table-cell office:value-type="float" office:value="25.75">
                <text:p>25.75</text:p>
              </table:table-cell>
              <table:table-cell office:value-type="float" office:value="25.39">
                <text:p>25.3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62626">
                <text:p>0.262626</text:p>
              </table:table-cell>
              <table:table-cell office:value-type="float" office:value="30.18">
                <text:p>30.18</text:p>
              </table:table-cell>
              <table:table-cell office:value-type="float" office:value="30">
                <text:p>30</text:p>
              </table:table-cell>
              <table:table-cell office:value-type="float" office:value="30.13">
                <text:p>30.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2">
                <text:p>0.42</text:p>
              </table:table-cell>
              <table:table-cell office:value-type="float" office:value="37.04">
                <text:p>37.04</text:p>
              </table:table-cell>
              <table:table-cell office:value-type="float" office:value="36.81">
                <text:p>36.81</text:p>
              </table:table-cell>
              <table:table-cell office:value-type="float" office:value="36.93">
                <text:p>36.9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1">
                <text:p>0.41</text:p>
              </table:table-cell>
              <table:table-cell office:value-type="float" office:value="44.99">
                <text:p>44.99</text:p>
              </table:table-cell>
              <table:table-cell office:value-type="float" office:value="44.58">
                <text:p>44.58</text:p>
              </table:table-cell>
              <table:table-cell office:value-type="float" office:value="44.63">
                <text:p>44.6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34343">
                <text:p>0.434343</text:p>
              </table:table-cell>
              <table:table-cell office:value-type="float" office:value="56.15">
                <text:p>56.15</text:p>
              </table:table-cell>
              <table:table-cell office:value-type="float" office:value="56.16">
                <text:p>56.16</text:p>
              </table:table-cell>
              <table:table-cell office:value-type="float" office:value="56.13">
                <text:p>56.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59.79">
                <text:p>59.79</text:p>
              </table:table-cell>
              <table:table-cell office:value-type="float" office:value="59.29">
                <text:p>59.29</text:p>
              </table:table-cell>
              <table:table-cell office:value-type="float" office:value="59.67">
                <text:p>59.6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61">
                <text:p>0.61</text:p>
              </table:table-cell>
              <table:table-cell office:value-type="float" office:value="72.81">
                <text:p>72.81</text:p>
              </table:table-cell>
              <table:table-cell office:value-type="float" office:value="73.34">
                <text:p>73.34</text:p>
              </table:table-cell>
              <table:table-cell office:value-type="float" office:value="72.92">
                <text:p>72.9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59">
                <text:p>0.59</text:p>
              </table:table-cell>
              <table:table-cell office:value-type="float" office:value="82.8">
                <text:p>82.8</text:p>
              </table:table-cell>
              <table:table-cell office:value-type="float" office:value="82.78">
                <text:p>82.78</text:p>
              </table:table-cell>
              <table:table-cell office:value-type="float" office:value="82.84">
                <text:p>82.8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7">
                <text:p>0.7</text:p>
              </table:table-cell>
              <table:table-cell office:value-type="float" office:value="93.67">
                <text:p>93.67</text:p>
              </table:table-cell>
              <table:table-cell office:value-type="float" office:value="92.82">
                <text:p>92.82</text:p>
              </table:table-cell>
              <table:table-cell office:value-type="float" office:value="93.85">
                <text:p>93.8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71">
                <text:p>0.71</text:p>
              </table:table-cell>
              <table:table-cell office:value-type="float" office:value="104.83">
                <text:p>104.83</text:p>
              </table:table-cell>
              <table:table-cell office:value-type="float" office:value="105.31">
                <text:p>105.31</text:p>
              </table:table-cell>
              <table:table-cell office:value-type="float" office:value="105.18">
                <text:p>105.1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74">
                <text:p>0.74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885cm" svg:height="11.748cm" xlink:href=".." xlink:type="simple" chart:class="chart:line" chart:style-name="ch1">
        <chart:legend chart:legend-position="top" svg:x="5.527cm" svg:y="0.184cm" style:legend-expansion="wide" chart:style-name="ch2"/>
        <chart:plot-area chart:style-name="ch3" table:cell-range-address="'effect-empty-robots'.B2:'effect-empty-robots'.F32" chart:data-source-has-labels="both" svg:x="1.428cm" svg:y="1.017cm" svg:width="19.04cm" svg:height="9.516cm">
          <chartooo:coordinate-region svg:x="2.102cm" svg:y="1.216cm" svg:width="17.941cm" svg:height="8.67cm"/>
          <chart:axis chart:dimension="x" chart:name="primary-x" chart:style-name="ch4" chartooo:axis-type="auto">
            <chartooo:date-scale/>
            <chart:title svg:x="9.74cm" svg:y="10.767cm" chart:style-name="ch5">
              <text:p>liczba robotów</text:p>
            </chart:title>
            <chart:categories table:cell-range-address="'effect-empty-robots'.B3:'effect-empty-robots'.B32"/>
            <chart:grid chart:style-name="ch6" chart:class="major"/>
          </chart:axis>
          <chart:axis chart:dimension="y" chart:name="primary-y" chart:style-name="ch7">
            <chart:title svg:x="0.451cm" svg:y="7.142cm" chart:style-name="ch8">
              <text:p>skuteczność [%]</text:p>
            </chart:title>
            <chart:grid chart:style-name="ch6" chart:class="major"/>
          </chart:axis>
          <chart:series chart:style-name="ch9" chart:values-cell-range-address="'effect-empty-robots'.C3:'effect-empty-robots'.C32" chart:label-cell-address="'effect-empty-robots'.C2:'effect-empty-robots'.C2" chart:class="chart:line">
            <chart:data-point chart:repeated="30"/>
          </chart:series>
          <chart:series chart:style-name="ch10" chart:values-cell-range-address="'effect-empty-robots'.D3:'effect-empty-robots'.D32" chart:label-cell-address="'effect-empty-robots'.D2:'effect-empty-robots'.D2" chart:class="chart:line">
            <chart:data-point chart:repeated="30"/>
          </chart:series>
          <chart:series chart:style-name="ch11" chart:values-cell-range-address="'effect-empty-robots'.E3:'effect-empty-robots'.E32" chart:label-cell-address="'effect-empty-robots'.E2:'effect-empty-robots'.E2" chart:class="chart:line">
            <chart:data-point chart:repeated="30"/>
          </chart:series>
          <chart:series chart:style-name="ch12" chart:values-cell-range-address="'effect-empty-robots'.F3:'effect-empty-robots'.F32" chart:label-cell-address="'effect-empty-robots'.F2:'effect-empty-robots'.F2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A*</text:p>
                <draw:g>
                  <svg:desc>'effect-empty-robots'.C2:'effect-empty-robots'.C2</svg:desc>
                </draw:g>
              </table:table-cell>
              <table:table-cell office:value-type="string">
                <text:p>WHCA*1</text:p>
                <draw:g>
                  <svg:desc>'effect-empty-robots'.D2:'effect-empty-robots'.D2</svg:desc>
                </draw:g>
              </table:table-cell>
              <table:table-cell office:value-type="string">
                <text:p>WHCA*2</text:p>
                <draw:g>
                  <svg:desc>'effect-empty-robots'.E2:'effect-empty-robots'.E2</svg:desc>
                </draw:g>
              </table:table-cell>
              <table:table-cell office:value-type="string">
                <text:p>WHCA*3</text:p>
                <draw:g>
                  <svg:desc>'effect-empty-robots'.F2:'effect-empty-robots'.F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ffect-empty-robots'.B3:'effect-empty-robots'.B32</svg:desc>
                </draw:g>
              </table:table-cell>
              <table:table-cell office:value-type="float" office:value="100">
                <text:p>100</text:p>
                <draw:g>
                  <svg:desc>'effect-empty-robots'.C3:'effect-empty-robots'.C32</svg:desc>
                </draw:g>
              </table:table-cell>
              <table:table-cell office:value-type="float" office:value="100">
                <text:p>100</text:p>
                <draw:g>
                  <svg:desc>'effect-empty-robots'.D3:'effect-empty-robots'.D32</svg:desc>
                </draw:g>
              </table:table-cell>
              <table:table-cell office:value-type="float" office:value="100">
                <text:p>100</text:p>
                <draw:g>
                  <svg:desc>'effect-empty-robots'.E3:'effect-empty-robots'.E32</svg:desc>
                </draw:g>
              </table:table-cell>
              <table:table-cell office:value-type="float" office:value="100">
                <text:p>100</text:p>
                <draw:g>
                  <svg:desc>'effect-empty-robots'.F3:'effect-empty-robots'.F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4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2">
                <text:p>92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5">
                <text:p>85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7">
                <text:p>67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4">
                <text:p>54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87">
                <text:p>8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61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642cm" svg:height="12.306cm" xlink:href=".." xlink:type="simple" chart:class="chart:line" chart:style-name="ch1">
        <chart:legend chart:legend-position="top" svg:x="6.406cm" svg:y="0.185cm" style:legend-expansion="wide" chart:style-name="ch2"/>
        <chart:plot-area chart:style-name="ch3" table:cell-range-address="'effect-maze-size'.B2:'effect-maze-size'.F40" chart:data-source-has-labels="both" svg:x="1.463cm" svg:y="1.029cm" svg:width="20.727cm" svg:height="10.05cm">
          <chartooo:coordinate-region svg:x="2.137cm" svg:y="1.228cm" svg:width="19.628cm" svg:height="9.204cm"/>
          <chart:axis chart:dimension="x" chart:name="primary-x" chart:style-name="ch4" chartooo:axis-type="auto">
            <chartooo:date-scale/>
            <chart:title svg:x="8.673cm" svg:y="11.325cm" chart:style-name="ch5">
              <text:p>wysokość i szerokość mapy [liczba pól]</text:p>
            </chart:title>
            <chart:categories table:cell-range-address="'effect-maze-size'.B3:'effect-maze-size'.B40"/>
            <chart:grid chart:style-name="ch6" chart:class="major"/>
          </chart:axis>
          <chart:axis chart:dimension="y" chart:name="primary-y" chart:style-name="ch7">
            <chart:title svg:x="0.451cm" svg:y="7.421cm" chart:style-name="ch8">
              <text:p>skuteczność [%]</text:p>
            </chart:title>
            <chart:grid chart:style-name="ch6" chart:class="major"/>
          </chart:axis>
          <chart:series chart:style-name="ch9" chart:values-cell-range-address="'effect-maze-size'.C3:'effect-maze-size'.C40" chart:label-cell-address="'effect-maze-size'.C2:'effect-maze-size'.C2" chart:class="chart:line">
            <chart:data-point chart:repeated="38"/>
          </chart:series>
          <chart:series chart:style-name="ch10" chart:values-cell-range-address="'effect-maze-size'.D3:'effect-maze-size'.D40" chart:label-cell-address="'effect-maze-size'.D2:'effect-maze-size'.D2" chart:class="chart:line">
            <chart:data-point chart:repeated="38"/>
          </chart:series>
          <chart:series chart:style-name="ch11" chart:values-cell-range-address="'effect-maze-size'.E3:'effect-maze-size'.E40" chart:label-cell-address="'effect-maze-size'.E2:'effect-maze-size'.E2" chart:class="chart:line">
            <chart:data-point chart:repeated="38"/>
          </chart:series>
          <chart:series chart:style-name="ch12" chart:values-cell-range-address="'effect-maze-size'.F3:'effect-maze-size'.F40" chart:label-cell-address="'effect-maze-size'.F2:'effect-maze-size'.F2" chart:class="chart:line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A*</text:p>
                <draw:g>
                  <svg:desc>'effect-maze-size'.C2:'effect-maze-size'.C2</svg:desc>
                </draw:g>
              </table:table-cell>
              <table:table-cell office:value-type="string">
                <text:p>WHCA*1</text:p>
                <draw:g>
                  <svg:desc>'effect-maze-size'.D2:'effect-maze-size'.D2</svg:desc>
                </draw:g>
              </table:table-cell>
              <table:table-cell office:value-type="string">
                <text:p>WHCA*2</text:p>
                <draw:g>
                  <svg:desc>'effect-maze-size'.E2:'effect-maze-size'.E2</svg:desc>
                </draw:g>
              </table:table-cell>
              <table:table-cell office:value-type="string">
                <text:p>WHCA*3</text:p>
                <draw:g>
                  <svg:desc>'effect-maze-size'.F2:'effect-maze-size'.F2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effect-maze-size'.B3:'effect-maze-size'.B40</svg:desc>
                </draw:g>
              </table:table-cell>
              <table:table-cell office:value-type="float" office:value="0">
                <text:p>0</text:p>
                <draw:g>
                  <svg:desc>'effect-maze-size'.C3:'effect-maze-size'.C40</svg:desc>
                </draw:g>
              </table:table-cell>
              <table:table-cell office:value-type="float" office:value="0">
                <text:p>0</text:p>
                <draw:g>
                  <svg:desc>'effect-maze-size'.D3:'effect-maze-size'.D40</svg:desc>
                </draw:g>
              </table:table-cell>
              <table:table-cell office:value-type="float" office:value="0">
                <text:p>0</text:p>
                <draw:g>
                  <svg:desc>'effect-maze-size'.E3:'effect-maze-size'.E40</svg:desc>
                </draw:g>
              </table:table-cell>
              <table:table-cell office:value-type="float" office:value="0">
                <text:p>0</text:p>
                <draw:g>
                  <svg:desc>'effect-maze-size'.F3:'effect-maze-size'.F4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44">
                <text:p>4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53">
                <text:p>5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56">
                <text:p>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49">
                <text:p>4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33">
                <text:p>33</text:p>
              </table:table-cell>
              <table:table-cell office:value-type="float" office:value="56">
                <text:p>5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57">
                <text:p>5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  <table:table-cell office:value-type="float" office:value="56">
                <text:p>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  <table:table-cell office:value-type="float" office:value="60">
                <text:p>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9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57">
                <text:p>5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64">
                <text:p>6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65">
                <text:p>6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  <table:table-cell office:value-type="float" office:value="33">
                <text:p>33</text:p>
              </table:table-cell>
              <table:table-cell office:value-type="float" office:value="63">
                <text:p>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69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66">
                <text:p>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38">
                <text:p>38</text:p>
              </table:table-cell>
              <table:table-cell office:value-type="float" office:value="64">
                <text:p>6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68">
                <text:p>6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4">
                <text:p>54</text:p>
              </table:table-cell>
              <table:table-cell office:value-type="float" office:value="39">
                <text:p>39</text:p>
              </table:table-cell>
              <table:table-cell office:value-type="float" office:value="61">
                <text:p>6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53">
                <text:p>53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31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66">
                <text:p>66</text:p>
              </table:table-cell>
              <table:table-cell office:value-type="float" office:value="42">
                <text:p>42</text:p>
              </table:table-cell>
              <table:table-cell office:value-type="float" office:value="69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45cm" svg:height="12.306cm" xlink:href=".." xlink:type="simple" chart:class="chart:line" chart:style-name="ch1">
        <chart:legend chart:legend-position="top" svg:x="6.007cm" svg:y="0.185cm" style:legend-expansion="wide" chart:style-name="ch2"/>
        <chart:plot-area chart:style-name="ch3" table:cell-range-address="'effect-empty-size'.B2:'effect-empty-size'.F25" chart:data-source-has-labels="both" svg:x="1.447cm" svg:y="1.029cm" svg:width="19.962cm" svg:height="10.05cm">
          <chartooo:coordinate-region svg:x="2.121cm" svg:y="1.228cm" svg:width="18.863cm" svg:height="9.204cm"/>
          <chart:axis chart:dimension="x" chart:name="primary-x" chart:style-name="ch4" chartooo:axis-type="auto">
            <chartooo:date-scale/>
            <chart:title svg:x="8.275cm" svg:y="11.325cm" chart:style-name="ch5">
              <text:p>wysokość i szerokość mapy [liczba pól]</text:p>
            </chart:title>
            <chart:categories table:cell-range-address="'effect-empty-size'.B3:'effect-empty-size'.B25"/>
            <chart:grid chart:style-name="ch6" chart:class="major"/>
          </chart:axis>
          <chart:axis chart:dimension="y" chart:name="primary-y" chart:style-name="ch7">
            <chart:title svg:x="0.451cm" svg:y="7.421cm" chart:style-name="ch8">
              <text:p>skuteczność [%]</text:p>
            </chart:title>
            <chart:grid chart:style-name="ch6" chart:class="major"/>
          </chart:axis>
          <chart:series chart:style-name="ch9" chart:values-cell-range-address="'effect-empty-size'.C3:'effect-empty-size'.C25" chart:label-cell-address="'effect-empty-size'.C2:'effect-empty-size'.C2" chart:class="chart:line">
            <chart:data-point chart:repeated="23"/>
          </chart:series>
          <chart:series chart:style-name="ch10" chart:values-cell-range-address="'effect-empty-size'.D3:'effect-empty-size'.D25" chart:label-cell-address="'effect-empty-size'.D2:'effect-empty-size'.D2" chart:class="chart:line">
            <chart:data-point chart:repeated="23"/>
          </chart:series>
          <chart:series chart:style-name="ch11" chart:values-cell-range-address="'effect-empty-size'.E3:'effect-empty-size'.E25" chart:label-cell-address="'effect-empty-size'.E2:'effect-empty-size'.E2" chart:class="chart:line">
            <chart:data-point chart:repeated="23"/>
          </chart:series>
          <chart:series chart:style-name="ch12" chart:values-cell-range-address="'effect-empty-size'.F3:'effect-empty-size'.F25" chart:label-cell-address="'effect-empty-size'.F2:'effect-empty-size'.F2" chart:class="chart:line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A*</text:p>
                <draw:g>
                  <svg:desc>'effect-empty-size'.C2:'effect-empty-size'.C2</svg:desc>
                </draw:g>
              </table:table-cell>
              <table:table-cell office:value-type="string">
                <text:p>WHCA*1</text:p>
                <draw:g>
                  <svg:desc>'effect-empty-size'.D2:'effect-empty-size'.D2</svg:desc>
                </draw:g>
              </table:table-cell>
              <table:table-cell office:value-type="string">
                <text:p>WHCA*2</text:p>
                <draw:g>
                  <svg:desc>'effect-empty-size'.E2:'effect-empty-size'.E2</svg:desc>
                </draw:g>
              </table:table-cell>
              <table:table-cell office:value-type="string">
                <text:p>WHCA*3</text:p>
                <draw:g>
                  <svg:desc>'effect-empty-size'.F2:'effect-empty-size'.F2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effect-empty-size'.B3:'effect-empty-size'.B25</svg:desc>
                </draw:g>
              </table:table-cell>
              <table:table-cell office:value-type="float" office:value="29">
                <text:p>29</text:p>
                <draw:g>
                  <svg:desc>'effect-empty-size'.C3:'effect-empty-size'.C25</svg:desc>
                </draw:g>
              </table:table-cell>
              <table:table-cell office:value-type="float" office:value="53">
                <text:p>53</text:p>
                <draw:g>
                  <svg:desc>'effect-empty-size'.D3:'effect-empty-size'.D25</svg:desc>
                </draw:g>
              </table:table-cell>
              <table:table-cell office:value-type="float" office:value="97">
                <text:p>97</text:p>
                <draw:g>
                  <svg:desc>'effect-empty-size'.E3:'effect-empty-size'.E25</svg:desc>
                </draw:g>
              </table:table-cell>
              <table:table-cell office:value-type="float" office:value="97">
                <text:p>97</text:p>
                <draw:g>
                  <svg:desc>'effect-empty-size'.F3:'effect-empty-size'.F2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2">
                <text:p>82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4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885cm" svg:height="11.748cm" xlink:href=".." xlink:type="simple" chart:class="chart:line" chart:column-mapping="0 1 2" chart:style-name="ch1">
        <chart:legend chart:legend-position="top" svg:x="5.527cm" svg:y="0.184cm" style:legend-expansion="wide" chart:style-name="ch2"/>
        <chart:plot-area chart:style-name="ch3" table:cell-range-address="'effect-maze-robots'.B3:'effect-maze-robots'.B32 'effect-maze-robots'.C2:'effect-maze-robots'.F2 'effect-maze-robots'.G3:'effect-maze-robots'.J32" chart:data-source-has-labels="both" svg:x="1.428cm" svg:y="1.017cm" svg:width="19.04cm" svg:height="9.516cm">
          <chartooo:coordinate-region svg:x="2.102cm" svg:y="1.216cm" svg:width="17.941cm" svg:height="8.67cm"/>
          <chart:axis chart:dimension="x" chart:name="primary-x" chart:style-name="ch4" chartooo:axis-type="auto">
            <chartooo:date-scale/>
            <chart:title svg:x="9.74cm" svg:y="10.767cm" chart:style-name="ch5">
              <text:p>liczba robotów</text:p>
            </chart:title>
            <chart:categories table:cell-range-address="'effect-maze-robots'.B3:'effect-maze-robots'.B32"/>
            <chart:grid chart:style-name="ch6" chart:class="major"/>
          </chart:axis>
          <chart:axis chart:dimension="y" chart:name="primary-y" chart:style-name="ch7">
            <chart:title svg:x="0.451cm" svg:y="8.333cm" chart:style-name="ch8">
              <text:p>średnia liczba kroków symulacji</text:p>
            </chart:title>
            <chart:grid chart:style-name="ch6" chart:class="major"/>
          </chart:axis>
          <chart:series chart:style-name="ch9" chart:values-cell-range-address="'effect-maze-robots'.G3:'effect-maze-robots'.G32" chart:label-cell-address="'effect-maze-robots'.C2:'effect-maze-robots'.C2" chart:class="chart:line">
            <chart:data-point chart:repeated="30"/>
          </chart:series>
          <chart:series chart:style-name="ch10" chart:values-cell-range-address="'effect-maze-robots'.H3:'effect-maze-robots'.H32" chart:label-cell-address="'effect-maze-robots'.D2:'effect-maze-robots'.D2" chart:class="chart:line">
            <chart:data-point chart:repeated="30"/>
          </chart:series>
          <chart:series chart:style-name="ch11" chart:values-cell-range-address="'effect-maze-robots'.I3:'effect-maze-robots'.I32" chart:label-cell-address="'effect-maze-robots'.E2:'effect-maze-robots'.E2" chart:class="chart:line">
            <chart:data-point chart:repeated="30"/>
          </chart:series>
          <chart:series chart:style-name="ch12" chart:values-cell-range-address="'effect-maze-robots'.J3:'effect-maze-robots'.J32" chart:label-cell-address="'effect-maze-robots'.F2:'effect-maze-robots'.F2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A*</text:p>
                <draw:g>
                  <svg:desc>'effect-maze-robots'.C2:'effect-maze-robots'.C2</svg:desc>
                </draw:g>
              </table:table-cell>
              <table:table-cell office:value-type="string">
                <text:p>WHCA*1</text:p>
                <draw:g>
                  <svg:desc>'effect-maze-robots'.D2:'effect-maze-robots'.D2</svg:desc>
                </draw:g>
              </table:table-cell>
              <table:table-cell office:value-type="string">
                <text:p>WHCA*2</text:p>
                <draw:g>
                  <svg:desc>'effect-maze-robots'.E2:'effect-maze-robots'.E2</svg:desc>
                </draw:g>
              </table:table-cell>
              <table:table-cell office:value-type="string">
                <text:p>WHCA*3</text:p>
                <draw:g>
                  <svg:desc>'effect-maze-robots'.F2:'effect-maze-robots'.F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ffect-maze-robots'.B3:'effect-maze-robots'.B32</svg:desc>
                </draw:g>
              </table:table-cell>
              <table:table-cell office:value-type="float" office:value="17.59">
                <text:p>17.59</text:p>
                <draw:g>
                  <svg:desc>'effect-maze-robots'.G3:'effect-maze-robots'.G32</svg:desc>
                </draw:g>
              </table:table-cell>
              <table:table-cell office:value-type="float" office:value="17.59">
                <text:p>17.59</text:p>
                <draw:g>
                  <svg:desc>'effect-maze-robots'.H3:'effect-maze-robots'.H32</svg:desc>
                </draw:g>
              </table:table-cell>
              <table:table-cell office:value-type="float" office:value="17.59">
                <text:p>17.59</text:p>
                <draw:g>
                  <svg:desc>'effect-maze-robots'.I3:'effect-maze-robots'.I32</svg:desc>
                </draw:g>
              </table:table-cell>
              <table:table-cell office:value-type="float" office:value="17.59">
                <text:p>17.59</text:p>
                <draw:g>
                  <svg:desc>'effect-maze-robots'.J3:'effect-maze-robots'.J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3.988372">
                <text:p>23.988372</text:p>
              </table:table-cell>
              <table:table-cell office:value-type="float" office:value="21.325">
                <text:p>21.325</text:p>
              </table:table-cell>
              <table:table-cell office:value-type="float" office:value="21.325">
                <text:p>21.325</text:p>
              </table:table-cell>
              <table:table-cell office:value-type="float" office:value="24.060606">
                <text:p>24.06060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9.738462">
                <text:p>29.738462</text:p>
              </table:table-cell>
              <table:table-cell office:value-type="float" office:value="23.6875">
                <text:p>23.6875</text:p>
              </table:table-cell>
              <table:table-cell office:value-type="float" office:value="23.773585">
                <text:p>23.773585</text:p>
              </table:table-cell>
              <table:table-cell office:value-type="float" office:value="30.298969">
                <text:p>30.2989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3.125">
                <text:p>33.125</text:p>
              </table:table-cell>
              <table:table-cell office:value-type="float" office:value="26.69697">
                <text:p>26.69697</text:p>
              </table:table-cell>
              <table:table-cell office:value-type="float" office:value="26.75">
                <text:p>26.75</text:p>
              </table:table-cell>
              <table:table-cell office:value-type="float" office:value="32.989011">
                <text:p>32.9890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4.208333">
                <text:p>44.208333</text:p>
              </table:table-cell>
              <table:table-cell office:value-type="float" office:value="27.363636">
                <text:p>27.363636</text:p>
              </table:table-cell>
              <table:table-cell office:value-type="float" office:value="29.530612">
                <text:p>29.530612</text:p>
              </table:table-cell>
              <table:table-cell office:value-type="float" office:value="36.909091">
                <text:p>36.90909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1.842105">
                <text:p>41.842105</text:p>
              </table:table-cell>
              <table:table-cell office:value-type="float" office:value="27.428571">
                <text:p>27.428571</text:p>
              </table:table-cell>
              <table:table-cell office:value-type="float" office:value="33.754098">
                <text:p>33.754098</text:p>
              </table:table-cell>
              <table:table-cell office:value-type="float" office:value="37.588235">
                <text:p>37.5882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4.818182">
                <text:p>54.818182</text:p>
              </table:table-cell>
              <table:table-cell office:value-type="float" office:value="33.3">
                <text:p>33.3</text:p>
              </table:table-cell>
              <table:table-cell office:value-type="float" office:value="37">
                <text:p>37</text:p>
              </table:table-cell>
              <table:table-cell office:value-type="float" office:value="43.012195">
                <text:p>43.01219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3.2">
                <text:p>63.2</text:p>
              </table:table-cell>
              <table:table-cell office:value-type="float" office:value="29.75">
                <text:p>29.75</text:p>
              </table:table-cell>
              <table:table-cell office:value-type="float" office:value="40.327586">
                <text:p>40.327586</text:p>
              </table:table-cell>
              <table:table-cell office:value-type="float" office:value="44.128205">
                <text:p>44.12820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43.595745">
                <text:p>43.595745</text:p>
              </table:table-cell>
              <table:table-cell office:value-type="float" office:value="49.393443">
                <text:p>49.3934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26">
                <text:p>26</text:p>
              </table:table-cell>
              <table:table-cell office:value-type="float" office:value="46.596154">
                <text:p>46.596154</text:p>
              </table:table-cell>
              <table:table-cell office:value-type="float" office:value="49.380952">
                <text:p>49.38095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51">
                <text:p>51</text:p>
              </table:table-cell>
              <table:table-cell office:value-type="float" office:value="54.59375">
                <text:p>54.593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56.033898">
                <text:p>56.033898</text:p>
              </table:table-cell>
              <table:table-cell office:value-type="float" office:value="57.880597">
                <text:p>57.8805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58.045455">
                <text:p>58.045455</text:p>
              </table:table-cell>
              <table:table-cell office:value-type="float" office:value="57.288889">
                <text:p>57.28888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61.586957">
                <text:p>61.586957</text:p>
              </table:table-cell>
              <table:table-cell office:value-type="float" office:value="61.586957">
                <text:p>61.58695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61.828571">
                <text:p>61.828571</text:p>
              </table:table-cell>
              <table:table-cell office:value-type="float" office:value="62.527778">
                <text:p>62.52777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66.05">
                <text:p>66.05</text:p>
              </table:table-cell>
              <table:table-cell office:value-type="float" office:value="65.975">
                <text:p>65.97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657143">
                <text:p>71.657143</text:p>
              </table:table-cell>
              <table:table-cell office:value-type="float" office:value="71.264706">
                <text:p>71.26470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318182">
                <text:p>76.318182</text:p>
              </table:table-cell>
              <table:table-cell office:value-type="float" office:value="75.952381">
                <text:p>75.95238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083333">
                <text:p>70.083333</text:p>
              </table:table-cell>
              <table:table-cell office:value-type="float" office:value="71.307692">
                <text:p>71.30769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277778">
                <text:p>74.277778</text:p>
              </table:table-cell>
              <table:table-cell office:value-type="float" office:value="74.333333">
                <text:p>74.3333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100.34999955">
                <text:p>100.3499995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104.0666662">
                <text:p>104.066666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115">
                <text:p>1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885cm" svg:height="11.748cm" xlink:href=".." xlink:type="simple" chart:class="chart:line" chart:column-mapping="0 1 2" chart:style-name="ch1">
        <chart:legend chart:legend-position="top" svg:x="5.527cm" svg:y="0.184cm" style:legend-expansion="wide" chart:style-name="ch2"/>
        <chart:plot-area chart:style-name="ch3" table:cell-range-address="'effect-maze-robots'.B3:'effect-maze-robots'.B32 'effect-maze-robots'.C2:'effect-maze-robots'.F2 'effect-maze-robots'.K3:'effect-maze-robots'.N32" chart:data-source-has-labels="both" svg:x="1.428cm" svg:y="1.017cm" svg:width="19.04cm" svg:height="9.516cm">
          <chartooo:coordinate-region svg:x="2.314cm" svg:y="1.216cm" svg:width="17.729cm" svg:height="8.67cm"/>
          <chart:axis chart:dimension="x" chart:name="primary-x" chart:style-name="ch4" chartooo:axis-type="auto">
            <chartooo:date-scale/>
            <chart:title svg:x="9.74cm" svg:y="10.767cm" chart:style-name="ch5">
              <text:p>liczba robotów</text:p>
            </chart:title>
            <chart:categories table:cell-range-address="'effect-maze-robots'.B3:'effect-maze-robots'.B32"/>
            <chart:grid chart:style-name="ch6" chart:class="major"/>
          </chart:axis>
          <chart:axis chart:dimension="y" chart:name="primary-y" chart:style-name="ch7">
            <chart:title svg:x="0.451cm" svg:y="7.909cm" chart:style-name="ch8">
              <text:p>czas planowania tras [ms]</text:p>
            </chart:title>
            <chart:grid chart:style-name="ch6" chart:class="major"/>
          </chart:axis>
          <chart:series chart:style-name="ch9" chart:values-cell-range-address="'effect-maze-robots'.K3:'effect-maze-robots'.K32" chart:label-cell-address="'effect-maze-robots'.C2:'effect-maze-robots'.C2" chart:class="chart:line">
            <chart:data-point chart:repeated="30"/>
          </chart:series>
          <chart:series chart:style-name="ch10" chart:values-cell-range-address="'effect-maze-robots'.L3:'effect-maze-robots'.L32" chart:label-cell-address="'effect-maze-robots'.D2:'effect-maze-robots'.D2" chart:class="chart:line">
            <chart:data-point chart:repeated="30"/>
          </chart:series>
          <chart:series chart:style-name="ch11" chart:values-cell-range-address="'effect-maze-robots'.M3:'effect-maze-robots'.M32" chart:label-cell-address="'effect-maze-robots'.E2:'effect-maze-robots'.E2" chart:class="chart:line">
            <chart:data-point chart:repeated="30"/>
          </chart:series>
          <chart:series chart:style-name="ch12" chart:values-cell-range-address="'effect-maze-robots'.N3:'effect-maze-robots'.N32" chart:label-cell-address="'effect-maze-robots'.F2:'effect-maze-robots'.F2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A*</text:p>
                <draw:g>
                  <svg:desc>'effect-maze-robots'.C2:'effect-maze-robots'.C2</svg:desc>
                </draw:g>
              </table:table-cell>
              <table:table-cell office:value-type="string">
                <text:p>WHCA*1</text:p>
                <draw:g>
                  <svg:desc>'effect-maze-robots'.D2:'effect-maze-robots'.D2</svg:desc>
                </draw:g>
              </table:table-cell>
              <table:table-cell office:value-type="string">
                <text:p>WHCA*2</text:p>
                <draw:g>
                  <svg:desc>'effect-maze-robots'.E2:'effect-maze-robots'.E2</svg:desc>
                </draw:g>
              </table:table-cell>
              <table:table-cell office:value-type="string">
                <text:p>WHCA*3</text:p>
                <draw:g>
                  <svg:desc>'effect-maze-robots'.F2:'effect-maze-robots'.F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ffect-maze-robots'.B3:'effect-maze-robots'.B32</svg:desc>
                </draw:g>
              </table:table-cell>
              <table:table-cell office:value-type="float" office:value="0.14">
                <text:p>0.14</text:p>
                <draw:g>
                  <svg:desc>'effect-maze-robots'.K3:'effect-maze-robots'.K32</svg:desc>
                </draw:g>
              </table:table-cell>
              <table:table-cell office:value-type="float" office:value="3.77">
                <text:p>3.77</text:p>
                <draw:g>
                  <svg:desc>'effect-maze-robots'.L3:'effect-maze-robots'.L32</svg:desc>
                </draw:g>
              </table:table-cell>
              <table:table-cell office:value-type="float" office:value="3.63">
                <text:p>3.63</text:p>
                <draw:g>
                  <svg:desc>'effect-maze-robots'.M3:'effect-maze-robots'.M32</svg:desc>
                </draw:g>
              </table:table-cell>
              <table:table-cell office:value-type="float" office:value="3.39">
                <text:p>3.39</text:p>
                <draw:g>
                  <svg:desc>'effect-maze-robots'.N3:'effect-maze-robots'.N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32558">
                <text:p>0.232558</text:p>
              </table:table-cell>
              <table:table-cell office:value-type="float" office:value="3.5">
                <text:p>3.5</text:p>
              </table:table-cell>
              <table:table-cell office:value-type="float" office:value="3.575">
                <text:p>3.575</text:p>
              </table:table-cell>
              <table:table-cell office:value-type="float" office:value="5.262626">
                <text:p>5.2626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4.875">
                <text:p>4.875</text:p>
              </table:table-cell>
              <table:table-cell office:value-type="float" office:value="4.716981">
                <text:p>4.716981</text:p>
              </table:table-cell>
              <table:table-cell office:value-type="float" office:value="9.979381">
                <text:p>9.9793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8.181818">
                <text:p>8.181818</text:p>
              </table:table-cell>
              <table:table-cell office:value-type="float" office:value="8.104167">
                <text:p>8.104167</text:p>
              </table:table-cell>
              <table:table-cell office:value-type="float" office:value="17.494505">
                <text:p>17.4945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25">
                <text:p>1.25</text:p>
              </table:table-cell>
              <table:table-cell office:value-type="float" office:value="9.090909">
                <text:p>9.090909</text:p>
              </table:table-cell>
              <table:table-cell office:value-type="float" office:value="15.020408">
                <text:p>15.020408</text:p>
              </table:table-cell>
              <table:table-cell office:value-type="float" office:value="34.590909">
                <text:p>34.5909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30.196721">
                <text:p>30.196721</text:p>
              </table:table-cell>
              <table:table-cell office:value-type="float" office:value="41.505882">
                <text:p>41.50588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8.1">
                <text:p>18.1</text:p>
              </table:table-cell>
              <table:table-cell office:value-type="float" office:value="49.132075">
                <text:p>49.132075</text:p>
              </table:table-cell>
              <table:table-cell office:value-type="float" office:value="75.963415">
                <text:p>75.9634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1.375">
                <text:p>31.375</text:p>
              </table:table-cell>
              <table:table-cell office:value-type="float" office:value="70.551724">
                <text:p>70.551724</text:p>
              </table:table-cell>
              <table:table-cell office:value-type="float" office:value="92.692308">
                <text:p>92.6923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32.5">
                <text:p>32.5</text:p>
              </table:table-cell>
              <table:table-cell office:value-type="float" office:value="94.425532">
                <text:p>94.425532</text:p>
              </table:table-cell>
              <table:table-cell office:value-type="float" office:value="123.688525">
                <text:p>123.6885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21">
                <text:p>21</text:p>
              </table:table-cell>
              <table:table-cell office:value-type="float" office:value="144.269231">
                <text:p>144.269231</text:p>
              </table:table-cell>
              <table:table-cell office:value-type="float" office:value="155.253968">
                <text:p>155.25396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75.777778">
                <text:p>175.77777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260.101695">
                <text:p>260.101695</text:p>
              </table:table-cell>
              <table:table-cell office:value-type="float" office:value="276.164179">
                <text:p>276.16417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84.795455">
                <text:p>284.795455</text:p>
              </table:table-cell>
              <table:table-cell office:value-type="float" office:value="278.488889">
                <text:p>278.48888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328.326087">
                <text:p>328.326087</text:p>
              </table:table-cell>
              <table:table-cell office:value-type="float" office:value="329.108696">
                <text:p>329.10869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391.457143">
                <text:p>391.457143</text:p>
              </table:table-cell>
              <table:table-cell office:value-type="float" office:value="399.555556">
                <text:p>399.5555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454.775">
                <text:p>454.775</text:p>
              </table:table-cell>
              <table:table-cell office:value-type="float" office:value="467.65">
                <text:p>467.6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.771429">
                <text:p>529.771429</text:p>
              </table:table-cell>
              <table:table-cell office:value-type="float" office:value="517.029412">
                <text:p>517.02941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.545455">
                <text:p>581.545455</text:p>
              </table:table-cell>
              <table:table-cell office:value-type="float" office:value="588.142857">
                <text:p>588.14285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7.5">
                <text:p>527.5</text:p>
              </table:table-cell>
              <table:table-cell office:value-type="float" office:value="540.769231">
                <text:p>540.7692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8.055556">
                <text:p>668.055556</text:p>
              </table:table-cell>
              <table:table-cell office:value-type="float" office:value="641.944444">
                <text:p>641.94444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9">
                <text:p>699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6">
                <text:p>796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4">
                <text:p>814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7">
                <text:p>907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4">
                <text:p>97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2">
                <text:p>1022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4">
                <text:p>1084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9">
                <text:p>1199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3">
                <text:p>1273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0">
                <text:p>1410</text:p>
              </table:table-cell>
              <table:table-cell office:value-type="float" office:value="1380">
                <text:p>138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885cm" svg:height="11.748cm" xlink:href=".." xlink:type="simple" chart:class="chart:line" chart:column-mapping="0 1 2" chart:style-name="ch1">
        <chart:legend chart:legend-position="top" svg:x="5.527cm" svg:y="0.184cm" style:legend-expansion="wide" chart:style-name="ch2"/>
        <chart:plot-area chart:style-name="ch3" table:cell-range-address="'effect-empty-robots'.B3:'effect-empty-robots'.B32 'effect-empty-robots'.C2:'effect-empty-robots'.F2 'effect-empty-robots'.G3:'effect-empty-robots'.J32" chart:data-source-has-labels="both" svg:x="1.428cm" svg:y="1.017cm" svg:width="19.04cm" svg:height="9.516cm">
          <chartooo:coordinate-region svg:x="2.102cm" svg:y="1.216cm" svg:width="18.153cm" svg:height="8.67cm"/>
          <chart:axis chart:dimension="x" chart:name="primary-x" chart:style-name="ch4" chartooo:axis-type="auto">
            <chartooo:date-scale/>
            <chart:title svg:x="9.74cm" svg:y="10.767cm" chart:style-name="ch5">
              <text:p>liczba robotów</text:p>
            </chart:title>
            <chart:categories table:cell-range-address="'effect-empty-robots'.B3:'effect-empty-robots'.B32"/>
            <chart:grid chart:style-name="ch6" chart:class="major"/>
          </chart:axis>
          <chart:axis chart:dimension="y" chart:name="primary-y" chart:style-name="ch7">
            <chart:title svg:x="0.451cm" svg:y="8.333cm" chart:style-name="ch8">
              <text:p>średnia liczba kroków symulacji</text:p>
            </chart:title>
            <chart:grid chart:style-name="ch6" chart:class="major"/>
          </chart:axis>
          <chart:series chart:style-name="ch9" chart:values-cell-range-address="'effect-empty-robots'.G3:'effect-empty-robots'.G32" chart:label-cell-address="'effect-empty-robots'.C2:'effect-empty-robots'.C2" chart:class="chart:line">
            <chart:data-point chart:repeated="30"/>
          </chart:series>
          <chart:series chart:style-name="ch10" chart:values-cell-range-address="'effect-empty-robots'.H3:'effect-empty-robots'.H32" chart:label-cell-address="'effect-empty-robots'.D2:'effect-empty-robots'.D2" chart:class="chart:line">
            <chart:data-point chart:repeated="30"/>
          </chart:series>
          <chart:series chart:style-name="ch11" chart:values-cell-range-address="'effect-empty-robots'.I3:'effect-empty-robots'.I32" chart:label-cell-address="'effect-empty-robots'.E2:'effect-empty-robots'.E2" chart:class="chart:line">
            <chart:data-point chart:repeated="30"/>
          </chart:series>
          <chart:series chart:style-name="ch12" chart:values-cell-range-address="'effect-empty-robots'.J3:'effect-empty-robots'.J32" chart:label-cell-address="'effect-empty-robots'.F2:'effect-empty-robots'.F2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A*</text:p>
                <draw:g>
                  <svg:desc>'effect-empty-robots'.C2:'effect-empty-robots'.C2</svg:desc>
                </draw:g>
              </table:table-cell>
              <table:table-cell office:value-type="string">
                <text:p>WHCA*1</text:p>
                <draw:g>
                  <svg:desc>'effect-empty-robots'.D2:'effect-empty-robots'.D2</svg:desc>
                </draw:g>
              </table:table-cell>
              <table:table-cell office:value-type="string">
                <text:p>WHCA*2</text:p>
                <draw:g>
                  <svg:desc>'effect-empty-robots'.E2:'effect-empty-robots'.E2</svg:desc>
                </draw:g>
              </table:table-cell>
              <table:table-cell office:value-type="string">
                <text:p>WHCA*3</text:p>
                <draw:g>
                  <svg:desc>'effect-empty-robots'.F2:'effect-empty-robots'.F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ffect-empty-robots'.B3:'effect-empty-robots'.B32</svg:desc>
                </draw:g>
              </table:table-cell>
              <table:table-cell office:value-type="float" office:value="3.77">
                <text:p>3.77</text:p>
                <draw:g>
                  <svg:desc>'effect-empty-robots'.G3:'effect-empty-robots'.G32</svg:desc>
                </draw:g>
              </table:table-cell>
              <table:table-cell office:value-type="float" office:value="3.61">
                <text:p>3.61</text:p>
                <draw:g>
                  <svg:desc>'effect-empty-robots'.H3:'effect-empty-robots'.H32</svg:desc>
                </draw:g>
              </table:table-cell>
              <table:table-cell office:value-type="float" office:value="3.61">
                <text:p>3.61</text:p>
                <draw:g>
                  <svg:desc>'effect-empty-robots'.I3:'effect-empty-robots'.I32</svg:desc>
                </draw:g>
              </table:table-cell>
              <table:table-cell office:value-type="float" office:value="3.61">
                <text:p>3.61</text:p>
                <draw:g>
                  <svg:desc>'effect-empty-robots'.J3:'effect-empty-robots'.J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.39">
                <text:p>5.39</text:p>
              </table:table-cell>
              <table:table-cell office:value-type="float" office:value="4.765306">
                <text:p>4.765306</text:p>
              </table:table-cell>
              <table:table-cell office:value-type="float" office:value="4.808081">
                <text:p>4.808081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.343434">
                <text:p>6.343434</text:p>
              </table:table-cell>
              <table:table-cell office:value-type="float" office:value="5.29">
                <text:p>5.29</text:p>
              </table:table-cell>
              <table:table-cell office:value-type="float" office:value="5.29">
                <text:p>5.29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.13">
                <text:p>8.13</text:p>
              </table:table-cell>
              <table:table-cell office:value-type="float" office:value="5.83">
                <text:p>5.83</text:p>
              </table:table-cell>
              <table:table-cell office:value-type="float" office:value="5.83">
                <text:p>5.83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.229167">
                <text:p>9.229167</text:p>
              </table:table-cell>
              <table:table-cell office:value-type="float" office:value="6.48">
                <text:p>6.48</text:p>
              </table:table-cell>
              <table:table-cell office:value-type="float" office:value="6.48">
                <text:p>6.48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148936">
                <text:p>11.148936</text:p>
              </table:table-cell>
              <table:table-cell office:value-type="float" office:value="6.77551">
                <text:p>6.77551</text:p>
              </table:table-cell>
              <table:table-cell office:value-type="float" office:value="7.03">
                <text:p>7.03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.369565">
                <text:p>12.369565</text:p>
              </table:table-cell>
              <table:table-cell office:value-type="float" office:value="7.383838">
                <text:p>7.383838</text:p>
              </table:table-cell>
              <table:table-cell office:value-type="float" office:value="7.41">
                <text:p>7.41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.305882">
                <text:p>14.305882</text:p>
              </table:table-cell>
              <table:table-cell office:value-type="float" office:value="8.216495">
                <text:p>8.216495</text:p>
              </table:table-cell>
              <table:table-cell office:value-type="float" office:value="8.44">
                <text:p>8.44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6.54878">
                <text:p>16.54878</text:p>
              </table:table-cell>
              <table:table-cell office:value-type="float" office:value="8.604167">
                <text:p>8.604167</text:p>
              </table:table-cell>
              <table:table-cell office:value-type="float" office:value="8.92">
                <text:p>8.92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880597">
                <text:p>17.880597</text:p>
              </table:table-cell>
              <table:table-cell office:value-type="float" office:value="9.774194">
                <text:p>9.774194</text:p>
              </table:table-cell>
              <table:table-cell office:value-type="float" office:value="10.32">
                <text:p>10.32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.944444">
                <text:p>20.944444</text:p>
              </table:table-cell>
              <table:table-cell office:value-type="float" office:value="9.802198">
                <text:p>9.80219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4.282609">
                <text:p>24.282609</text:p>
              </table:table-cell>
              <table:table-cell office:value-type="float" office:value="11.103448">
                <text:p>11.103448</text:p>
              </table:table-cell>
              <table:table-cell office:value-type="float" office:value="12.05">
                <text:p>12.05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9.695652">
                <text:p>29.695652</text:p>
              </table:table-cell>
              <table:table-cell office:value-type="float" office:value="12.166667">
                <text:p>12.166667</text:p>
              </table:table-cell>
              <table:table-cell office:value-type="float" office:value="14.32">
                <text:p>14.32</text:p>
              </table:table-cell>
              <table:table-cell office:value-type="float" office:value="14.32">
                <text:p>14.3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.583333">
                <text:p>30.583333</text:p>
              </table:table-cell>
              <table:table-cell office:value-type="float" office:value="13.278689">
                <text:p>13.278689</text:p>
              </table:table-cell>
              <table:table-cell office:value-type="float" office:value="16.11">
                <text:p>16.11</text:p>
              </table:table-cell>
              <table:table-cell office:value-type="float" office:value="16.11">
                <text:p>16.1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0.166667">
                <text:p>30.166667</text:p>
              </table:table-cell>
              <table:table-cell office:value-type="float" office:value="13.883333">
                <text:p>13.883333</text:p>
              </table:table-cell>
              <table:table-cell office:value-type="float" office:value="18.52">
                <text:p>18.52</text:p>
              </table:table-cell>
              <table:table-cell office:value-type="float" office:value="18.52">
                <text:p>18.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21.1">
                <text:p>21.1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.28">
                <text:p>17.28</text:p>
              </table:table-cell>
              <table:table-cell office:value-type="float" office:value="23.85">
                <text:p>23.85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5.714286">
                <text:p>15.714286</text:p>
              </table:table-cell>
              <table:table-cell office:value-type="float" office:value="28.1">
                <text:p>28.1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7.2">
                <text:p>17.2</text:p>
              </table:table-cell>
              <table:table-cell office:value-type="float" office:value="32.69697">
                <text:p>32.69697</text:p>
              </table:table-cell>
              <table:table-cell office:value-type="float" office:value="32.69697">
                <text:p>32.696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40.178947">
                <text:p>40.178947</text:p>
              </table:table-cell>
              <table:table-cell office:value-type="float" office:value="40.178947">
                <text:p>40.17894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1.25">
                <text:p>21.25</text:p>
              </table:table-cell>
              <table:table-cell office:value-type="float" office:value="43.78125">
                <text:p>43.78125</text:p>
              </table:table-cell>
              <table:table-cell office:value-type="float" office:value="43.78125">
                <text:p>43.7812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47.247059">
                <text:p>47.247059</text:p>
              </table:table-cell>
              <table:table-cell office:value-type="float" office:value="47.247059">
                <text:p>47.24705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694118">
                <text:p>51.694118</text:p>
              </table:table-cell>
              <table:table-cell office:value-type="float" office:value="51.694118">
                <text:p>51.69411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242857">
                <text:p>56.242857</text:p>
              </table:table-cell>
              <table:table-cell office:value-type="float" office:value="56.242857">
                <text:p>56.24285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352941">
                <text:p>58.352941</text:p>
              </table:table-cell>
              <table:table-cell office:value-type="float" office:value="58.352941">
                <text:p>58.35294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44">
                <text:p>63.44</text:p>
              </table:table-cell>
              <table:table-cell office:value-type="float" office:value="63.44">
                <text:p>63.4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454545">
                <text:p>67.454545</text:p>
              </table:table-cell>
              <table:table-cell office:value-type="float" office:value="67.454545">
                <text:p>67.45454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.375">
                <text:p>65.375</text:p>
              </table:table-cell>
              <table:table-cell office:value-type="float" office:value="65.375">
                <text:p>65.37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642cm" svg:height="12.306cm" xlink:href=".." xlink:type="simple" chart:class="chart:line" chart:column-mapping="0 1 2" chart:style-name="ch1">
        <chart:legend chart:legend-position="top" svg:x="6.406cm" svg:y="0.185cm" style:legend-expansion="wide" chart:style-name="ch2"/>
        <chart:plot-area chart:style-name="ch3" table:cell-range-address="'effect-maze-size'.B3:'effect-maze-size'.B40 'effect-maze-size'.C2:'effect-maze-size'.F2 'effect-maze-size'.G3:'effect-maze-size'.J40" chart:data-source-has-labels="both" svg:x="1.463cm" svg:y="1.029cm" svg:width="20.727cm" svg:height="10.05cm">
          <chartooo:coordinate-region svg:x="2.137cm" svg:y="1.228cm" svg:width="19.628cm" svg:height="9.204cm"/>
          <chart:axis chart:dimension="x" chart:name="primary-x" chart:style-name="ch4" chartooo:axis-type="auto">
            <chartooo:date-scale/>
            <chart:title svg:x="8.673cm" svg:y="11.325cm" chart:style-name="ch5">
              <text:p>wysokość i szerokość mapy [liczba pól]</text:p>
            </chart:title>
            <chart:categories table:cell-range-address="'effect-maze-size'.B3:'effect-maze-size'.B40"/>
            <chart:grid chart:style-name="ch6" chart:class="major"/>
          </chart:axis>
          <chart:axis chart:dimension="y" chart:name="primary-y" chart:style-name="ch7">
            <chart:title svg:x="0.451cm" svg:y="8.612cm" chart:style-name="ch8">
              <text:p>średnia liczba kroków symulacji</text:p>
            </chart:title>
            <chart:grid chart:style-name="ch6" chart:class="major"/>
          </chart:axis>
          <chart:series chart:style-name="ch9" chart:values-cell-range-address="'effect-maze-size'.G3:'effect-maze-size'.G40" chart:label-cell-address="'effect-maze-size'.C2:'effect-maze-size'.C2" chart:class="chart:line">
            <chart:data-point chart:repeated="38"/>
          </chart:series>
          <chart:series chart:style-name="ch10" chart:values-cell-range-address="'effect-maze-size'.H3:'effect-maze-size'.H40" chart:label-cell-address="'effect-maze-size'.D2:'effect-maze-size'.D2" chart:class="chart:line">
            <chart:data-point chart:repeated="38"/>
          </chart:series>
          <chart:series chart:style-name="ch11" chart:values-cell-range-address="'effect-maze-size'.I3:'effect-maze-size'.I40" chart:label-cell-address="'effect-maze-size'.E2:'effect-maze-size'.E2" chart:class="chart:line">
            <chart:data-point chart:repeated="38"/>
          </chart:series>
          <chart:series chart:style-name="ch12" chart:values-cell-range-address="'effect-maze-size'.J3:'effect-maze-size'.J40" chart:label-cell-address="'effect-maze-size'.F2:'effect-maze-size'.F2" chart:class="chart:line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A*</text:p>
                <draw:g>
                  <svg:desc>'effect-maze-size'.C2:'effect-maze-size'.C2</svg:desc>
                </draw:g>
              </table:table-cell>
              <table:table-cell office:value-type="string">
                <text:p>WHCA*1</text:p>
                <draw:g>
                  <svg:desc>'effect-maze-size'.D2:'effect-maze-size'.D2</svg:desc>
                </draw:g>
              </table:table-cell>
              <table:table-cell office:value-type="string">
                <text:p>WHCA*2</text:p>
                <draw:g>
                  <svg:desc>'effect-maze-size'.E2:'effect-maze-size'.E2</svg:desc>
                </draw:g>
              </table:table-cell>
              <table:table-cell office:value-type="string">
                <text:p>WHCA*3</text:p>
                <draw:g>
                  <svg:desc>'effect-maze-size'.F2:'effect-maze-size'.F2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effect-maze-size'.B3:'effect-maze-size'.B40</svg:desc>
                </draw:g>
              </table:table-cell>
              <table:table-cell office:value-type="float" office:value="NaN">
                <text:p>NaN</text:p>
                <draw:g>
                  <svg:desc>'effect-maze-size'.G3:'effect-maze-size'.G40</svg:desc>
                </draw:g>
              </table:table-cell>
              <table:table-cell office:value-type="float" office:value="NaN">
                <text:p>NaN</text:p>
                <draw:g>
                  <svg:desc>'effect-maze-size'.H3:'effect-maze-size'.H40</svg:desc>
                </draw:g>
              </table:table-cell>
              <table:table-cell office:value-type="float" office:value="NaN">
                <text:p>NaN</text:p>
                <draw:g>
                  <svg:desc>'effect-maze-size'.I3:'effect-maze-size'.I40</svg:desc>
                </draw:g>
              </table:table-cell>
              <table:table-cell office:value-type="float" office:value="NaN">
                <text:p>NaN</text:p>
                <draw:g>
                  <svg:desc>'effect-maze-size'.J3:'effect-maze-size'.J4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5">
                <text:p>14.5</text:p>
              </table:table-cell>
              <table:table-cell office:value-type="float" office:value="7">
                <text:p>7</text:p>
              </table:table-cell>
              <table:table-cell office:value-type="float" office:value="14.444444">
                <text:p>14.444444</text:p>
              </table:table-cell>
              <table:table-cell office:value-type="float" office:value="20.26087">
                <text:p>20.260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2.875">
                <text:p>22.875</text:p>
              </table:table-cell>
              <table:table-cell office:value-type="float" office:value="11.25">
                <text:p>11.25</text:p>
              </table:table-cell>
              <table:table-cell office:value-type="float" office:value="17.481481">
                <text:p>17.481481</text:p>
              </table:table-cell>
              <table:table-cell office:value-type="float" office:value="24.862745">
                <text:p>24.8627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.6">
                <text:p>25.6</text:p>
              </table:table-cell>
              <table:table-cell office:value-type="float" office:value="11.666667">
                <text:p>11.666667</text:p>
              </table:table-cell>
              <table:table-cell office:value-type="float" office:value="18.103448">
                <text:p>18.103448</text:p>
              </table:table-cell>
              <table:table-cell office:value-type="float" office:value="23.375">
                <text:p>23.3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5.125">
                <text:p>25.125</text:p>
              </table:table-cell>
              <table:table-cell office:value-type="float" office:value="16.2">
                <text:p>16.2</text:p>
              </table:table-cell>
              <table:table-cell office:value-type="float" office:value="19.787879">
                <text:p>19.787879</text:p>
              </table:table-cell>
              <table:table-cell office:value-type="float" office:value="26.797101">
                <text:p>26.7971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16.4">
                <text:p>16.4</text:p>
              </table:table-cell>
              <table:table-cell office:value-type="float" office:value="19.971429">
                <text:p>19.971429</text:p>
              </table:table-cell>
              <table:table-cell office:value-type="float" office:value="26.111111">
                <text:p>26.1111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3.95">
                <text:p>33.95</text:p>
              </table:table-cell>
              <table:table-cell office:value-type="float" office:value="18.777778">
                <text:p>18.777778</text:p>
              </table:table-cell>
              <table:table-cell office:value-type="float" office:value="22.681818">
                <text:p>22.681818</text:p>
              </table:table-cell>
              <table:table-cell office:value-type="float" office:value="30.26506">
                <text:p>30.2650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8.666667">
                <text:p>28.666667</text:p>
              </table:table-cell>
              <table:table-cell office:value-type="float" office:value="18.5">
                <text:p>18.5</text:p>
              </table:table-cell>
              <table:table-cell office:value-type="float" office:value="22.767442">
                <text:p>22.767442</text:p>
              </table:table-cell>
              <table:table-cell office:value-type="float" office:value="30.927711">
                <text:p>30.9277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0.666667">
                <text:p>30.666667</text:p>
              </table:table-cell>
              <table:table-cell office:value-type="float" office:value="22.318182">
                <text:p>22.318182</text:p>
              </table:table-cell>
              <table:table-cell office:value-type="float" office:value="26.26087">
                <text:p>26.26087</text:p>
              </table:table-cell>
              <table:table-cell office:value-type="float" office:value="34.301075">
                <text:p>34.3010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3.352941">
                <text:p>33.352941</text:p>
              </table:table-cell>
              <table:table-cell office:value-type="float" office:value="23.375">
                <text:p>23.375</text:p>
              </table:table-cell>
              <table:table-cell office:value-type="float" office:value="25.830189">
                <text:p>25.830189</text:p>
              </table:table-cell>
              <table:table-cell office:value-type="float" office:value="32.488636">
                <text:p>32.4886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25.391304">
                <text:p>25.391304</text:p>
              </table:table-cell>
              <table:table-cell office:value-type="float" office:value="29.660714">
                <text:p>29.660714</text:p>
              </table:table-cell>
              <table:table-cell office:value-type="float" office:value="34.488889">
                <text:p>34.4888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0.4">
                <text:p>40.4</text:p>
              </table:table-cell>
              <table:table-cell office:value-type="float" office:value="26.181818">
                <text:p>26.181818</text:p>
              </table:table-cell>
              <table:table-cell office:value-type="float" office:value="30.469388">
                <text:p>30.469388</text:p>
              </table:table-cell>
              <table:table-cell office:value-type="float" office:value="35.964706">
                <text:p>35.96470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0.615385">
                <text:p>40.615385</text:p>
              </table:table-cell>
              <table:table-cell office:value-type="float" office:value="27.136364">
                <text:p>27.136364</text:p>
              </table:table-cell>
              <table:table-cell office:value-type="float" office:value="32.017857">
                <text:p>32.017857</text:p>
              </table:table-cell>
              <table:table-cell office:value-type="float" office:value="37.957447">
                <text:p>37.95744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6.478261">
                <text:p>36.478261</text:p>
              </table:table-cell>
              <table:table-cell office:value-type="float" office:value="26">
                <text:p>26</text:p>
              </table:table-cell>
              <table:table-cell office:value-type="float" office:value="33.254902">
                <text:p>33.254902</text:p>
              </table:table-cell>
              <table:table-cell office:value-type="float" office:value="39.873684">
                <text:p>39.87368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2.484848">
                <text:p>52.484848</text:p>
              </table:table-cell>
              <table:table-cell office:value-type="float" office:value="35.518519">
                <text:p>35.518519</text:p>
              </table:table-cell>
              <table:table-cell office:value-type="float" office:value="38.351852">
                <text:p>38.351852</text:p>
              </table:table-cell>
              <table:table-cell office:value-type="float" office:value="44.382979">
                <text:p>44.3829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9.606061">
                <text:p>49.606061</text:p>
              </table:table-cell>
              <table:table-cell office:value-type="float" office:value="30.75">
                <text:p>30.75</text:p>
              </table:table-cell>
              <table:table-cell office:value-type="float" office:value="34.269231">
                <text:p>34.269231</text:p>
              </table:table-cell>
              <table:table-cell office:value-type="float" office:value="39.979381">
                <text:p>39.97938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3.65">
                <text:p>53.65</text:p>
              </table:table-cell>
              <table:table-cell office:value-type="float" office:value="33.230769">
                <text:p>33.230769</text:p>
              </table:table-cell>
              <table:table-cell office:value-type="float" office:value="39.568966">
                <text:p>39.568966</text:p>
              </table:table-cell>
              <table:table-cell office:value-type="float" office:value="46.597938">
                <text:p>46.59793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3.906977">
                <text:p>53.906977</text:p>
              </table:table-cell>
              <table:table-cell office:value-type="float" office:value="35.545455">
                <text:p>35.545455</text:p>
              </table:table-cell>
              <table:table-cell office:value-type="float" office:value="37.696429">
                <text:p>37.696429</text:p>
              </table:table-cell>
              <table:table-cell office:value-type="float" office:value="42.659794">
                <text:p>42.65979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6.677419">
                <text:p>56.677419</text:p>
              </table:table-cell>
              <table:table-cell office:value-type="float" office:value="42">
                <text:p>42</text:p>
              </table:table-cell>
              <table:table-cell office:value-type="float" office:value="44.240741">
                <text:p>44.240741</text:p>
              </table:table-cell>
              <table:table-cell office:value-type="float" office:value="49.053763">
                <text:p>49.05376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9.05">
                <text:p>59.05</text:p>
              </table:table-cell>
              <table:table-cell office:value-type="float" office:value="43.958333">
                <text:p>43.958333</text:p>
              </table:table-cell>
              <table:table-cell office:value-type="float" office:value="48.105263">
                <text:p>48.105263</text:p>
              </table:table-cell>
              <table:table-cell office:value-type="float" office:value="50.484536">
                <text:p>50.48453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1.5">
                <text:p>61.5</text:p>
              </table:table-cell>
              <table:table-cell office:value-type="float" office:value="41.564103">
                <text:p>41.564103</text:p>
              </table:table-cell>
              <table:table-cell office:value-type="float" office:value="43.910714">
                <text:p>43.910714</text:p>
              </table:table-cell>
              <table:table-cell office:value-type="float" office:value="50.864583">
                <text:p>50.86458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9.72093">
                <text:p>59.72093</text:p>
              </table:table-cell>
              <table:table-cell office:value-type="float" office:value="40.78125">
                <text:p>40.78125</text:p>
              </table:table-cell>
              <table:table-cell office:value-type="float" office:value="46.15">
                <text:p>46.15</text:p>
              </table:table-cell>
              <table:table-cell office:value-type="float" office:value="52.505263">
                <text:p>52.50526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1.877551">
                <text:p>61.877551</text:p>
              </table:table-cell>
              <table:table-cell office:value-type="float" office:value="44.5625">
                <text:p>44.5625</text:p>
              </table:table-cell>
              <table:table-cell office:value-type="float" office:value="46.754386">
                <text:p>46.754386</text:p>
              </table:table-cell>
              <table:table-cell office:value-type="float" office:value="51.938776">
                <text:p>51.93877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9.72093">
                <text:p>59.72093</text:p>
              </table:table-cell>
              <table:table-cell office:value-type="float" office:value="47.657143">
                <text:p>47.657143</text:p>
              </table:table-cell>
              <table:table-cell office:value-type="float" office:value="49.25">
                <text:p>49.25</text:p>
              </table:table-cell>
              <table:table-cell office:value-type="float" office:value="54.908163">
                <text:p>54.90816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7.369565">
                <text:p>67.369565</text:p>
              </table:table-cell>
              <table:table-cell office:value-type="float" office:value="49.72973">
                <text:p>49.72973</text:p>
              </table:table-cell>
              <table:table-cell office:value-type="float" office:value="50.369231">
                <text:p>50.369231</text:p>
              </table:table-cell>
              <table:table-cell office:value-type="float" office:value="55.969388">
                <text:p>55.96938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2.511628">
                <text:p>62.511628</text:p>
              </table:table-cell>
              <table:table-cell office:value-type="float" office:value="47.636364">
                <text:p>47.636364</text:p>
              </table:table-cell>
              <table:table-cell office:value-type="float" office:value="53.111111">
                <text:p>53.111111</text:p>
              </table:table-cell>
              <table:table-cell office:value-type="float" office:value="59.177083">
                <text:p>59.17708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0.647059">
                <text:p>70.647059</text:p>
              </table:table-cell>
              <table:table-cell office:value-type="float" office:value="53.975">
                <text:p>53.975</text:p>
              </table:table-cell>
              <table:table-cell office:value-type="float" office:value="56.623188">
                <text:p>56.623188</text:p>
              </table:table-cell>
              <table:table-cell office:value-type="float" office:value="62.55">
                <text:p>62.5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5.530612">
                <text:p>75.530612</text:p>
              </table:table-cell>
              <table:table-cell office:value-type="float" office:value="55.875">
                <text:p>55.875</text:p>
              </table:table-cell>
              <table:table-cell office:value-type="float" office:value="57.257576">
                <text:p>57.257576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77.823529">
                <text:p>77.823529</text:p>
              </table:table-cell>
              <table:table-cell office:value-type="float" office:value="56.421053">
                <text:p>56.421053</text:p>
              </table:table-cell>
              <table:table-cell office:value-type="float" office:value="60.609375">
                <text:p>60.609375</text:p>
              </table:table-cell>
              <table:table-cell office:value-type="float" office:value="64.040816">
                <text:p>64.04081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9.159091">
                <text:p>69.159091</text:p>
              </table:table-cell>
              <table:table-cell office:value-type="float" office:value="51.463415">
                <text:p>51.463415</text:p>
              </table:table-cell>
              <table:table-cell office:value-type="float" office:value="55.25">
                <text:p>55.25</text:p>
              </table:table-cell>
              <table:table-cell office:value-type="float" office:value="60.680412">
                <text:p>60.68041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1.02439">
                <text:p>81.02439</text:p>
              </table:table-cell>
              <table:table-cell office:value-type="float" office:value="63.342105">
                <text:p>63.342105</text:p>
              </table:table-cell>
              <table:table-cell office:value-type="float" office:value="63.926471">
                <text:p>63.926471</text:p>
              </table:table-cell>
              <table:table-cell office:value-type="float" office:value="68.98">
                <text:p>68.9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2.185185">
                <text:p>82.185185</text:p>
              </table:table-cell>
              <table:table-cell office:value-type="float" office:value="61.512821">
                <text:p>61.512821</text:p>
              </table:table-cell>
              <table:table-cell office:value-type="float" office:value="63.229508">
                <text:p>63.229508</text:p>
              </table:table-cell>
              <table:table-cell office:value-type="float" office:value="68.707071">
                <text:p>68.70707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79.867925">
                <text:p>79.867925</text:p>
              </table:table-cell>
              <table:table-cell office:value-type="float" office:value="60.022222">
                <text:p>60.022222</text:p>
              </table:table-cell>
              <table:table-cell office:value-type="float" office:value="62.585714">
                <text:p>62.585714</text:p>
              </table:table-cell>
              <table:table-cell office:value-type="float" office:value="66.989691">
                <text:p>66.98969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8.767442">
                <text:p>88.767442</text:p>
              </table:table-cell>
              <table:table-cell office:value-type="float" office:value="65.83871">
                <text:p>65.83871</text:p>
              </table:table-cell>
              <table:table-cell office:value-type="float" office:value="71.883333">
                <text:p>71.883333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92">
                <text:p>92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5">
                <text:p>95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45cm" svg:height="12.306cm" xlink:href=".." xlink:type="simple" chart:class="chart:line" chart:column-mapping="0 1 2" chart:style-name="ch1">
        <chart:legend chart:legend-position="top" svg:x="6.007cm" svg:y="0.185cm" style:legend-expansion="wide" chart:style-name="ch2"/>
        <chart:plot-area chart:style-name="ch3" table:cell-range-address="'effect-empty-size'.B3:'effect-empty-size'.B25 'effect-empty-size'.C2:'effect-empty-size'.F2 'effect-empty-size'.G3:'effect-empty-size'.J25" chart:data-source-has-labels="both" svg:x="1.447cm" svg:y="1.029cm" svg:width="19.962cm" svg:height="10.05cm">
          <chartooo:coordinate-region svg:x="2.121cm" svg:y="1.228cm" svg:width="19.075cm" svg:height="9.204cm"/>
          <chart:axis chart:dimension="x" chart:name="primary-x" chart:style-name="ch4" chartooo:axis-type="auto">
            <chartooo:date-scale/>
            <chart:title svg:x="8.275cm" svg:y="11.325cm" chart:style-name="ch5">
              <text:p>wysokość i szerokość mapy [liczba pól]</text:p>
            </chart:title>
            <chart:categories table:cell-range-address="'effect-empty-size'.B3:'effect-empty-size'.B25"/>
            <chart:grid chart:style-name="ch6" chart:class="major"/>
          </chart:axis>
          <chart:axis chart:dimension="y" chart:name="primary-y" chart:style-name="ch7">
            <chart:title svg:x="0.451cm" svg:y="8.612cm" chart:style-name="ch8">
              <text:p>średnia liczba kroków symulacji</text:p>
            </chart:title>
            <chart:grid chart:style-name="ch6" chart:class="major"/>
          </chart:axis>
          <chart:series chart:style-name="ch9" chart:values-cell-range-address="'effect-empty-size'.G3:'effect-empty-size'.G25" chart:label-cell-address="'effect-empty-size'.C2:'effect-empty-size'.C2" chart:class="chart:line">
            <chart:data-point chart:repeated="23"/>
          </chart:series>
          <chart:series chart:style-name="ch10" chart:values-cell-range-address="'effect-empty-size'.H3:'effect-empty-size'.H25" chart:label-cell-address="'effect-empty-size'.D2:'effect-empty-size'.D2" chart:class="chart:line">
            <chart:data-point chart:repeated="23"/>
          </chart:series>
          <chart:series chart:style-name="ch11" chart:values-cell-range-address="'effect-empty-size'.I3:'effect-empty-size'.I25" chart:label-cell-address="'effect-empty-size'.E2:'effect-empty-size'.E2" chart:class="chart:line">
            <chart:data-point chart:repeated="23"/>
          </chart:series>
          <chart:series chart:style-name="ch12" chart:values-cell-range-address="'effect-empty-size'.J3:'effect-empty-size'.J25" chart:label-cell-address="'effect-empty-size'.F2:'effect-empty-size'.F2" chart:class="chart:line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A*</text:p>
                <draw:g>
                  <svg:desc>'effect-empty-size'.C2:'effect-empty-size'.C2</svg:desc>
                </draw:g>
              </table:table-cell>
              <table:table-cell office:value-type="string">
                <text:p>WHCA*1</text:p>
                <draw:g>
                  <svg:desc>'effect-empty-size'.D2:'effect-empty-size'.D2</svg:desc>
                </draw:g>
              </table:table-cell>
              <table:table-cell office:value-type="string">
                <text:p>WHCA*2</text:p>
                <draw:g>
                  <svg:desc>'effect-empty-size'.E2:'effect-empty-size'.E2</svg:desc>
                </draw:g>
              </table:table-cell>
              <table:table-cell office:value-type="string">
                <text:p>WHCA*3</text:p>
                <draw:g>
                  <svg:desc>'effect-empty-size'.F2:'effect-empty-size'.F2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effect-empty-size'.B3:'effect-empty-size'.B25</svg:desc>
                </draw:g>
              </table:table-cell>
              <table:table-cell office:value-type="float" office:value="7.413793">
                <text:p>7.413793</text:p>
                <draw:g>
                  <svg:desc>'effect-empty-size'.G3:'effect-empty-size'.G25</svg:desc>
                </draw:g>
              </table:table-cell>
              <table:table-cell office:value-type="float" office:value="5.132075">
                <text:p>5.132075</text:p>
                <draw:g>
                  <svg:desc>'effect-empty-size'.H3:'effect-empty-size'.H25</svg:desc>
                </draw:g>
              </table:table-cell>
              <table:table-cell office:value-type="float" office:value="7.597938">
                <text:p>7.597938</text:p>
                <draw:g>
                  <svg:desc>'effect-empty-size'.I3:'effect-empty-size'.I25</svg:desc>
                </draw:g>
              </table:table-cell>
              <table:table-cell office:value-type="float" office:value="7.597938">
                <text:p>7.597938</text:p>
                <draw:g>
                  <svg:desc>'effect-empty-size'.J3:'effect-empty-size'.J2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.47561">
                <text:p>9.47561</text:p>
              </table:table-cell>
              <table:table-cell office:value-type="float" office:value="5.795455">
                <text:p>5.795455</text:p>
              </table:table-cell>
              <table:table-cell office:value-type="float" office:value="6.28">
                <text:p>6.28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.284211">
                <text:p>9.284211</text:p>
              </table:table-cell>
              <table:table-cell office:value-type="float" office:value="5.690722">
                <text:p>5.690722</text:p>
              </table:table-cell>
              <table:table-cell office:value-type="float" office:value="5.86">
                <text:p>5.86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.765957">
                <text:p>9.765957</text:p>
              </table:table-cell>
              <table:table-cell office:value-type="float" office:value="6.40404">
                <text:p>6.40404</text:p>
              </table:table-cell>
              <table:table-cell office:value-type="float" office:value="6.43">
                <text:p>6.43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.59596">
                <text:p>9.59596</text:p>
              </table:table-cell>
              <table:table-cell office:value-type="float" office:value="6.77">
                <text:p>6.77</text:p>
              </table:table-cell>
              <table:table-cell office:value-type="float" office:value="6.77">
                <text:p>6.77</text:p>
              </table:table-cell>
              <table:table-cell office:value-type="float" office:value="6.77">
                <text:p>6.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.536082">
                <text:p>9.536082</text:p>
              </table:table-cell>
              <table:table-cell office:value-type="float" office:value="7.43">
                <text:p>7.43</text:p>
              </table:table-cell>
              <table:table-cell office:value-type="float" office:value="7.43">
                <text:p>7.43</text:p>
              </table:table-cell>
              <table:table-cell office:value-type="float" office:value="7.43">
                <text:p>7.4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.57">
                <text:p>9.57</text:p>
              </table:table-cell>
              <table:table-cell office:value-type="float" office:value="7.82">
                <text:p>7.82</text:p>
              </table:table-cell>
              <table:table-cell office:value-type="float" office:value="7.82">
                <text:p>7.82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94">
                <text:p>9.94</text:p>
              </table:table-cell>
              <table:table-cell office:value-type="float" office:value="8.65">
                <text:p>8.65</text:p>
              </table:table-cell>
              <table:table-cell office:value-type="float" office:value="8.65">
                <text:p>8.65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.867347">
                <text:p>10.867347</text:p>
              </table:table-cell>
              <table:table-cell office:value-type="float" office:value="9.28">
                <text:p>9.28</text:p>
              </table:table-cell>
              <table:table-cell office:value-type="float" office:value="9.28">
                <text:p>9.28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070707">
                <text:p>11.070707</text:p>
              </table:table-cell>
              <table:table-cell office:value-type="float" office:value="10.02">
                <text:p>10.02</text:p>
              </table:table-cell>
              <table:table-cell office:value-type="float" office:value="10.02">
                <text:p>10.02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.36">
                <text:p>11.36</text:p>
              </table:table-cell>
              <table:table-cell office:value-type="float" office:value="10.58">
                <text:p>10.58</text:p>
              </table:table-cell>
              <table:table-cell office:value-type="float" office:value="10.58">
                <text:p>10.58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.27">
                <text:p>12.27</text:p>
              </table:table-cell>
              <table:table-cell office:value-type="float" office:value="11.57">
                <text:p>11.57</text:p>
              </table:table-cell>
              <table:table-cell office:value-type="float" office:value="11.57">
                <text:p>11.57</text:p>
              </table:table-cell>
              <table:table-cell office:value-type="float" office:value="11.57">
                <text:p>11.5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.35">
                <text:p>13.35</text:p>
              </table:table-cell>
              <table:table-cell office:value-type="float" office:value="12.59">
                <text:p>12.59</text:p>
              </table:table-cell>
              <table:table-cell office:value-type="float" office:value="12.59">
                <text:p>12.59</text:p>
              </table:table-cell>
              <table:table-cell office:value-type="float" office:value="12.59">
                <text:p>12.5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.707071">
                <text:p>13.707071</text:p>
              </table:table-cell>
              <table:table-cell office:value-type="float" office:value="13.05">
                <text:p>13.05</text:p>
              </table:table-cell>
              <table:table-cell office:value-type="float" office:value="13.05">
                <text:p>13.05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.26">
                <text:p>14.26</text:p>
              </table:table-cell>
              <table:table-cell office:value-type="float" office:value="13.64">
                <text:p>13.64</text:p>
              </table:table-cell>
              <table:table-cell office:value-type="float" office:value="13.64">
                <text:p>13.64</text:p>
              </table:table-cell>
              <table:table-cell office:value-type="float" office:value="13.64">
                <text:p>13.6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4.95">
                <text:p>14.95</text:p>
              </table:table-cell>
              <table:table-cell office:value-type="float" office:value="14.38">
                <text:p>14.38</text:p>
              </table:table-cell>
              <table:table-cell office:value-type="float" office:value="14.38">
                <text:p>14.38</text:p>
              </table:table-cell>
              <table:table-cell office:value-type="float" office:value="14.38">
                <text:p>14.3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5.989899">
                <text:p>15.989899</text:p>
              </table:table-cell>
              <table:table-cell office:value-type="float" office:value="15.43">
                <text:p>15.43</text:p>
              </table:table-cell>
              <table:table-cell office:value-type="float" office:value="15.43">
                <text:p>15.43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.35">
                <text:p>16.35</text:p>
              </table:table-cell>
              <table:table-cell office:value-type="float" office:value="15.53">
                <text:p>15.53</text:p>
              </table:table-cell>
              <table:table-cell office:value-type="float" office:value="15.53">
                <text:p>15.53</text:p>
              </table:table-cell>
              <table:table-cell office:value-type="float" office:value="15.53">
                <text:p>15.5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7.39">
                <text:p>17.39</text:p>
              </table:table-cell>
              <table:table-cell office:value-type="float" office:value="16.72">
                <text:p>16.72</text:p>
              </table:table-cell>
              <table:table-cell office:value-type="float" office:value="16.72">
                <text:p>16.72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7.52">
                <text:p>17.52</text:p>
              </table:table-cell>
              <table:table-cell office:value-type="float" office:value="17.19">
                <text:p>17.19</text:p>
              </table:table-cell>
              <table:table-cell office:value-type="float" office:value="17.19">
                <text:p>17.19</text:p>
              </table:table-cell>
              <table:table-cell office:value-type="float" office:value="17.19">
                <text:p>17.1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8.23">
                <text:p>18.23</text:p>
              </table:table-cell>
              <table:table-cell office:value-type="float" office:value="17.91">
                <text:p>17.91</text:p>
              </table:table-cell>
              <table:table-cell office:value-type="float" office:value="17.91">
                <text:p>17.91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9.1">
                <text:p>19.1</text:p>
              </table:table-cell>
              <table:table-cell office:value-type="float" office:value="18.91">
                <text:p>18.91</text:p>
              </table:table-cell>
              <table:table-cell office:value-type="float" office:value="18.91">
                <text:p>18.91</text:p>
              </table:table-cell>
              <table:table-cell office:value-type="float" office:value="18.91">
                <text:p>18.9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9.91">
                <text:p>19.91</text:p>
              </table:table-cell>
              <table:table-cell office:value-type="float" office:value="19.91">
                <text:p>19.91</text:p>
              </table:table-cell>
              <table:table-cell office:value-type="float" office:value="19.91">
                <text:p>19.9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